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78.5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91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NRF2-2_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table:style-name="Default" office:value-type="string" calcext:value-type="string">
            <text:p>GO Term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-value</text:p>
          </table:table-cell>
          <table:table-cell table:style-name="Default" office:value-type="string" calcext:value-type="string">
            <text:p>FDR q-value</text:p>
          </table:table-cell>
          <table:table-cell table:style-name="Default" office:value-type="string" calcext:value-type="string">
            <text:p>Enrichment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Genes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22603</text:p>
          </table:table-cell>
          <table:table-cell table:style-name="Default" office:value-type="string" calcext:value-type="string">
            <text:p>regulation of anatomical structure morphogenesis</text:p>
          </table:table-cell>
          <table:table-cell table:style-name="Default" office:value-type="float" office:value="0.000000551" calcext:value-type="float">
            <text:p>0.000000551</text:p>
          </table:table-cell>
          <table:table-cell table:style-name="Default" office:value-type="float" office:value="0.00785" calcext:value-type="float">
            <text:p>0.00785</text:p>
          </table:table-cell>
          <table:table-cell table:style-name="Default" office:value-type="float" office:value="1.88" calcext:value-type="float">
            <text:p>1.88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777" calcext:value-type="float">
            <text:p>777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[BNIP3 <text:s/>- <text:s/>bcl2/adenovirus e1b 19kda interacting protein 3, SPTA1 <text:s/>- <text:s/>spectrin, alpha, erythrocytic 1 (elliptocytosis 2), MMRN2 <text:s/>- <text:s/>multimerin 2, FN1 <text:s/>- <text:s/>fibronectin 1, SSH1 <text:s/>- <text:s/>slingshot protein phosphatase 1, RUFY3 <text:s/>- <text:s/>run and fyve domain containing 3, ARHGAP15 <text:s/>- <text:s/>rho gtpase activating protein 15, CORO1C <text:s/>- <text:s/>coronin, actin binding protein, 1c, VANGL2 <text:s/>- <text:s/>vangl planar cell polarity protein 2, LRRK2 <text:s/>- <text:s/>leucine-rich repeat kinase 2, SH3KBP1 <text:s/>- <text:s/>sh3-domain kinase binding protein 1, AMOT <text:s/>- <text:s/>angiomotin, LARP4 <text:s/>- <text:s/>la ribonucleoprotein domain family, member 4, CAPRIN2 <text:s/>- <text:s/>caprin family member 2, EPHA2 <text:s/>- <text:s/>eph receptor a2, MBP <text:s/>- <text:s/>myelin basic protein, MYOD1 <text:s/>- <text:s/>myogenic differentiation 1, CDC42SE1 <text:s/>- <text:s/>cdc42 small effector 1, PSMA4 <text:s/>- <text:s/>proteasome (prosome, macropain) subunit, alpha type, 4, MYOG <text:s/>- <text:s/>myogenin (myogenic factor 4), PSMA3 <text:s/>- <text:s/>proteasome (prosome, macropain) subunit, alpha type, 3, FGD4 <text:s/>- <text:s/>fyve, rhogef and ph domain containing 4, GRHL3 <text:s/>- <text:s/>grainyhead-like 3 (drosophila), PSMD1 <text:s/>- <text:s/>proteasome (prosome, macropain) 26s subunit, non-atpase, 1, PAFAH1B1 <text:s/>- <text:s/>platelet-activating factor acetylhydrolase 1b, regulatory subunit 1 (45kda), PSMC5 <text:s/>- <text:s/>proteasome (prosome, macropain) 26s subunit, atpase, 5, TMBIM1 <text:s/>- <text:s/>transmembrane bax inhibitor motif containing 1, OMG <text:s/>- <text:s/>oligodendrocyte myelin glycoprotein, VASH1 <text:s/>- <text:s/>vasohibin 1, PFN1 <text:s/>- <text:s/>profilin 1, PSMD7 <text:s/>- <text:s/>proteasome (prosome, macropain) 26s subunit, non-atpase, 7, FGR <text:s/>- <text:s/>feline gardner-rasheed sarcoma viral oncogene homolog, IL6 <text:s/>- <text:s/>interleukin 6 (interferon, beta 2), CELA1 <text:s/>- <text:s/>chymotrypsin-like elastase family, member 1, MSN <text:s/>- <text:s/>moesin, PSMD14 <text:s/>- <text:s/>proteasome (prosome, macropain) 26s subunit, non-atpase, 14, PDGFA <text:s/>- <text:s/>platelet-derived growth factor alpha polypeptide, PSME2 <text:s/>- <text:s/>proteasome (prosome, macropain) activator subunit 2 (pa28 beta), RASAL1 <text:s/>- <text:s/>ras protein activator like 1 (gap1 like), GPC6 <text:s/>- <text:s/>glypican 6, UBC <text:s/>- <text:s/>ubiquitin c, ALDOA <text:s/>- <text:s/>aldolase a, fructose-bisphosphate, MYH9 <text:s/>- <text:s/>myosin, heavy chain 9, non-muscle, ERG <text:s/>- <text:s/>v-ets avian erythroblastosis virus e26 oncogene homolog, SSH3 <text:s/>- <text:s/>slingshot protein phosphatase 3, SASH1 <text:s/>- <text:s/>sam and sh3 domain containing 1, SYT2 <text:s/>- <text:s/>synaptotagmin ii, PRPF40A <text:s/>- <text:s/>prp40 pre-mrna processing factor 40 homolog a (s. cerevisiae), MACF1 <text:s/>- <text:s/>microtubule-actin crosslinking factor 1, ADNP <text:s/>- <text:s/>activity-dependent neuroprotector homeobox, EPB41 <text:s/>- <text:s/>erythrocyte membrane protein band 4.1 (elliptocytosis 1, rh-linked), SRPX2 <text:s/>- <text:s/>sushi-repeat containing protein, x-linked 2, EPHB2 <text:s/>- <text:s/>eph receptor b2, MMP20 <text:s/>- <text:s/>matrix metallopeptidase 20, LIMD1 <text:s/>- <text:s/>lim domains containing 1, BCR <text:s/>- <text:s/>breakpoint cluster region, EPHA4 <text:s/>- <text:s/>eph receptor a4, BAMBI <text:s/>- <text:s/>bmp and activin membrane-bound inhibitor, HTATIP2 <text:s/>- <text:s/>hiv-1 tat interactive protein 2, 30kda, BCL2 <text:s/>- <text:s/>b-cell cll/lymphoma 2, ANXA1 <text:s/>- <text:s/>annexin a1, RTN4 <text:s/>- <text:s/>reticulon 4, NET1 <text:s/>- <text:s/>neuroepithelial cell transforming 1, GSK3B <text:s/>- <text:s/>glycogen synthase kinase 3 beta, RREB1 <text:s/>- <text:s/>ras responsive element binding protein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0793</text:p>
          </table:table-cell>
          <table:table-cell table:style-name="Default" office:value-type="string" calcext:value-type="string">
            <text:p>regulation of developmental process</text:p>
          </table:table-cell>
          <table:table-cell table:style-name="Default" office:value-type="float" office:value="0.00000256" calcext:value-type="float">
            <text:p>0.00000256</text:p>
          </table:table-cell>
          <table:table-cell table:style-name="Default" office:value-type="float" office:value="0.0182" calcext:value-type="float">
            <text:p>0.0182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824" calcext:value-type="float">
            <text:p>1824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[SPTA1 <text:s/>- <text:s/>spectrin, alpha, erythrocytic 1 (elliptocytosis 2), BNIP3 <text:s/>- <text:s/>bcl2/adenovirus e1b 19kda interacting protein 3, SSH1 <text:s/>- <text:s/>slingshot protein phosphatase 1, CASZ1 <text:s/>- <text:s/>castor zinc finger 1, FN1 <text:s/>- <text:s/>fibronectin 1, ARHGAP15 <text:s/>- <text:s/>rho gtpase activating protein 15, VANGL2 <text:s/>- <text:s/>vangl planar cell polarity protein 2, CORO1C <text:s/>- <text:s/>coronin, actin binding protein, 1c, GPR56 <text:s/>- <text:s/>g protein-coupled receptor 56, CD109 <text:s/>- <text:s/>cd109 molecule, LARP4 <text:s/>- <text:s/>la ribonucleoprotein domain family, member 4, SOST <text:s/>- <text:s/>sclerostin, EPHA2 <text:s/>- <text:s/>eph receptor a2, MYOD1 <text:s/>- <text:s/>myogenic differentiation 1, SOX15 <text:s/>- <text:s/>sry (sex determining region y)-box 15, CDC42SE1 <text:s/>- <text:s/>cdc42 small effector 1, MYOG <text:s/>- <text:s/>myogenin (myogenic factor 4), PSMA4 <text:s/>- <text:s/>proteasome (prosome, macropain) subunit, alpha type, 4, RIT2 <text:s/>- <text:s/>ras-like without caax 2, PSMA3 <text:s/>- <text:s/>proteasome (prosome, macropain) subunit, alpha type, 3, PRDM1 <text:s/>- <text:s/>pr domain containing 1, with znf domain, LMO4 <text:s/>- <text:s/>lim domain only 4, OMD <text:s/>- <text:s/>osteomodulin, NAB1 <text:s/>- <text:s/>ngfi-a binding protein 1 (egr1 binding protein 1), GRHL3 <text:s/>- <text:s/>grainyhead-like 3 (drosophila), PSMD1 <text:s/>- <text:s/>proteasome (prosome, macropain) 26s subunit, non-atpase, 1, PAFAH1B1 <text:s/>- <text:s/>platelet-activating factor acetylhydrolase 1b, regulatory subunit 1 (45kda), PSMC5 <text:s/>- <text:s/>proteasome (prosome, macropain) 26s subunit, atpase, 5, OMG <text:s/>- <text:s/>oligodendrocyte myelin glycoprotein, PHLDA2 <text:s/>- <text:s/>pleckstrin homology-like domain, family a, member 2, CREB1 <text:s/>- <text:s/>camp responsive element binding protein 1, PSMD7 <text:s/>- <text:s/>proteasome (prosome, macropain) 26s subunit, non-atpase, 7, FGR <text:s/>- <text:s/>feline gardner-rasheed sarcoma viral oncogene homolog, DUSP10 <text:s/>- <text:s/>dual specificity phosphatase 10, IL6 <text:s/>- <text:s/>interleukin 6 (interferon, beta 2), CELA1 <text:s/>- <text:s/>chymotrypsin-like elastase family, member 1, NR1D1 <text:s/>- <text:s/>nuclear receptor subfamily 1, group d, member 1, PDGFA <text:s/>- <text:s/>platelet-derived growth factor alpha polypeptide, PSMD14 <text:s/>- <text:s/>proteasome (prosome, macropain) 26s subunit, non-atpase, 14, PSME2 <text:s/>- <text:s/>proteasome (prosome, macropain) activator subunit 2 (pa28 beta), USP19 <text:s/>- <text:s/>ubiquitin specific peptidase 19, GPC6 <text:s/>- <text:s/>glypican 6, FGF9 <text:s/>- <text:s/>fibroblast growth factor 9, PDGFRB <text:s/>- <text:s/>platelet-derived growth factor receptor, beta polypeptide, MYH9 <text:s/>- <text:s/>myosin, heavy chain 9, non-muscle, EGFR <text:s/>- <text:s/>epidermal growth factor receptor, RASSF2 <text:s/>- <text:s/>ras association (ralgds/af-6) domain family member 2, ZBTB7B <text:s/>- <text:s/>zinc finger and btb domain containing 7b, SYT2 <text:s/>- <text:s/>synaptotagmin ii, SASH1 <text:s/>- <text:s/>sam and sh3 domain containing 1, CPEB1 <text:s/>- <text:s/>cytoplasmic polyadenylation element binding protein 1, L3MBTL1 <text:s/>- <text:s/>l(3)mbt-like 1 (drosophila), MEIS1 <text:s/>- <text:s/>meis homeobox 1, LINGO2 <text:s/>- <text:s/>leucine rich repeat and ig domain containing 2, SLC30A10 <text:s/>- <text:s/>solute carrier family 30, member 10, ADNP <text:s/>- <text:s/>activity-dependent neuroprotector homeobox, SRPX2 <text:s/>- <text:s/>sushi-repeat containing protein, x-linked 2, HSP90AB1 <text:s/>- <text:s/>heat shock protein 90kda alpha (cytosolic), class b member 1, HTATIP2 <text:s/>- <text:s/>hiv-1 tat interactive protein 2, 30kda, MAPK12 <text:s/>- <text:s/>mitogen-activated protein kinase 12, NET1 <text:s/>- <text:s/>neuroepithelial cell transforming 1, LAMA3 <text:s/>- <text:s/>laminin, alpha 3, KEAP1 <text:s/>- <text:s/>kelch-like ech-associated protein 1, HSPA9 <text:s/>- <text:s/>heat shock 70kda protein 9 (mortalin), PTPRF <text:s/>- <text:s/>protein tyrosine phosphatase, receptor type, f, TIMP2 <text:s/>- <text:s/>timp metallopeptidase inhibitor 2, MMRN2 <text:s/>- <text:s/>multimerin 2, RUFY3 <text:s/>- <text:s/>run and fyve domain containing 3, SLC6A4 <text:s/>- <text:s/>solute carrier family 6 (neurotransmitter transporter), member 4, NR5A1 <text:s/>- <text:s/>nuclear receptor subfamily 5, group a, member 1, TRIM67 <text:s/>- <text:s/>tripartite motif containing 67, FSHB <text:s/>- <text:s/>follicle stimulating hormone, beta polypeptide, LRRK2 <text:s/>- <text:s/>leucine-rich repeat kinase 2, KDM5B <text:s/>- <text:s/>lysine (k)-specific demethylase 5b, SH3KBP1 <text:s/>- <text:s/>sh3-domain kinase binding protein 1, SETD3 <text:s/>- <text:s/>set domain containing 3, AMOT <text:s/>- <text:s/>angiomotin, CAPRIN2 <text:s/>- <text:s/>caprin family member 2, MBP <text:s/>- <text:s/>myelin basic protein, FGD4 <text:s/>- <text:s/>fyve, rhogef and ph domain containing 4, KRT36 <text:s/>- <text:s/>keratin 36, CCDC3 <text:s/>- <text:s/>coiled-coil domain containing 3, TRIB2 <text:s/>- <text:s/>tribbles homolog 2 (drosophila), TMBIM1 <text:s/>- <text:s/>transmembrane bax inhibitor motif containing 1, VASH1 <text:s/>- <text:s/>vasohibin 1, PFN1 <text:s/>- <text:s/>profilin 1, MBD5 <text:s/>- <text:s/>methyl-cpg binding domain protein 5, STK4 <text:s/>- <text:s/>serine/threonine kinase 4, MSN <text:s/>- <text:s/>moesin, STMN2 <text:s/>- <text:s/>stathmin-like 2, LRP1 <text:s/>- <text:s/>low density lipoprotein receptor-related protein 1, RASAL1 <text:s/>- <text:s/>ras protein activator like 1 (gap1 like), ALDOA <text:s/>- <text:s/>aldolase a, fructose-bisphosphate, UBC <text:s/>- <text:s/>ubiquitin c, CYP26B1 <text:s/>- <text:s/>cytochrome p450, family 26, subfamily b, polypeptide 1, PIK3R1 <text:s/>- <text:s/>phosphoinositide-3-kinase, regulatory subunit 1 (alpha), ERG <text:s/>- <text:s/>v-ets avian erythroblastosis virus e26 oncogene homolog, SSH3 <text:s/>- <text:s/>slingshot protein phosphatase 3, PRPF40A <text:s/>- <text:s/>prp40 pre-mrna processing factor 40 homolog a (s. cerevisiae), TAF8 <text:s/>- <text:s/>taf8 rna polymerase ii, tata box binding protein (tbp)-associated factor, 43kda, MACF1 <text:s/>- <text:s/>microtubule-actin crosslinking factor 1, PKDCC <text:s/>- <text:s/>protein kinase domain containing, cytoplasmic, EPB41 <text:s/>- <text:s/>erythrocyte membrane protein band 4.1 (elliptocytosis 1, rh-linked), LIMD1 <text:s/>- <text:s/>lim domains containing 1, EPHB2 <text:s/>- <text:s/>eph receptor b2, MMP20 <text:s/>- <text:s/>matrix metallopeptidase 20, TNFSF18 <text:s/>- <text:s/>tumor necrosis factor (ligand) superfamily, member 18, FAM213A <text:s/>- <text:s/>family with sequence similarity 213, member a, BCR <text:s/>- <text:s/>breakpoint cluster region, EPHA4 <text:s/>- <text:s/>eph receptor a4, BAMBI <text:s/>- <text:s/>bmp and activin membrane-bound inhibitor, MAFG <text:s/>- <text:s/>v-maf avian musculoaponeurotic fibrosarcoma oncogene homolog g, CLCF1 <text:s/>- <text:s/>cardiotrophin-like cytokine factor 1, BCL2 <text:s/>- <text:s/>b-cell cll/lymphoma 2, HMGA1 <text:s/>- <text:s/>high mobility group at-hook 1, ANXA1 <text:s/>- <text:s/>annexin a1, RTN4 <text:s/>- <text:s/>reticulon 4, GSK3B <text:s/>- <text:s/>glycogen synthase kinase 3 beta, RREB1 <text:s/>- <text:s/>ras responsive element binding protein 1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0334</text:p>
          </table:table-cell>
          <table:table-cell table:style-name="Default" office:value-type="string" calcext:value-type="string">
            <text:p>regulation of cell migration</text:p>
          </table:table-cell>
          <table:table-cell table:style-name="Default" office:value-type="float" office:value="0.00000291" calcext:value-type="float">
            <text:p>0.00000291</text:p>
          </table:table-cell>
          <table:table-cell table:style-name="Default" office:value-type="float" office:value="0.0138" calcext:value-type="float">
            <text:p>0.013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[MMRN2 <text:s/>- <text:s/>multimerin 2, GSTP1 <text:s/>- <text:s/>glutathione s-transferase pi 1, SSH1 <text:s/>- <text:s/>slingshot protein phosphatase 1, FN1 <text:s/>- <text:s/>fibronectin 1, RUFY3 <text:s/>- <text:s/>run and fyve domain containing 3, ARHGEF39 <text:s/>- <text:s/>rho guanine nucleotide exchange factor (gef) 39, PFN2 <text:s/>- <text:s/>profilin 2, CORO1C <text:s/>- <text:s/>coronin, actin binding protein, 1c, FSHB <text:s/>- <text:s/>follicle stimulating hormone, beta polypeptide, PTPN23 <text:s/>- <text:s/>protein tyrosine phosphatase, non-receptor type 23, CLIC4 <text:s/>- <text:s/>chloride intracellular channel 4, GPLD1 <text:s/>- <text:s/>glycosylphosphatidylinositol specific phospholipase d1, GPR56 <text:s/>- <text:s/>g protein-coupled receptor 56, AMOT <text:s/>- <text:s/>angiomotin, EPHA2 <text:s/>- <text:s/>eph receptor a2, RFFL <text:s/>- <text:s/>ring finger and fyve-like domain containing e3 ubiquitin protein ligase, LMO4 <text:s/>- <text:s/>lim domain only 4, IL1R1 <text:s/>- <text:s/>interleukin 1 receptor, type i, VASH1 <text:s/>- <text:s/>vasohibin 1, PHLDA2 <text:s/>- <text:s/>pleckstrin homology-like domain, family a, member 2, PFN1 <text:s/>- <text:s/>profilin 1, DOCK10 <text:s/>- <text:s/>dedicator of cytokinesis 10, FGR <text:s/>- <text:s/>feline gardner-rasheed sarcoma viral oncogene homolog, CREB3 <text:s/>- <text:s/>camp responsive element binding protein 3, IL6 <text:s/>- <text:s/>interleukin 6 (interferon, beta 2), MSN <text:s/>- <text:s/>moesin, PDGFA <text:s/>- <text:s/>platelet-derived growth factor alpha polypeptide, LRP1 <text:s/>- <text:s/>low density lipoprotein receptor-related protein 1, PDGFRB <text:s/>- <text:s/>platelet-derived growth factor receptor, beta polypeptide, PIK3R1 <text:s/>- <text:s/>phosphoinositide-3-kinase, regulatory subunit 1 (alpha), ITGA2B <text:s/>- <text:s/>integrin, alpha 2b (platelet glycoprotein iib of iib/iiia complex, antigen cd41), FAM83H <text:s/>- <text:s/>family with sequence similarity 83, member h, PLAU <text:s/>- <text:s/>plasminogen activator, urokinase, EGFR <text:s/>- <text:s/>epidermal growth factor receptor, SASH1 <text:s/>- <text:s/>sam and sh3 domain containing 1, CPEB1 <text:s/>- <text:s/>cytoplasmic polyadenylation element binding protein 1, FAM65A <text:s/>- <text:s/>family with sequence similarity 65, member a, MACF1 <text:s/>- <text:s/>microtubule-actin crosslinking factor 1, IGF1R <text:s/>- <text:s/>insulin-like growth factor 1 receptor, SRPX2 <text:s/>- <text:s/>sushi-repeat containing protein, x-linked 2, MET <text:s/>- <text:s/>met proto-oncogene, TNFSF18 <text:s/>- <text:s/>tumor necrosis factor (ligand) superfamily, member 18, BCR <text:s/>- <text:s/>breakpoint cluster region, BCL2 <text:s/>- <text:s/>b-cell cll/lymphoma 2, ANXA1 <text:s/>- <text:s/>annexin a1, RTN4 <text:s/>- <text:s/>reticulon 4, LAMA3 <text:s/>- <text:s/>laminin, alpha 3, RREB1 <text:s/>- <text:s/>ras responsive element binding protein 1, LAMB1 <text:s/>- <text:s/>laminin, beta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22604</text:p>
          </table:table-cell>
          <table:table-cell table:style-name="Default" office:value-type="string" calcext:value-type="string">
            <text:p>regulation of cell morphogenesis</text:p>
          </table:table-cell>
          <table:table-cell table:style-name="Default" office:value-type="float" office:value="0.0000123" calcext:value-type="float">
            <text:p>0.0000123</text:p>
          </table:table-cell>
          <table:table-cell table:style-name="Default" office:value-type="float" office:value="0.0438" calcext:value-type="float">
            <text:p>0.0438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[SPTA1 <text:s/>- <text:s/>spectrin, alpha, erythrocytic 1 (elliptocytosis 2), SSH1 <text:s/>- <text:s/>slingshot protein phosphatase 1, FN1 <text:s/>- <text:s/>fibronectin 1, RUFY3 <text:s/>- <text:s/>run and fyve domain containing 3, RASAL1 <text:s/>- <text:s/>ras protein activator like 1 (gap1 like), ARHGAP15 <text:s/>- <text:s/>rho gtpase activating protein 15, ALDOA <text:s/>- <text:s/>aldolase a, fructose-bisphosphate, MYH9 <text:s/>- <text:s/>myosin, heavy chain 9, non-muscle, CORO1C <text:s/>- <text:s/>coronin, actin binding protein, 1c, SSH3 <text:s/>- <text:s/>slingshot protein phosphatase 3, LRRK2 <text:s/>- <text:s/>leucine-rich repeat kinase 2, PRPF40A <text:s/>- <text:s/>prp40 pre-mrna processing factor 40 homolog a (s. cerevisiae), SYT2 <text:s/>- <text:s/>synaptotagmin ii, SH3KBP1 <text:s/>- <text:s/>sh3-domain kinase binding protein 1, MACF1 <text:s/>- <text:s/>microtubule-actin crosslinking factor 1, CAPRIN2 <text:s/>- <text:s/>caprin family member 2, LARP4 <text:s/>- <text:s/>la ribonucleoprotein domain family, member 4, ADNP <text:s/>- <text:s/>activity-dependent neuroprotector homeobox, EPB41 <text:s/>- <text:s/>erythrocyte membrane protein band 4.1 (elliptocytosis 1, rh-linked), CDC42SE1 <text:s/>- <text:s/>cdc42 small effector 1, LIMD1 <text:s/>- <text:s/>lim domains containing 1, EPHB2 <text:s/>- <text:s/>eph receptor b2, FGD4 <text:s/>- <text:s/>fyve, rhogef and ph domain containing 4, EPHA4 <text:s/>- <text:s/>eph receptor a4, BAMBI <text:s/>- <text:s/>bmp and activin membrane-bound inhibitor, PAFAH1B1 <text:s/>- <text:s/>platelet-activating factor acetylhydrolase 1b, regulatory subunit 1 (45kda), OMG <text:s/>- <text:s/>oligodendrocyte myelin glycoprotein, ANXA1 <text:s/>- <text:s/>annexin a1, RTN4 <text:s/>- <text:s/>reticulon 4, GSK3B <text:s/>- <text:s/>glycogen synthase kinase 3 beta, NET1 <text:s/>- <text:s/>neuroepithelial cell transforming 1, FGR <text:s/>- <text:s/>feline gardner-rasheed sarcoma viral oncogene homolog, RREB1 <text:s/>- <text:s/>ras responsive element binding protein 1, IL6 <text:s/>- <text:s/>interleukin 6 (interferon, beta 2), MSN <text:s/>- <text:s/>moesin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0012</text:p>
          </table:table-cell>
          <table:table-cell table:style-name="Default" office:value-type="string" calcext:value-type="string">
            <text:p>regulation of locomotion</text:p>
          </table:table-cell>
          <table:table-cell table:style-name="Default" office:value-type="float" office:value="0.0000135" calcext:value-type="float">
            <text:p>0.0000135</text:p>
          </table:table-cell>
          <table:table-cell table:style-name="Default" office:value-type="float" office:value="0.0384" calcext:value-type="float">
            <text:p>0.0384</text:p>
          </table:table-cell>
          <table:table-cell table:style-name="Default" office:value-type="float" office:value="1.84" calcext:value-type="float">
            <text:p>1.8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[MMRN2 <text:s/>- <text:s/>multimerin 2, GSTP1 <text:s/>- <text:s/>glutathione s-transferase pi 1, SSH1 <text:s/>- <text:s/>slingshot protein phosphatase 1, FN1 <text:s/>- <text:s/>fibronectin 1, RUFY3 <text:s/>- <text:s/>run and fyve domain containing 3, ARHGEF39 <text:s/>- <text:s/>rho guanine nucleotide exchange factor (gef) 39, PFN2 <text:s/>- <text:s/>profilin 2, CORO1C <text:s/>- <text:s/>coronin, actin binding protein, 1c, FSHB <text:s/>- <text:s/>follicle stimulating hormone, beta polypeptide, LRRK2 <text:s/>- <text:s/>leucine-rich repeat kinase 2, PTPN23 <text:s/>- <text:s/>protein tyrosine phosphatase, non-receptor type 23, CLIC4 <text:s/>- <text:s/>chloride intracellular channel 4, GPLD1 <text:s/>- <text:s/>glycosylphosphatidylinositol specific phospholipase d1, GPR56 <text:s/>- <text:s/>g protein-coupled receptor 56, AMOT <text:s/>- <text:s/>angiomotin, USP14 <text:s/>- <text:s/>ubiquitin specific peptidase 14 (trna-guanine transglycosylase), EPHA2 <text:s/>- <text:s/>eph receptor a2, RFFL <text:s/>- <text:s/>ring finger and fyve-like domain containing e3 ubiquitin protein ligase, LMO4 <text:s/>- <text:s/>lim domain only 4, IL1R1 <text:s/>- <text:s/>interleukin 1 receptor, type i, VASH1 <text:s/>- <text:s/>vasohibin 1, PHLDA2 <text:s/>- <text:s/>pleckstrin homology-like domain, family a, member 2, PFN1 <text:s/>- <text:s/>profilin 1, DOCK10 <text:s/>- <text:s/>dedicator of cytokinesis 10, FGR <text:s/>- <text:s/>feline gardner-rasheed sarcoma viral oncogene homolog, CREB3 <text:s/>- <text:s/>camp responsive element binding protein 3, IL6 <text:s/>- <text:s/>interleukin 6 (interferon, beta 2), MSN <text:s/>- <text:s/>moesin, PDGFA <text:s/>- <text:s/>platelet-derived growth factor alpha polypeptide, SCG2 <text:s/>- <text:s/>secretogranin ii, LRP1 <text:s/>- <text:s/>low density lipoprotein receptor-related protein 1, ARTN <text:s/>- <text:s/>artemin, PDGFRB <text:s/>- <text:s/>platelet-derived growth factor receptor, beta polypeptide, PIK3R1 <text:s/>- <text:s/>phosphoinositide-3-kinase, regulatory subunit 1 (alpha), ITGA2B <text:s/>- <text:s/>integrin, alpha 2b (platelet glycoprotein iib of iib/iiia complex, antigen cd41), FAM83H <text:s/>- <text:s/>family with sequence similarity 83, member h, PLAU <text:s/>- <text:s/>plasminogen activator, urokinase, EGFR <text:s/>- <text:s/>epidermal growth factor receptor, SASH1 <text:s/>- <text:s/>sam and sh3 domain containing 1, CPEB1 <text:s/>- <text:s/>cytoplasmic polyadenylation element binding protein 1, FAM65A <text:s/>- <text:s/>family with sequence similarity 65, member a, MACF1 <text:s/>- <text:s/>microtubule-actin crosslinking factor 1, IGF1R <text:s/>- <text:s/>insulin-like growth factor 1 receptor, SRPX2 <text:s/>- <text:s/>sushi-repeat containing protein, x-linked 2, MET <text:s/>- <text:s/>met proto-oncogene, TNFSF18 <text:s/>- <text:s/>tumor necrosis factor (ligand) superfamily, member 18, BCR <text:s/>- <text:s/>breakpoint cluster region, BCL2 <text:s/>- <text:s/>b-cell cll/lymphoma 2, ANXA1 <text:s/>- <text:s/>annexin a1, RTN4 <text:s/>- <text:s/>reticulon 4, LAMA3 <text:s/>- <text:s/>laminin, alpha 3, RREB1 <text:s/>- <text:s/>ras responsive element binding protein 1, LAMB1 <text:s/>- <text:s/>laminin, beta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2502</text:p>
          </table:table-cell>
          <table:table-cell table:style-name="Default" office:value-type="string" calcext:value-type="string">
            <text:p>developmental process</text:p>
          </table:table-cell>
          <table:table-cell table:style-name="Default" office:value-type="float" office:value="0.0000199" calcext:value-type="float">
            <text:p>0.0000199</text:p>
          </table:table-cell>
          <table:table-cell table:style-name="Default" office:value-type="float" office:value="0.0471" calcext:value-type="float">
            <text:p>0.0471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3803" calcext:value-type="float">
            <text:p>3803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string" calcext:value-type="string">
            <text:p>[BNIP3 <text:s/>- <text:s/>bcl2/adenovirus e1b 19kda interacting protein 3, SPTA1 <text:s/>- <text:s/>spectrin, alpha, erythrocytic 1 (elliptocytosis 2), ABLIM1 <text:s/>- <text:s/>actin binding lim protein 1, BTD <text:s/>- <text:s/>biotinidase, ENO3 <text:s/>- <text:s/>enolase 3 (beta, muscle), RMI1 <text:s/>- <text:s/>recq mediated genome instability 1, CHRNA9 <text:s/>- <text:s/>cholinergic receptor, nicotinic, alpha 9 (neuronal), EPHA2 <text:s/>- <text:s/>eph receptor a2, MYOD1 <text:s/>- <text:s/>myogenic differentiation 1, SOX15 <text:s/>- <text:s/>sry (sex determining region y)-box 15, TMC1 <text:s/>- <text:s/>transmembrane channel-like 1, SPRED2 <text:s/>- <text:s/>sprouty-related, evh1 domain containing 2, MYOG <text:s/>- <text:s/>myogenin (myogenic factor 4), PRDM1 <text:s/>- <text:s/>pr domain containing 1, with znf domain, NAB1 <text:s/>- <text:s/>ngfi-a binding protein 1 (egr1 binding protein 1), GRHL3 <text:s/>- <text:s/>grainyhead-like 3 (drosophila), ACTA2 <text:s/>- <text:s/>actin, alpha 2, smooth muscle, aorta, RGS2 <text:s/>- <text:s/>regulator of g-protein signaling 2, 24kda, PHLDA2 <text:s/>- <text:s/>pleckstrin homology-like domain, family a, member 2, PLCD1 <text:s/>- <text:s/>phospholipase c, delta 1, CREB1 <text:s/>- <text:s/>camp responsive element binding protein 1, DOCK10 <text:s/>- <text:s/>dedicator of cytokinesis 10, RHO <text:s/>- <text:s/>rhodopsin, PRDX3 <text:s/>- <text:s/>peroxiredoxin 3, NR1D1 <text:s/>- <text:s/>nuclear receptor subfamily 1, group d, member 1, CELA1 <text:s/>- <text:s/>chymotrypsin-like elastase family, member 1, KRT31 <text:s/>- <text:s/>keratin 31, KRT33B <text:s/>- <text:s/>keratin 33b, IGSF8 <text:s/>- <text:s/>immunoglobulin superfamily, member 8, MYH9 <text:s/>- <text:s/>myosin, heavy chain 9, non-muscle, SQSTM1 <text:s/>- <text:s/>sequestosome 1, ARID1A <text:s/>- <text:s/>at rich interactive domain 1a (swi-like), EGFR <text:s/>- <text:s/>epidermal growth factor receptor, GCLM <text:s/>- <text:s/>glutamate-cysteine ligase, modifier subunit, BAG3 <text:s/>- <text:s/>bcl2-associated athanogene 3, CCDC103 <text:s/>- <text:s/>coiled-coil domain containing 103, CA9 <text:s/>- <text:s/>carbonic anhydrase ix, MYBPH <text:s/>- <text:s/>myosin binding protein h, KRT18 <text:s/>- <text:s/>keratin 18, KIRREL3 <text:s/>- <text:s/>kin of irre like 3 (drosophila), HRSP12 <text:s/>- <text:s/>heat-responsive protein 12, ROM1 <text:s/>- <text:s/>retinal outer segment membrane protein 1, ADCK4 <text:s/>- <text:s/>aarf domain containing kinase 4, EIF4E2 <text:s/>- <text:s/>eukaryotic translation initiation factor 4e family member 2, HSP90AB1 <text:s/>- <text:s/>heat shock protein 90kda alpha (cytosolic), class b member 1, SMARCA2 <text:s/>- <text:s/>swi/snf related, matrix associated, actin dependent regulator of chromatin, subfamily a, member 2, MYT1L <text:s/>- <text:s/>myelin transcription factor 1-like, HSPG2 <text:s/>- <text:s/>heparan sulfate proteoglycan 2, ZBTB7A <text:s/>- <text:s/>zinc finger and btb domain containing 7a, PTCHD1 <text:s/>- <text:s/>patched domain containing 1, COL11A1 <text:s/>- <text:s/>collagen, type xi, alpha 1, LAMA3 <text:s/>- <text:s/>laminin, alpha 3, LAMC1 <text:s/>- <text:s/>laminin, gamma 1 (formerly lamb2), HSPA9 <text:s/>- <text:s/>heat shock 70kda protein 9 (mortalin), LAMB1 <text:s/>- <text:s/>laminin, beta 1, AKT3 <text:s/>- <text:s/>v-akt murine thymoma viral oncogene homolog 3, MMRN2 <text:s/>- <text:s/>multimerin 2, NR5A1 <text:s/>- <text:s/>nuclear receptor subfamily 5, group a, member 1, WNK4 <text:s/>- <text:s/>wnk lysine deficient protein kinase 4, CANX <text:s/>- <text:s/>calnexin, UTRN <text:s/>- <text:s/>utrophin, INSIG2 <text:s/>- <text:s/>insulin induced gene 2, ITM2B <text:s/>- <text:s/>integral membrane protein 2b, XIRP1 <text:s/>- <text:s/>xin actin-binding repeat containing 1, MAST2 <text:s/>- <text:s/>microtubule associated serine/threonine kinase 2, PPP2R2C <text:s/>- <text:s/>protein phosphatase 2, regulatory subunit b, gamma, ABCB6 <text:s/>- <text:s/>atp-binding cassette, sub-family b (mdr/tap), member 6, ESM1 <text:s/>- <text:s/>endothelial cell-specific molecule 1, MBD5 <text:s/>- <text:s/>methyl-cpg binding domain protein 5, ALDH5A1 <text:s/>- <text:s/>aldehyde dehydrogenase 5 family, member a1, HIC1 <text:s/>- <text:s/>hypermethylated in cancer 1, STK4 <text:s/>- <text:s/>serine/threonine kinase 4, MSN <text:s/>- <text:s/>moesin, EHF <text:s/>- <text:s/>ets homologous factor, KLHL32 <text:s/>- <text:s/>kelch-like family member 32, ERG <text:s/>- <text:s/>v-ets avian erythroblastosis virus e26 oncogene homolog, CRYBA2 <text:s/>- <text:s/>crystallin, beta a2, TEX19 <text:s/>- <text:s/>testis expressed 19, CRIM1 <text:s/>- <text:s/>cysteine rich transmembrane bmp regulator 1 (chordin-like), TBC1D21 <text:s/>- <text:s/>tbc1 domain family, member 21, ETS2 <text:s/>- <text:s/>v-ets avian erythroblastosis virus e26 oncogene homolog 2, ZNF219 <text:s/>- <text:s/>zinc finger protein 219, HOXA3 <text:s/>- <text:s/>homeobox a3, PKDCC <text:s/>- <text:s/>protein kinase domain containing, cytoplasmic, MMP20 <text:s/>- <text:s/>matrix metallopeptidase 20, EPHB2 <text:s/>- <text:s/>eph receptor b2, PLCE1 <text:s/>- <text:s/>phospholipase c, epsilon 1, EPHA4 <text:s/>- <text:s/>eph receptor a4, RYR1 <text:s/>- <text:s/>ryanodine receptor 1 (skeletal), BCAN <text:s/>- <text:s/>brevican, HMGA1 <text:s/>- <text:s/>high mobility group at-hook 1, ANXA1 <text:s/>- <text:s/>annexin a1, LHX6 <text:s/>- <text:s/>lim homeobox 6, RTN4 <text:s/>- <text:s/>reticulon 4, RREB1 <text:s/>- <text:s/>ras responsive element binding protein 1, SCEL <text:s/>- <text:s/>sciellin, SIX6 <text:s/>- <text:s/>six homeobox 6, GSTP1 <text:s/>- <text:s/>glutathione s-transferase pi 1, FN1 <text:s/>- <text:s/>fibronectin 1, SSH1 <text:s/>- <text:s/>slingshot protein phosphatase 1, STK40 <text:s/>- <text:s/>serine/threonine kinase 40, PSAP <text:s/>- <text:s/>prosaposin, SEC24D <text:s/>- <text:s/>sec24 family, member d (s. cerevisiae), TTC7A <text:s/>- <text:s/>tetratricopeptide repeat domain 7a, VANGL2 <text:s/>- <text:s/>vangl planar cell polarity protein 2, OSM <text:s/>- <text:s/>oncostatin m, DCTN1 <text:s/>- <text:s/>dynactin 1, CLIC4 <text:s/>- <text:s/>chloride intracellular channel 4, FLNC <text:s/>- <text:s/>filamin c, gamma, PACSIN2 <text:s/>- <text:s/>protein kinase c and casein kinase substrate in neurons 2, GPR56 <text:s/>- <text:s/>g protein-coupled receptor 56, APBA1 <text:s/>- <text:s/>amyloid beta (a4) precursor protein-binding, family a, member 1, CD109 <text:s/>- <text:s/>cd109 molecule, SMYD3 <text:s/>- <text:s/>set and mynd domain containing 3, LMO4 <text:s/>- <text:s/>lim domain only 4, FBXO40 <text:s/>- <text:s/>f-box protein 40, PAFAH1B1 <text:s/>- <text:s/>platelet-activating factor acetylhydrolase 1b, regulatory subunit 1 (45kda), OMG <text:s/>- <text:s/>oligodendrocyte myelin glycoprotein, EYS <text:s/>- <text:s/>eyes shut homolog (drosophila), FGR <text:s/>- <text:s/>feline gardner-rasheed sarcoma viral oncogene homolog, DUSP10 <text:s/>- <text:s/>dual specificity phosphatase 10, IL6 <text:s/>- <text:s/>interleukin 6 (interferon, beta 2), PDGFA <text:s/>- <text:s/>platelet-derived growth factor alpha polypeptide, CNTNAP2 <text:s/>- <text:s/>contactin associated protein-like 2, SCG2 <text:s/>- <text:s/>secretogranin ii, FGF9 <text:s/>- <text:s/>fibroblast growth factor 9, FGF11 <text:s/>- <text:s/>fibroblast growth factor 11, PDGFRB <text:s/>- <text:s/>platelet-derived growth factor receptor, beta polypeptide, FAM83H <text:s/>- <text:s/>family with sequence similarity 83, member h, RASSF2 <text:s/>- <text:s/>ras association (ralgds/af-6) domain family member 2, ZBTB7B <text:s/>- <text:s/>zinc finger and btb domain containing 7b, L3MBTL1 <text:s/>- <text:s/>l(3)mbt-like 1 (drosophila), CSDE1 <text:s/>- <text:s/>cold shock domain containing e1, rna-binding, MEIS1 <text:s/>- <text:s/>meis homeobox 1, BBS9 <text:s/>- <text:s/>bardet-biedl syndrome 9, LRRC55 <text:s/>- <text:s/>leucine rich repeat containing 55, SRPX2 <text:s/>- <text:s/>sushi-repeat containing protein, x-linked 2, MET <text:s/>- <text:s/>met proto-oncogene, AKIRIN2 <text:s/>- <text:s/>akirin 2, FKTN <text:s/>- <text:s/>fukutin, MPP5 <text:s/>- <text:s/>membrane protein, palmitoylated 5 (maguk p55 subfamily member 5), CLIP3 <text:s/>- <text:s/>cap-gly domain containing linker protein 3, LENEP <text:s/>- <text:s/>lens epithelial protein, HTATIP2 <text:s/>- <text:s/>hiv-1 tat interactive protein 2, 30kda, MAPK12 <text:s/>- <text:s/>mitogen-activated protein kinase 12, PPAP2B <text:s/>- <text:s/>phosphatidic acid phosphatase type 2b, RB1CC1 <text:s/>- <text:s/>rb1-inducible coiled-coil 1, KEAP1 <text:s/>- <text:s/>kelch-like ech-associated protein 1, MGST1 <text:s/>- <text:s/>microsomal glutathione s-transferase 1, HIF3A <text:s/>- <text:s/>hypoxia inducible factor 3, alpha subunit, CDH17 <text:s/>- <text:s/>cadherin 17, li cadherin (liver-intestine), PTPRF <text:s/>- <text:s/>protein tyrosine phosphatase, receptor type, f, TIMP2 <text:s/>- <text:s/>timp metallopeptidase inhibitor 2, PCDHA6 <text:s/>- <text:s/>protocadherin alpha 6, SLC6A4 <text:s/>- <text:s/>solute carrier family 6 (neurotransmitter transporter), member 4, TLL1 <text:s/>- <text:s/>tolloid-like 1, AFF4 <text:s/>- <text:s/>af4/fmr2 family, member 4, LRRK2 <text:s/>- <text:s/>leucine-rich repeat kinase 2, RERE <text:s/>- <text:s/>arginine-glutamic acid dipeptide (re) repeats, KDM5B <text:s/>- <text:s/>lysine (k)-specific demethylase 5b, MAP2 <text:s/>- <text:s/>microtubule-associated protein 2, GPLD1 <text:s/>- <text:s/>glycosylphosphatidylinositol specific phospholipase d1, NAA15 <text:s/>- <text:s/>n(alpha)-acetyltransferase 15, nata auxiliary subunit, DZIP1 <text:s/>- <text:s/>daz interacting zinc finger protein 1, AMOT <text:s/>- <text:s/>angiomotin, GRAP <text:s/>- <text:s/>grb2-related adaptor protein, MBP <text:s/>- <text:s/>myelin basic protein, DYRK1A <text:s/>- <text:s/>dual-specificity tyrosine-(y)-phosphorylation regulated kinase 1a, MKL1 <text:s/>- <text:s/>megakaryoblastic leukemia (translocation) 1, SNPH <text:s/>- <text:s/>syntaphilin, SLC40A1 <text:s/>- <text:s/>solute carrier family 40 (iron-regulated transporter), member 1, THSD7A <text:s/>- <text:s/>thrombospondin, type i, domain containing 7a, CCR9 <text:s/>- <text:s/>chemokine (c-c motif) receptor 9, FOXK1 <text:s/>- <text:s/>forkhead box k1, VASH1 <text:s/>- <text:s/>vasohibin 1, KLK14 <text:s/>- <text:s/>kallikrein-related peptidase 14, PFN1 <text:s/>- <text:s/>profilin 1, CFTR <text:s/>- <text:s/>cystic fibrosis transmembrane conductance regulator (atp-binding cassette sub-family c, member 7), RAB13 <text:s/>- <text:s/>rab13, member ras oncogene family, RAN <text:s/>- <text:s/>ran, member ras oncogene family, TEF <text:s/>- <text:s/>thyrotrophic embryonic factor, LRP1 <text:s/>- <text:s/>low density lipoprotein receptor-related protein 1, ARTN <text:s/>- <text:s/>artemin, CABYR <text:s/>- <text:s/>calcium binding tyrosine-(y)-phosphorylation regulated, ETNK2 <text:s/>- <text:s/>ethanolamine kinase 2, CYP26B1 <text:s/>- <text:s/>cytochrome p450, family 26, subfamily b, polypeptide 1, PIK3R1 <text:s/>- <text:s/>phosphoinositide-3-kinase, regulatory subunit 1 (alpha), PHGDH <text:s/>- <text:s/>phosphoglycerate dehydrogenase, DHCR24 <text:s/>- <text:s/>24-dehydrocholesterol reductase, EPC1 <text:s/>- <text:s/>enhancer of polycomb homolog 1 (drosophila), SPARCL1 <text:s/>- <text:s/>sparc-like 1 (hevin), GRB2 <text:s/>- <text:s/>growth factor receptor-bound protein 2, BCAR3 <text:s/>- <text:s/>breast cancer anti-estrogen resistance 3, TAF8 <text:s/>- <text:s/>taf8 rna polymerase ii, tata box binding protein (tbp)-associated factor, 43kda, NQO1 <text:s/>- <text:s/>nad(p)h dehydrogenase, quinone 1, KIAA1522 <text:s/>- <text:s/>kiaa1522, SEC24C <text:s/>- <text:s/>sec24 family, member c (s. cerevisiae), RBM45 <text:s/>- <text:s/>rna binding motif protein 45, RAI2 <text:s/>- <text:s/>retinoic acid induced 2, DNASE1L3 <text:s/>- <text:s/>deoxyribonuclease i-like 3, RBBP7 <text:s/>- <text:s/>retinoblastoma binding protein 7, MXD1 <text:s/>- <text:s/>max dimerization protein 1, DIS3L2 <text:s/>- <text:s/>dis3 mitotic control homolog (s. cerevisiae)-like 2, UNC45B <text:s/>- <text:s/>unc-45 homolog b (c. elegans), KIAA1217 <text:s/>- <text:s/>kiaa1217, LIMD1 <text:s/>- <text:s/>lim domains containing 1, BCR <text:s/>- <text:s/>breakpoint cluster region, MAFG <text:s/>- <text:s/>v-maf avian musculoaponeurotic fibrosarcoma oncogene homolog g, CLCF1 <text:s/>- <text:s/>cardiotrophin-like cytokine factor 1, RP1L1 <text:s/>- <text:s/>retinitis pigmentosa 1-like 1, BCL3 <text:s/>- <text:s/>b-cell cll/lymphoma 3, BCL2 <text:s/>- <text:s/>b-cell cll/lymphoma 2, TIAL1 <text:s/>- <text:s/>tia1 cytotoxic granule-associated rna binding protein-like 1, GSK3B <text:s/>- <text:s/>glycogen synthase kinase 3 beta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2000145</text:p>
          </table:table-cell>
          <table:table-cell table:style-name="Default" office:value-type="string" calcext:value-type="string">
            <text:p>regulation of cell motility</text:p>
          </table:table-cell>
          <table:table-cell table:style-name="Default" office:value-type="float" office:value="0.0000213" calcext:value-type="float">
            <text:p>0.0000213</text:p>
          </table:table-cell>
          <table:table-cell table:style-name="Default" office:value-type="float" office:value="0.0433" calcext:value-type="float">
            <text:p>0.0433</text:p>
          </table:table-cell>
          <table:table-cell table:style-name="Default" office:value-type="float" office:value="1.86" calcext:value-type="float">
            <text:p>1.86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[MMRN2 <text:s/>- <text:s/>multimerin 2, GSTP1 <text:s/>- <text:s/>glutathione s-transferase pi 1, FN1 <text:s/>- <text:s/>fibronectin 1, SSH1 <text:s/>- <text:s/>slingshot protein phosphatase 1, RUFY3 <text:s/>- <text:s/>run and fyve domain containing 3, ARHGEF39 <text:s/>- <text:s/>rho guanine nucleotide exchange factor (gef) 39, PFN2 <text:s/>- <text:s/>profilin 2, CORO1C <text:s/>- <text:s/>coronin, actin binding protein, 1c, FSHB <text:s/>- <text:s/>follicle stimulating hormone, beta polypeptide, PTPN23 <text:s/>- <text:s/>protein tyrosine phosphatase, non-receptor type 23, CLIC4 <text:s/>- <text:s/>chloride intracellular channel 4, GPLD1 <text:s/>- <text:s/>glycosylphosphatidylinositol specific phospholipase d1, GPR56 <text:s/>- <text:s/>g protein-coupled receptor 56, AMOT <text:s/>- <text:s/>angiomotin, EPHA2 <text:s/>- <text:s/>eph receptor a2, RFFL <text:s/>- <text:s/>ring finger and fyve-like domain containing e3 ubiquitin protein ligase, IL1R1 <text:s/>- <text:s/>interleukin 1 receptor, type i, LMO4 <text:s/>- <text:s/>lim domain only 4, VASH1 <text:s/>- <text:s/>vasohibin 1, PHLDA2 <text:s/>- <text:s/>pleckstrin homology-like domain, family a, member 2, PFN1 <text:s/>- <text:s/>profilin 1, DOCK10 <text:s/>- <text:s/>dedicator of cytokinesis 10, FGR <text:s/>- <text:s/>feline gardner-rasheed sarcoma viral oncogene homolog, CREB3 <text:s/>- <text:s/>camp responsive element binding protein 3, IL6 <text:s/>- <text:s/>interleukin 6 (interferon, beta 2), MSN <text:s/>- <text:s/>moesin, PDGFA <text:s/>- <text:s/>platelet-derived growth factor alpha polypeptide, LRP1 <text:s/>- <text:s/>low density lipoprotein receptor-related protein 1, PDGFRB <text:s/>- <text:s/>platelet-derived growth factor receptor, beta polypeptide, PIK3R1 <text:s/>- <text:s/>phosphoinositide-3-kinase, regulatory subunit 1 (alpha), ITGA2B <text:s/>- <text:s/>integrin, alpha 2b (platelet glycoprotein iib of iib/iiia complex, antigen cd41), FAM83H <text:s/>- <text:s/>family with sequence similarity 83, member h, PLAU <text:s/>- <text:s/>plasminogen activator, urokinase, EGFR <text:s/>- <text:s/>epidermal growth factor receptor, SASH1 <text:s/>- <text:s/>sam and sh3 domain containing 1, CPEB1 <text:s/>- <text:s/>cytoplasmic polyadenylation element binding protein 1, FAM65A <text:s/>- <text:s/>family with sequence similarity 65, member a, MACF1 <text:s/>- <text:s/>microtubule-actin crosslinking factor 1, IGF1R <text:s/>- <text:s/>insulin-like growth factor 1 receptor, SRPX2 <text:s/>- <text:s/>sushi-repeat containing protein, x-linked 2, MET <text:s/>- <text:s/>met proto-oncogene, TNFSF18 <text:s/>- <text:s/>tumor necrosis factor (ligand) superfamily, member 18, BCR <text:s/>- <text:s/>breakpoint cluster region, BCL2 <text:s/>- <text:s/>b-cell cll/lymphoma 2, ANXA1 <text:s/>- <text:s/>annexin a1, RTN4 <text:s/>- <text:s/>reticulon 4, LAMA3 <text:s/>- <text:s/>laminin, alpha 3, RREB1 <text:s/>- <text:s/>ras responsive element binding protein 1, LAMB1 <text:s/>- <text:s/>laminin, beta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0821</text:p>
          </table:table-cell>
          <table:table-cell table:style-name="Default" office:value-type="string" calcext:value-type="string">
            <text:p>protein stabilization</text:p>
          </table:table-cell>
          <table:table-cell table:style-name="Default" office:value-type="float" office:value="0.0000219" calcext:value-type="float">
            <text:p>0.0000219</text:p>
          </table:table-cell>
          <table:table-cell table:style-name="Default" office:value-type="float" office:value="0.0389" calcext:value-type="float">
            <text:p>0.0389</text:p>
          </table:table-cell>
          <table:table-cell table:style-name="Default" office:value-type="float" office:value="3.19" calcext:value-type="float">
            <text:p>3.1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[USP19 <text:s/>- <text:s/>ubiquitin specific peptidase 19, HSP90AB1 <text:s/>- <text:s/>heat shock protein 90kda alpha (cytosolic), class b member 1, DSG1 <text:s/>- <text:s/>desmoglein 1, PFN2 <text:s/>- <text:s/>profilin 2, PIK3R1 <text:s/>- <text:s/>phosphoinositide-3-kinase, regulatory subunit 1 (alpha), ATP1B1 <text:s/>- <text:s/>atpase, na+/k+ transporting, beta 1 polypeptide, ZSWIM7 <text:s/>- <text:s/>zinc finger, swim-type containing 7, GAPDH <text:s/>- <text:s/>glyceraldehyde-3-phosphate dehydrogenase, RASSF2 <text:s/>- <text:s/>ras association (ralgds/af-6) domain family member 2, BAG3 <text:s/>- <text:s/>bcl2-associated athanogene 3, PFN1 <text:s/>- <text:s/>profilin 1, PPAP2B <text:s/>- <text:s/>phosphatidic acid phosphatase type 2b, RTN4 <text:s/>- <text:s/>reticulon 4, NAA15 <text:s/>- <text:s/>n(alpha)-acetyltransferase 15, nata auxiliary subunit, CREB1 <text:s/>- <text:s/>camp responsive element binding protein 1, ZNF207 <text:s/>- <text:s/>zinc finger protein 207, STK4 <text:s/>- <text:s/>serine/threonine kinase 4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6468</text:p>
          </table:table-cell>
          <table:table-cell table:style-name="Default" office:value-type="string" calcext:value-type="string">
            <text:p>protein phosphorylation</text:p>
          </table:table-cell>
          <table:table-cell table:style-name="Default" office:value-type="float" office:value="0.0000276" calcext:value-type="float">
            <text:p>0.0000276</text:p>
          </table:table-cell>
          <table:table-cell table:style-name="Default" office:value-type="float" office:value="0.0436" calcext:value-type="float">
            <text:p>0.0436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[KCNH3 <text:s/>- <text:s/>potassium voltage-gated channel, subfamily h (eag-related), member 3, SPTA1 <text:s/>- <text:s/>spectrin, alpha, erythrocytic 1 (elliptocytosis 2), AKT3 <text:s/>- <text:s/>v-akt murine thymoma viral oncogene homolog 3, WNK4 <text:s/>- <text:s/>wnk lysine deficient protein kinase 4, STK40 <text:s/>- <text:s/>serine/threonine kinase 40, PHKA2 <text:s/>- <text:s/>phosphorylase kinase, alpha 2 (liver), OSM <text:s/>- <text:s/>oncostatin m, LRRK2 <text:s/>- <text:s/>leucine-rich repeat kinase 2, TBK1 <text:s/>- <text:s/>tank-binding kinase 1, GRAP <text:s/>- <text:s/>grb2-related adaptor protein, EPHA2 <text:s/>- <text:s/>eph receptor a2, MBP <text:s/>- <text:s/>myelin basic protein, PEA15 <text:s/>- <text:s/>phosphoprotein enriched in astrocytes 15, CTSG <text:s/>- <text:s/>cathepsin g, MYOD1 <text:s/>- <text:s/>myogenic differentiation 1, PSMA4 <text:s/>- <text:s/>proteasome (prosome, macropain) subunit, alpha type, 4, PSMA3 <text:s/>- <text:s/>proteasome (prosome, macropain) subunit, alpha type, 3, SH2D3A <text:s/>- <text:s/>sh2 domain containing 3a, DYRK1A <text:s/>- <text:s/>dual-specificity tyrosine-(y)-phosphorylation regulated kinase 1a, MAST2 <text:s/>- <text:s/>microtubule associated serine/threonine kinase 2, CAB39 <text:s/>- <text:s/>calcium binding protein 39, PSMD1 <text:s/>- <text:s/>proteasome (prosome, macropain) 26s subunit, non-atpase, 1, CAMKK1 <text:s/>- <text:s/>calcium/calmodulin-dependent protein kinase kinase 1, alpha, PSMC5 <text:s/>- <text:s/>proteasome (prosome, macropain) 26s subunit, atpase, 5, PSMD7 <text:s/>- <text:s/>proteasome (prosome, macropain) 26s subunit, non-atpase, 7, CREB1 <text:s/>- <text:s/>camp responsive element binding protein 1, FGR <text:s/>- <text:s/>feline gardner-rasheed sarcoma viral oncogene homolog, RHO <text:s/>- <text:s/>rhodopsin, DUSP10 <text:s/>- <text:s/>dual specificity phosphatase 10, MAST1 <text:s/>- <text:s/>microtubule associated serine/threonine kinase 1, STK4 <text:s/>- <text:s/>serine/threonine kinase 4, PSMD14 <text:s/>- <text:s/>proteasome (prosome, macropain) 26s subunit, non-atpase, 14, PDGFA <text:s/>- <text:s/>platelet-derived growth factor alpha polypeptide, SCG2 <text:s/>- <text:s/>secretogranin ii, PSME2 <text:s/>- <text:s/>proteasome (prosome, macropain) activator subunit 2 (pa28 beta), RASAL1 <text:s/>- <text:s/>ras protein activator like 1 (gap1 like), FGF9 <text:s/>- <text:s/>fibroblast growth factor 9, ARTN <text:s/>- <text:s/>artemin, PDGFRB <text:s/>- <text:s/>platelet-derived growth factor receptor, beta polypeptide, UBC <text:s/>- <text:s/>ubiquitin c, SQSTM1 <text:s/>- <text:s/>sequestosome 1, ERG <text:s/>- <text:s/>v-ets avian erythroblastosis virus e26 oncogene homolog, PIK3R1 <text:s/>- <text:s/>phosphoinositide-3-kinase, regulatory subunit 1 (alpha), EGFR <text:s/>- <text:s/>epidermal growth factor receptor, GRB2 <text:s/>- <text:s/>growth factor receptor-bound protein 2, RASSF2 <text:s/>- <text:s/>ras association (ralgds/af-6) domain family member 2, NEK10 <text:s/>- <text:s/>nima-related kinase 10, GRIN2B <text:s/>- <text:s/>glutamate receptor, ionotropic, n-methyl d-aspartate 2b, PKDCC <text:s/>- <text:s/>protein kinase domain containing, cytoplasmic, IGF1R <text:s/>- <text:s/>insulin-like growth factor 1 receptor, SRPK1 <text:s/>- <text:s/>srsf protein kinase 1, EPHB2 <text:s/>- <text:s/>eph receptor b2, MET <text:s/>- <text:s/>met proto-oncogene, CDK18 <text:s/>- <text:s/>cyclin-dependent kinase 18, BCR <text:s/>- <text:s/>breakpoint cluster region, EPHA4 <text:s/>- <text:s/>eph receptor a4, MAPK12 <text:s/>- <text:s/>mitogen-activated protein kinase 12, BCL2 <text:s/>- <text:s/>b-cell cll/lymphoma 2, GSK3B <text:s/>- <text:s/>glycogen synthase kinase 3 beta, TRPM6 <text:s/>- <text:s/>transient receptor potential cation channel, subfamily m, member 6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6796</text:p>
          </table:table-cell>
          <table:table-cell table:style-name="Default" office:value-type="string" calcext:value-type="string">
            <text:p>phosphate-containing compound metabolic process</text:p>
          </table:table-cell>
          <table:table-cell table:style-name="Default" office:value-type="float" office:value="0.0000313" calcext:value-type="float">
            <text:p>0.0000313</text:p>
          </table:table-cell>
          <table:table-cell table:style-name="Default" office:value-type="float" office:value="0.0446" calcext:value-type="float">
            <text:p>0.0446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595" calcext:value-type="float">
            <text:p>1595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[SPTA1 <text:s/>- <text:s/>spectrin, alpha, erythrocytic 1 (elliptocytosis 2), PRDX6 <text:s/>- <text:s/>peroxiredoxin 6, SSH1 <text:s/>- <text:s/>slingshot protein phosphatase 1, STK40 <text:s/>- <text:s/>serine/threonine kinase 40, FMO1 <text:s/>- <text:s/>flavin containing monooxygenase 1, OSM <text:s/>- <text:s/>oncostatin m, ENO3 <text:s/>- <text:s/>enolase 3 (beta, muscle), PTPN23 <text:s/>- <text:s/>protein tyrosine phosphatase, non-receptor type 23, TBK1 <text:s/>- <text:s/>tank-binding kinase 1, ENO1 <text:s/>- <text:s/>enolase 1, (alpha), EPHA2 <text:s/>- <text:s/>eph receptor a2, ENTPD2 <text:s/>- <text:s/>ectonucleoside triphosphate diphosphohydrolase 2, MYOD1 <text:s/>- <text:s/>myogenic differentiation 1, PSMA4 <text:s/>- <text:s/>proteasome (prosome, macropain) subunit, alpha type, 4, PSMA3 <text:s/>- <text:s/>proteasome (prosome, macropain) subunit, alpha type, 3, GMPR2 <text:s/>- <text:s/>guanosine monophosphate reductase 2, CAB39 <text:s/>- <text:s/>calcium binding protein 39, PSMD1 <text:s/>- <text:s/>proteasome (prosome, macropain) 26s subunit, non-atpase, 1, SORD <text:s/>- <text:s/>sorbitol dehydrogenase, PAFAH1B1 <text:s/>- <text:s/>platelet-activating factor acetylhydrolase 1b, regulatory subunit 1 (45kda), PSMC5 <text:s/>- <text:s/>proteasome (prosome, macropain) 26s subunit, atpase, 5, PLCD1 <text:s/>- <text:s/>phospholipase c, delta 1, CREB1 <text:s/>- <text:s/>camp responsive element binding protein 1, PSMD7 <text:s/>- <text:s/>proteasome (prosome, macropain) 26s subunit, non-atpase, 7, RHO <text:s/>- <text:s/>rhodopsin, FGR <text:s/>- <text:s/>feline gardner-rasheed sarcoma viral oncogene homolog, DUSP10 <text:s/>- <text:s/>dual specificity phosphatase 10, MAST1 <text:s/>- <text:s/>microtubule associated serine/threonine kinase 1, PSMD14 <text:s/>- <text:s/>proteasome (prosome, macropain) 26s subunit, non-atpase, 14, PDGFA <text:s/>- <text:s/>platelet-derived growth factor alpha polypeptide, SCG2 <text:s/>- <text:s/>secretogranin ii, PSME2 <text:s/>- <text:s/>proteasome (prosome, macropain) activator subunit 2 (pa28 beta), FGF9 <text:s/>- <text:s/>fibroblast growth factor 9, PDGFRB <text:s/>- <text:s/>platelet-derived growth factor receptor, beta polypeptide, ME1 <text:s/>- <text:s/>malic enzyme 1, nadp(+)-dependent, cytosolic, SQSTM1 <text:s/>- <text:s/>sequestosome 1, EGFR <text:s/>- <text:s/>epidermal growth factor receptor, MTMR3 <text:s/>- <text:s/>myotubularin related protein 3, ACYP2 <text:s/>- <text:s/>acylphosphatase 2, muscle type, RASSF2 <text:s/>- <text:s/>ras association (ralgds/af-6) domain family member 2, CDC14A <text:s/>- <text:s/>cell division cycle 14a, ADCY8 <text:s/>- <text:s/>adenylate cyclase 8 (brain), NEK10 <text:s/>- <text:s/>nima-related kinase 10, MET <text:s/>- <text:s/>met proto-oncogene, CDK18 <text:s/>- <text:s/>cyclin-dependent kinase 18, MAPK12 <text:s/>- <text:s/>mitogen-activated protein kinase 12, PPAP2B <text:s/>- <text:s/>phosphatidic acid phosphatase type 2b, SLC26A1 <text:s/>- <text:s/>solute carrier family 26 (anion exchanger), member 1, PTPRF <text:s/>- <text:s/>protein tyrosine phosphatase, receptor type, f, KCNH3 <text:s/>- <text:s/>potassium voltage-gated channel, subfamily h (eag-related), member 3, AKT3 <text:s/>- <text:s/>v-akt murine thymoma viral oncogene homolog 3, WNK4 <text:s/>- <text:s/>wnk lysine deficient protein kinase 4, PGD <text:s/>- <text:s/>phosphogluconate dehydrogenase, ATP1B1 <text:s/>- <text:s/>atpase, na+/k+ transporting, beta 1 polypeptide, PHKA2 <text:s/>- <text:s/>phosphorylase kinase, alpha 2 (liver), LRRK2 <text:s/>- <text:s/>leucine-rich repeat kinase 2, GPLD1 <text:s/>- <text:s/>glycosylphosphatidylinositol specific phospholipase d1, PPAPDC1A <text:s/>- <text:s/>phosphatidic acid phosphatase type 2 domain containing 1a, GRAP <text:s/>- <text:s/>grb2-related adaptor protein, MBP <text:s/>- <text:s/>myelin basic protein, CTSG <text:s/>- <text:s/>cathepsin g, ATP6V0A1 <text:s/>- <text:s/>atpase, h+ transporting, lysosomal v0 subunit a1, PEA15 <text:s/>- <text:s/>phosphoprotein enriched in astrocytes 15, SH2D3A <text:s/>- <text:s/>sh2 domain containing 3a, DYRK1A <text:s/>- <text:s/>dual-specificity tyrosine-(y)-phosphorylation regulated kinase 1a, ATP6V1A <text:s/>- <text:s/>atpase, h+ transporting, lysosomal 70kda, v1 subunit a, MAST2 <text:s/>- <text:s/>microtubule associated serine/threonine kinase 2, PPP2R2C <text:s/>- <text:s/>protein phosphatase 2, regulatory subunit b, gamma, CAMKK1 <text:s/>- <text:s/>calcium/calmodulin-dependent protein kinase kinase 1, alpha, PI4K2A <text:s/>- <text:s/>phosphatidylinositol 4-kinase type 2 alpha, DUSP14 <text:s/>- <text:s/>dual specificity phosphatase 14, ALDH5A1 <text:s/>- <text:s/>aldehyde dehydrogenase 5 family, member a1, VCP <text:s/>- <text:s/>valosin containing protein, STK4 <text:s/>- <text:s/>serine/threonine kinase 4, RASAL1 <text:s/>- <text:s/>ras protein activator like 1 (gap1 like), ARTN <text:s/>- <text:s/>artemin, ETNK2 <text:s/>- <text:s/>ethanolamine kinase 2, ALDOA <text:s/>- <text:s/>aldolase a, fructose-bisphosphate, UBC <text:s/>- <text:s/>ubiquitin c, PIK3R1 <text:s/>- <text:s/>phosphoinositide-3-kinase, regulatory subunit 1 (alpha), ERG <text:s/>- <text:s/>v-ets avian erythroblastosis virus e26 oncogene homolog, PTP4A2 <text:s/>- <text:s/>protein tyrosine phosphatase type iva, member 2, NT5C3A <text:s/>- <text:s/>5'-nucleotidase, cytosolic iiia, SSH3 <text:s/>- <text:s/>slingshot protein phosphatase 3, GRB2 <text:s/>- <text:s/>growth factor receptor-bound protein 2, FLAD1 <text:s/>- <text:s/>flavin adenine dinucleotide synthetase 1, PLAA <text:s/>- <text:s/>phospholipase a2-activating protein, DUSP13 <text:s/>- <text:s/>dual specificity phosphatase 13, GRIN2B <text:s/>- <text:s/>glutamate receptor, ionotropic, n-methyl d-aspartate 2b, PKDCC <text:s/>- <text:s/>protein kinase domain containing, cytoplasmic, IGF1R <text:s/>- <text:s/>insulin-like growth factor 1 receptor, ITPKC <text:s/>- <text:s/>inositol-trisphosphate 3-kinase c, SRPK1 <text:s/>- <text:s/>srsf protein kinase 1, EPHB2 <text:s/>- <text:s/>eph receptor b2, LIMD1 <text:s/>- <text:s/>lim domains containing 1, PLCE1 <text:s/>- <text:s/>phospholipase c, epsilon 1, BCR <text:s/>- <text:s/>breakpoint cluster region, EPHA4 <text:s/>- <text:s/>eph receptor a4, ABHD4 <text:s/>- <text:s/>abhydrolase domain containing 4, GAPDH <text:s/>- <text:s/>glyceraldehyde-3-phosphate dehydrogenase, BCL2 <text:s/>- <text:s/>b-cell cll/lymphoma 2, VAC14 <text:s/>- <text:s/>vac14 homolog (s. cerevisiae), GSK3B <text:s/>- <text:s/>glycogen synthase kinase 3 beta, TRPM6 <text:s/>- <text:s/>transient receptor potential cation channel, subfamily m, member 6]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phosphorus metabolic process</text:p>
          </table:table-cell>
          <table:table-cell office:value-type="float" office:value="0.0000478" calcext:value-type="float">
            <text:p>0.0000478</text:p>
          </table:table-cell>
          <table:table-cell office:value-type="float" office:value="0.0619" calcext:value-type="float">
            <text:p>0.0619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669" calcext:value-type="float">
            <text:p>1669</text:p>
          </table:table-cell>
          <table:table-cell office:value-type="float" office:value="620" calcext:value-type="float">
            <text:p>6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SPTA1 <text:s/>- <text:s/>spectrin, alpha, erythrocytic 1 (elliptocytosis 2), PRDX6 <text:s/>- <text:s/>peroxiredoxin 6, SSH1 <text:s/>- <text:s/>slingshot protein phosphatase 1, STK40 <text:s/>- <text:s/>serine/threonine kinase 40, FMO1 <text:s/>- <text:s/>flavin containing monooxygenase 1, OSM <text:s/>- <text:s/>oncostatin m, ENO3 <text:s/>- <text:s/>enolase 3 (beta, muscle), PTPN23 <text:s/>- <text:s/>protein tyrosine phosphatase, non-receptor type 23, TBK1 <text:s/>- <text:s/>tank-binding kinase 1, ENO1 <text:s/>- <text:s/>enolase 1, (alpha), UAP1 <text:s/>- <text:s/>udp-n-acteylglucosamine pyrophosphorylase 1, EPHA2 <text:s/>- <text:s/>eph receptor a2, ENTPD2 <text:s/>- <text:s/>ectonucleoside triphosphate diphosphohydrolase 2, MYOD1 <text:s/>- <text:s/>myogenic differentiation 1, PSMA4 <text:s/>- <text:s/>proteasome (prosome, macropain) subunit, alpha type, 4, PSMA3 <text:s/>- <text:s/>proteasome (prosome, macropain) subunit, alpha type, 3, UGGT1 <text:s/>- <text:s/>udp-glucose glycoprotein glucosyltransferase 1, GMPR2 <text:s/>- <text:s/>guanosine monophosphate reductase 2, CAB39 <text:s/>- <text:s/>calcium binding protein 39, PSMD1 <text:s/>- <text:s/>proteasome (prosome, macropain) 26s subunit, non-atpase, 1, SORD <text:s/>- <text:s/>sorbitol dehydrogenase, PAFAH1B1 <text:s/>- <text:s/>platelet-activating factor acetylhydrolase 1b, regulatory subunit 1 (45kda), PSMC5 <text:s/>- <text:s/>proteasome (prosome, macropain) 26s subunit, atpase, 5, PLCD1 <text:s/>- <text:s/>phospholipase c, delta 1, CREB1 <text:s/>- <text:s/>camp responsive element binding protein 1, PSMD7 <text:s/>- <text:s/>proteasome (prosome, macropain) 26s subunit, non-atpase, 7, RHO <text:s/>- <text:s/>rhodopsin, FGR <text:s/>- <text:s/>feline gardner-rasheed sarcoma viral oncogene homolog, DUSP10 <text:s/>- <text:s/>dual specificity phosphatase 10, MAST1 <text:s/>- <text:s/>microtubule associated serine/threonine kinase 1, PSMD14 <text:s/>- <text:s/>proteasome (prosome, macropain) 26s subunit, non-atpase, 14, PDGFA <text:s/>- <text:s/>platelet-derived growth factor alpha polypeptide, SCG2 <text:s/>- <text:s/>secretogranin ii, PSME2 <text:s/>- <text:s/>proteasome (prosome, macropain) activator subunit 2 (pa28 beta), PDHA2 <text:s/>- <text:s/>pyruvate dehydrogenase (lipoamide) alpha 2, FGF9 <text:s/>- <text:s/>fibroblast growth factor 9, PDGFRB <text:s/>- <text:s/>platelet-derived growth factor receptor, beta polypeptide, ME1 <text:s/>- <text:s/>malic enzyme 1, nadp(+)-dependent, cytosolic, SQSTM1 <text:s/>- <text:s/>sequestosome 1, EGFR <text:s/>- <text:s/>epidermal growth factor receptor, MTMR3 <text:s/>- <text:s/>myotubularin related protein 3, ACYP2 <text:s/>- <text:s/>acylphosphatase 2, muscle type, RASSF2 <text:s/>- <text:s/>ras association (ralgds/af-6) domain family member 2, CDC14A <text:s/>- <text:s/>cell division cycle 14a, ADCY8 <text:s/>- <text:s/>adenylate cyclase 8 (brain), NEK10 <text:s/>- <text:s/>nima-related kinase 10, MET <text:s/>- <text:s/>met proto-oncogene, CDK18 <text:s/>- <text:s/>cyclin-dependent kinase 18, MAPK12 <text:s/>- <text:s/>mitogen-activated protein kinase 12, PPAP2B <text:s/>- <text:s/>phosphatidic acid phosphatase type 2b, SLC26A1 <text:s/>- <text:s/>solute carrier family 26 (anion exchanger), member 1, PTPRF <text:s/>- <text:s/>protein tyrosine phosphatase, receptor type, f, KCNH3 <text:s/>- <text:s/>potassium voltage-gated channel, subfamily h (eag-related), member 3, AKT3 <text:s/>- <text:s/>v-akt murine thymoma viral oncogene homolog 3, WNK4 <text:s/>- <text:s/>wnk lysine deficient protein kinase 4, PGD <text:s/>- <text:s/>phosphogluconate dehydrogenase, ATP1B1 <text:s/>- <text:s/>atpase, na+/k+ transporting, beta 1 polypeptide, PHKA2 <text:s/>- <text:s/>phosphorylase kinase, alpha 2 (liver), LRRK2 <text:s/>- <text:s/>leucine-rich repeat kinase 2, GPLD1 <text:s/>- <text:s/>glycosylphosphatidylinositol specific phospholipase d1, PPAPDC1A <text:s/>- <text:s/>phosphatidic acid phosphatase type 2 domain containing 1a, GRAP <text:s/>- <text:s/>grb2-related adaptor protein, MBP <text:s/>- <text:s/>myelin basic protein, CTSG <text:s/>- <text:s/>cathepsin g, ATP6V0A1 <text:s/>- <text:s/>atpase, h+ transporting, lysosomal v0 subunit a1, PEA15 <text:s/>- <text:s/>phosphoprotein enriched in astrocytes 15, SH2D3A <text:s/>- <text:s/>sh2 domain containing 3a, DYRK1A <text:s/>- <text:s/>dual-specificity tyrosine-(y)-phosphorylation regulated kinase 1a, ATP6V1A <text:s/>- <text:s/>atpase, h+ transporting, lysosomal 70kda, v1 subunit a, MAST2 <text:s/>- <text:s/>microtubule associated serine/threonine kinase 2, PPP2R2C <text:s/>- <text:s/>protein phosphatase 2, regulatory subunit b, gamma, CAMKK1 <text:s/>- <text:s/>calcium/calmodulin-dependent protein kinase kinase 1, alpha, PI4K2A <text:s/>- <text:s/>phosphatidylinositol 4-kinase type 2 alpha, DUSP14 <text:s/>- <text:s/>dual specificity phosphatase 14, ALDH5A1 <text:s/>- <text:s/>aldehyde dehydrogenase 5 family, member a1, VCP <text:s/>- <text:s/>valosin containing protein, STK4 <text:s/>- <text:s/>serine/threonine kinase 4, RASAL1 <text:s/>- <text:s/>ras protein activator like 1 (gap1 like), ARTN <text:s/>- <text:s/>artemin, ETNK2 <text:s/>- <text:s/>ethanolamine kinase 2, ALDOA <text:s/>- <text:s/>aldolase a, fructose-bisphosphate, UBC <text:s/>- <text:s/>ubiquitin c, PIK3R1 <text:s/>- <text:s/>phosphoinositide-3-kinase, regulatory subunit 1 (alpha), ERG <text:s/>- <text:s/>v-ets avian erythroblastosis virus e26 oncogene homolog, PTP4A2 <text:s/>- <text:s/>protein tyrosine phosphatase type iva, member 2, NT5C3A <text:s/>- <text:s/>5'-nucleotidase, cytosolic iiia, SSH3 <text:s/>- <text:s/>slingshot protein phosphatase 3, GRB2 <text:s/>- <text:s/>growth factor receptor-bound protein 2, FLAD1 <text:s/>- <text:s/>flavin adenine dinucleotide synthetase 1, PLAA <text:s/>- <text:s/>phospholipase a2-activating protein, DUSP13 <text:s/>- <text:s/>dual specificity phosphatase 13, GRIN2B <text:s/>- <text:s/>glutamate receptor, ionotropic, n-methyl d-aspartate 2b, PKDCC <text:s/>- <text:s/>protein kinase domain containing, cytoplasmic, IGF1R <text:s/>- <text:s/>insulin-like growth factor 1 receptor, ITPKC <text:s/>- <text:s/>inositol-trisphosphate 3-kinase c, SRPK1 <text:s/>- <text:s/>srsf protein kinase 1, LIMD1 <text:s/>- <text:s/>lim domains containing 1, EPHB2 <text:s/>- <text:s/>eph receptor b2, PLCE1 <text:s/>- <text:s/>phospholipase c, epsilon 1, BCR <text:s/>- <text:s/>breakpoint cluster region, EPHA4 <text:s/>- <text:s/>eph receptor a4, ABHD4 <text:s/>- <text:s/>abhydrolase domain containing 4, GAPDH <text:s/>- <text:s/>glyceraldehyde-3-phosphate dehydrogenase, BCL2 <text:s/>- <text:s/>b-cell cll/lymphoma 2, VAC14 <text:s/>- <text:s/>vac14 homolog (s. cerevisiae), GSK3B <text:s/>- <text:s/>glycogen synthase kinase 3 beta, TRPM6 <text:s/>- <text:s/>transient receptor potential cation channel, subfamily m,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0552" calcext:value-type="float">
            <text:p>0.0000552</text:p>
          </table:table-cell>
          <table:table-cell office:value-type="float" office:value="0.0654" calcext:value-type="float">
            <text:p>0.0654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620" calcext:value-type="float">
            <text:p>6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BNIP3 <text:s/>- <text:s/>bcl2/adenovirus e1b 19kda interacting protein 3, SPTA1 <text:s/>- <text:s/>spectrin, alpha, erythrocytic 1 (elliptocytosis 2), ABLIM1 <text:s/>- <text:s/>actin binding lim protein 1, ENO3 <text:s/>- <text:s/>enolase 3 (beta, muscle), RMI1 <text:s/>- <text:s/>recq mediated genome instability 1, CHRNA9 <text:s/>- <text:s/>cholinergic receptor, nicotinic, alpha 9 (neuronal), EPHA2 <text:s/>- <text:s/>eph receptor a2, MYOD1 <text:s/>- <text:s/>myogenic differentiation 1, SOX15 <text:s/>- <text:s/>sry (sex determining region y)-box 15, TMC1 <text:s/>- <text:s/>transmembrane channel-like 1, SPRED2 <text:s/>- <text:s/>sprouty-related, evh1 domain containing 2, MYOG <text:s/>- <text:s/>myogenin (myogenic factor 4), PRDM1 <text:s/>- <text:s/>pr domain containing 1, with znf domain, NAB1 <text:s/>- <text:s/>ngfi-a binding protein 1 (egr1 binding protein 1), GRHL3 <text:s/>- <text:s/>grainyhead-like 3 (drosophila), ACTA2 <text:s/>- <text:s/>actin, alpha 2, smooth muscle, aorta, RGS2 <text:s/>- <text:s/>regulator of g-protein signaling 2, 24kda, PHLDA2 <text:s/>- <text:s/>pleckstrin homology-like domain, family a, member 2, PLCD1 <text:s/>- <text:s/>phospholipase c, delta 1, CREB1 <text:s/>- <text:s/>camp responsive element binding protein 1, DOCK10 <text:s/>- <text:s/>dedicator of cytokinesis 10, PRDX3 <text:s/>- <text:s/>peroxiredoxin 3, CELA1 <text:s/>- <text:s/>chymotrypsin-like elastase family, member 1, NR1D1 <text:s/>- <text:s/>nuclear receptor subfamily 1, group d, member 1, KRT33B <text:s/>- <text:s/>keratin 33b, MYH9 <text:s/>- <text:s/>myosin, heavy chain 9, non-muscle, SQSTM1 <text:s/>- <text:s/>sequestosome 1, ARID1A <text:s/>- <text:s/>at rich interactive domain 1a (swi-like), EGFR <text:s/>- <text:s/>epidermal growth factor receptor, GCLM <text:s/>- <text:s/>glutamate-cysteine ligase, modifier subunit, BAG3 <text:s/>- <text:s/>bcl2-associated athanogene 3, CCDC103 <text:s/>- <text:s/>coiled-coil domain containing 103, CA9 <text:s/>- <text:s/>carbonic anhydrase ix, MYBPH <text:s/>- <text:s/>myosin binding protein h, KIRREL3 <text:s/>- <text:s/>kin of irre like 3 (drosophila), HRSP12 <text:s/>- <text:s/>heat-responsive protein 12, ROM1 <text:s/>- <text:s/>retinal outer segment membrane protein 1, ADCK4 <text:s/>- <text:s/>aarf domain containing kinase 4, EIF4E2 <text:s/>- <text:s/>eukaryotic translation initiation factor 4e family member 2, HSP90AB1 <text:s/>- <text:s/>heat shock protein 90kda alpha (cytosolic), class b member 1, SMARCA2 <text:s/>- <text:s/>swi/snf related, matrix associated, actin dependent regulator of chromatin, subfamily a, member 2, MYT1L <text:s/>- <text:s/>myelin transcription factor 1-like, HSPG2 <text:s/>- <text:s/>heparan sulfate proteoglycan 2, ZBTB7A <text:s/>- <text:s/>zinc finger and btb domain containing 7a, LAMA3 <text:s/>- <text:s/>laminin, alpha 3, COL11A1 <text:s/>- <text:s/>collagen, type xi, alpha 1, LAMC1 <text:s/>- <text:s/>laminin, gamma 1 (formerly lamb2), HSPA9 <text:s/>- <text:s/>heat shock 70kda protein 9 (mortalin), LAMB1 <text:s/>- <text:s/>laminin, beta 1, AKT3 <text:s/>- <text:s/>v-akt murine thymoma viral oncogene homolog 3, MMRN2 <text:s/>- <text:s/>multimerin 2, NR5A1 <text:s/>- <text:s/>nuclear receptor subfamily 5, group a, member 1, WNK4 <text:s/>- <text:s/>wnk lysine deficient protein kinase 4, CANX <text:s/>- <text:s/>calnexin, UTRN <text:s/>- <text:s/>utrophin, INSIG2 <text:s/>- <text:s/>insulin induced gene 2, XIRP1 <text:s/>- <text:s/>xin actin-binding repeat containing 1, MAST2 <text:s/>- <text:s/>microtubule associated serine/threonine kinase 2, ABCB6 <text:s/>- <text:s/>atp-binding cassette, sub-family b (mdr/tap), member 6, ESM1 <text:s/>- <text:s/>endothelial cell-specific molecule 1, HIC1 <text:s/>- <text:s/>hypermethylated in cancer 1, STK4 <text:s/>- <text:s/>serine/threonine kinase 4, MSN <text:s/>- <text:s/>moesin, EHF <text:s/>- <text:s/>ets homologous factor, KLHL32 <text:s/>- <text:s/>kelch-like family member 32, ERG <text:s/>- <text:s/>v-ets avian erythroblastosis virus e26 oncogene homolog, CRYBA2 <text:s/>- <text:s/>crystallin, beta a2, TEX19 <text:s/>- <text:s/>testis expressed 19, TBC1D21 <text:s/>- <text:s/>tbc1 domain family, member 21, ETS2 <text:s/>- <text:s/>v-ets avian erythroblastosis virus e26 oncogene homolog 2, ZNF219 <text:s/>- <text:s/>zinc finger protein 219, HOXA3 <text:s/>- <text:s/>homeobox a3, PKDCC <text:s/>- <text:s/>protein kinase domain containing, cytoplasmic, EPHB2 <text:s/>- <text:s/>eph receptor b2, MMP20 <text:s/>- <text:s/>matrix metallopeptidase 20, PLCE1 <text:s/>- <text:s/>phospholipase c, epsilon 1, EPHA4 <text:s/>- <text:s/>eph receptor a4, RYR1 <text:s/>- <text:s/>ryanodine receptor 1 (skeletal), BCAN <text:s/>- <text:s/>brevican, HMGA1 <text:s/>- <text:s/>high mobility group at-hook 1, ANXA1 <text:s/>- <text:s/>annexin a1, LHX6 <text:s/>- <text:s/>lim homeobox 6, RTN4 <text:s/>- <text:s/>reticulon 4, RREB1 <text:s/>- <text:s/>ras responsive element binding protein 1, SCEL <text:s/>- <text:s/>sciellin, SIX6 <text:s/>- <text:s/>six homeobox 6, GSTP1 <text:s/>- <text:s/>glutathione s-transferase pi 1, FN1 <text:s/>- <text:s/>fibronectin 1, SSH1 <text:s/>- <text:s/>slingshot protein phosphatase 1, PSAP <text:s/>- <text:s/>prosaposin, STK40 <text:s/>- <text:s/>serine/threonine kinase 40, SEC24D <text:s/>- <text:s/>sec24 family, member d (s. cerevisiae), TTC7A <text:s/>- <text:s/>tetratricopeptide repeat domain 7a, VANGL2 <text:s/>- <text:s/>vangl planar cell polarity protein 2, OSM <text:s/>- <text:s/>oncostatin m, CLIC4 <text:s/>- <text:s/>chloride intracellular channel 4, FLNC <text:s/>- <text:s/>filamin c, gamma, PACSIN2 <text:s/>- <text:s/>protein kinase c and casein kinase substrate in neurons 2, APBA1 <text:s/>- <text:s/>amyloid beta (a4) precursor protein-binding, family a, member 1, GPR56 <text:s/>- <text:s/>g protein-coupled receptor 56, CD109 <text:s/>- <text:s/>cd109 molecule, SMYD3 <text:s/>- <text:s/>set and mynd domain containing 3, LMO4 <text:s/>- <text:s/>lim domain only 4, FBXO40 <text:s/>- <text:s/>f-box protein 40, PAFAH1B1 <text:s/>- <text:s/>platelet-activating factor acetylhydrolase 1b, regulatory subunit 1 (45kda), OMG <text:s/>- <text:s/>oligodendrocyte myelin glycoprotein, EYS <text:s/>- <text:s/>eyes shut homolog (drosophila), FGR <text:s/>- <text:s/>feline gardner-rasheed sarcoma viral oncogene homolog, DUSP10 <text:s/>- <text:s/>dual specificity phosphatase 10, IL6 <text:s/>- <text:s/>interleukin 6 (interferon, beta 2), PDGFA <text:s/>- <text:s/>platelet-derived growth factor alpha polypeptide, CNTNAP2 <text:s/>- <text:s/>contactin associated protein-like 2, SCG2 <text:s/>- <text:s/>secretogranin ii, FGF9 <text:s/>- <text:s/>fibroblast growth factor 9, PDGFRB <text:s/>- <text:s/>platelet-derived growth factor receptor, beta polypeptide, ZBTB7B <text:s/>- <text:s/>zinc finger and btb domain containing 7b, L3MBTL1 <text:s/>- <text:s/>l(3)mbt-like 1 (drosophila), CSDE1 <text:s/>- <text:s/>cold shock domain containing e1, rna-binding, MEIS1 <text:s/>- <text:s/>meis homeobox 1, BBS9 <text:s/>- <text:s/>bardet-biedl syndrome 9, LRRC55 <text:s/>- <text:s/>leucine rich repeat containing 55, SRPX2 <text:s/>- <text:s/>sushi-repeat containing protein, x-linked 2, MET <text:s/>- <text:s/>met proto-oncogene, AKIRIN2 <text:s/>- <text:s/>akirin 2, FKTN <text:s/>- <text:s/>fukutin, MPP5 <text:s/>- <text:s/>membrane protein, palmitoylated 5 (maguk p55 subfamily member 5), CLIP3 <text:s/>- <text:s/>cap-gly domain containing linker protein 3, LENEP <text:s/>- <text:s/>lens epithelial protein, HTATIP2 <text:s/>- <text:s/>hiv-1 tat interactive protein 2, 30kda, MAPK12 <text:s/>- <text:s/>mitogen-activated protein kinase 12, PPAP2B <text:s/>- <text:s/>phosphatidic acid phosphatase type 2b, RB1CC1 <text:s/>- <text:s/>rb1-inducible coiled-coil 1, KEAP1 <text:s/>- <text:s/>kelch-like ech-associated protein 1, MGST1 <text:s/>- <text:s/>microsomal glutathione s-transferase 1, HIF3A <text:s/>- <text:s/>hypoxia inducible factor 3, alpha subunit, CDH17 <text:s/>- <text:s/>cadherin 17, li cadherin (liver-intestine), PTPRF <text:s/>- <text:s/>protein tyrosine phosphatase, receptor type, f, TIMP2 <text:s/>- <text:s/>timp metallopeptidase inhibitor 2, SLC6A4 <text:s/>- <text:s/>solute carrier family 6 (neurotransmitter transporter), member 4, TLL1 <text:s/>- <text:s/>tolloid-like 1, AFF4 <text:s/>- <text:s/>af4/fmr2 family, member 4, LRRK2 <text:s/>- <text:s/>leucine-rich repeat kinase 2, KDM5B <text:s/>- <text:s/>lysine (k)-specific demethylase 5b, RERE <text:s/>- <text:s/>arginine-glutamic acid dipeptide (re) repeats, MAP2 <text:s/>- <text:s/>microtubule-associated protein 2, GPLD1 <text:s/>- <text:s/>glycosylphosphatidylinositol specific phospholipase d1, DZIP1 <text:s/>- <text:s/>daz interacting zinc finger protein 1, NAA15 <text:s/>- <text:s/>n(alpha)-acetyltransferase 15, nata auxiliary subunit, AMOT <text:s/>- <text:s/>angiomotin, GRAP <text:s/>- <text:s/>grb2-related adaptor protein, MBP <text:s/>- <text:s/>myelin basic protein, MKL1 <text:s/>- <text:s/>megakaryoblastic leukemia (translocation) 1, SNPH <text:s/>- <text:s/>syntaphilin, SLC40A1 <text:s/>- <text:s/>solute carrier family 40 (iron-regulated transporter), member 1, THSD7A <text:s/>- <text:s/>thrombospondin, type i, domain containing 7a, CCR9 <text:s/>- <text:s/>chemokine (c-c motif) receptor 9, FOXK1 <text:s/>- <text:s/>forkhead box k1, VASH1 <text:s/>- <text:s/>vasohibin 1, KLK14 <text:s/>- <text:s/>kallikrein-related peptidase 14, PFN1 <text:s/>- <text:s/>profilin 1, CFTR <text:s/>- <text:s/>cystic fibrosis transmembrane conductance regulator (atp-binding cassette sub-family c, member 7), RAB13 <text:s/>- <text:s/>rab13, member ras oncogene family, RAN <text:s/>- <text:s/>ran, member ras oncogene family, TEF <text:s/>- <text:s/>thyrotrophic embryonic factor, LRP1 <text:s/>- <text:s/>low density lipoprotein receptor-related protein 1, ARTN <text:s/>- <text:s/>artemin, CABYR <text:s/>- <text:s/>calcium binding tyrosine-(y)-phosphorylation regulated, ETNK2 <text:s/>- <text:s/>ethanolamine kinase 2, CYP26B1 <text:s/>- <text:s/>cytochrome p450, family 26, subfamily b, polypeptide 1, PIK3R1 <text:s/>- <text:s/>phosphoinositide-3-kinase, regulatory subunit 1 (alpha), DHCR24 <text:s/>- <text:s/>24-dehydrocholesterol reductase, PHGDH <text:s/>- <text:s/>phosphoglycerate dehydrogenase, EPC1 <text:s/>- <text:s/>enhancer of polycomb homolog 1 (drosophila), GRB2 <text:s/>- <text:s/>growth factor receptor-bound protein 2, BCAR3 <text:s/>- <text:s/>breast cancer anti-estrogen resistance 3, TAF8 <text:s/>- <text:s/>taf8 rna polymerase ii, tata box binding protein (tbp)-associated factor, 43kda, NQO1 <text:s/>- <text:s/>nad(p)h dehydrogenase, quinone 1, KIAA1522 <text:s/>- <text:s/>kiaa1522, SEC24C <text:s/>- <text:s/>sec24 family, member c (s. cerevisiae), RBM45 <text:s/>- <text:s/>rna binding motif protein 45, RAI2 <text:s/>- <text:s/>retinoic acid induced 2, DNASE1L3 <text:s/>- <text:s/>deoxyribonuclease i-like 3, RBBP7 <text:s/>- <text:s/>retinoblastoma binding protein 7, MXD1 <text:s/>- <text:s/>max dimerization protein 1, DIS3L2 <text:s/>- <text:s/>dis3 mitotic control homolog (s. cerevisiae)-like 2, UNC45B <text:s/>- <text:s/>unc-45 homolog b (c. elegans), LIMD1 <text:s/>- <text:s/>lim domains containing 1, BCR <text:s/>- <text:s/>breakpoint cluster region, MAFG <text:s/>- <text:s/>v-maf avian musculoaponeurotic fibrosarcoma oncogene homolog g, CLCF1 <text:s/>- <text:s/>cardiotrophin-like cytokine factor 1, RP1L1 <text:s/>- <text:s/>retinitis pigmentosa 1-like 1, BCL3 <text:s/>- <text:s/>b-cell cll/lymphoma 3, BCL2 <text:s/>- <text:s/>b-cell cll/lymphoma 2, TIAL1 <text:s/>- <text:s/>tia1 cytotoxic granule-associated rna binding protein-like 1, GSK3B <text:s/>- <text:s/>glycogen synthase kinase 3 beta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phosphorylation</text:p>
          </table:table-cell>
          <table:table-cell office:value-type="float" office:value="0.0000712" calcext:value-type="float">
            <text:p>0.0000712</text:p>
          </table:table-cell>
          <table:table-cell office:value-type="float" office:value="0.078" calcext:value-type="float">
            <text:p>0.078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956" calcext:value-type="float">
            <text:p>956</text:p>
          </table:table-cell>
          <table:table-cell office:value-type="float" office:value="620" calcext:value-type="float">
            <text:p>6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KCNH3 <text:s/>- <text:s/>potassium voltage-gated channel, subfamily h (eag-related), member 3, AKT3 <text:s/>- <text:s/>v-akt murine thymoma viral oncogene homolog 3, SPTA1 <text:s/>- <text:s/>spectrin, alpha, erythrocytic 1 (elliptocytosis 2), WNK4 <text:s/>- <text:s/>wnk lysine deficient protein kinase 4, STK40 <text:s/>- <text:s/>serine/threonine kinase 40, PHKA2 <text:s/>- <text:s/>phosphorylase kinase, alpha 2 (liver), OSM <text:s/>- <text:s/>oncostatin m, ENO3 <text:s/>- <text:s/>enolase 3 (beta, muscle), LRRK2 <text:s/>- <text:s/>leucine-rich repeat kinase 2, TBK1 <text:s/>- <text:s/>tank-binding kinase 1, ENO1 <text:s/>- <text:s/>enolase 1, (alpha), GRAP <text:s/>- <text:s/>grb2-related adaptor protein, EPHA2 <text:s/>- <text:s/>eph receptor a2, MBP <text:s/>- <text:s/>myelin basic protein, PEA15 <text:s/>- <text:s/>phosphoprotein enriched in astrocytes 15, CTSG <text:s/>- <text:s/>cathepsin g, MYOD1 <text:s/>- <text:s/>myogenic differentiation 1, PSMA4 <text:s/>- <text:s/>proteasome (prosome, macropain) subunit, alpha type, 4, SH2D3A <text:s/>- <text:s/>sh2 domain containing 3a, PSMA3 <text:s/>- <text:s/>proteasome (prosome, macropain) subunit, alpha type, 3, DYRK1A <text:s/>- <text:s/>dual-specificity tyrosine-(y)-phosphorylation regulated kinase 1a, MAST2 <text:s/>- <text:s/>microtubule associated serine/threonine kinase 2, CAB39 <text:s/>- <text:s/>calcium binding protein 39, PSMD1 <text:s/>- <text:s/>proteasome (prosome, macropain) 26s subunit, non-atpase, 1, CAMKK1 <text:s/>- <text:s/>calcium/calmodulin-dependent protein kinase kinase 1, alpha, PI4K2A <text:s/>- <text:s/>phosphatidylinositol 4-kinase type 2 alpha, PSMC5 <text:s/>- <text:s/>proteasome (prosome, macropain) 26s subunit, atpase, 5, PSMD7 <text:s/>- <text:s/>proteasome (prosome, macropain) 26s subunit, non-atpase, 7, CREB1 <text:s/>- <text:s/>camp responsive element binding protein 1, FGR <text:s/>- <text:s/>feline gardner-rasheed sarcoma viral oncogene homolog, RHO <text:s/>- <text:s/>rhodopsin, MAST1 <text:s/>- <text:s/>microtubule associated serine/threonine kinase 1, DUSP10 <text:s/>- <text:s/>dual specificity phosphatase 10, STK4 <text:s/>- <text:s/>serine/threonine kinase 4, PSMD14 <text:s/>- <text:s/>proteasome (prosome, macropain) 26s subunit, non-atpase, 14, PDGFA <text:s/>- <text:s/>platelet-derived growth factor alpha polypeptide, SCG2 <text:s/>- <text:s/>secretogranin ii, PSME2 <text:s/>- <text:s/>proteasome (prosome, macropain) activator subunit 2 (pa28 beta), RASAL1 <text:s/>- <text:s/>ras protein activator like 1 (gap1 like), FGF9 <text:s/>- <text:s/>fibroblast growth factor 9, ARTN <text:s/>- <text:s/>artemin, PDGFRB <text:s/>- <text:s/>platelet-derived growth factor receptor, beta polypeptide, ETNK2 <text:s/>- <text:s/>ethanolamine kinase 2, UBC <text:s/>- <text:s/>ubiquitin c, SQSTM1 <text:s/>- <text:s/>sequestosome 1, ALDOA <text:s/>- <text:s/>aldolase a, fructose-bisphosphate, ERG <text:s/>- <text:s/>v-ets avian erythroblastosis virus e26 oncogene homolog, PIK3R1 <text:s/>- <text:s/>phosphoinositide-3-kinase, regulatory subunit 1 (alpha), EGFR <text:s/>- <text:s/>epidermal growth factor receptor, GRB2 <text:s/>- <text:s/>growth factor receptor-bound protein 2, RASSF2 <text:s/>- <text:s/>ras association (ralgds/af-6) domain family member 2, NEK10 <text:s/>- <text:s/>nima-related kinase 10, GRIN2B <text:s/>- <text:s/>glutamate receptor, ionotropic, n-methyl d-aspartate 2b, PKDCC <text:s/>- <text:s/>protein kinase domain containing, cytoplasmic, IGF1R <text:s/>- <text:s/>insulin-like growth factor 1 receptor, ITPKC <text:s/>- <text:s/>inositol-trisphosphate 3-kinase c, SRPK1 <text:s/>- <text:s/>srsf protein kinase 1, EPHB2 <text:s/>- <text:s/>eph receptor b2, LIMD1 <text:s/>- <text:s/>lim domains containing 1, MET <text:s/>- <text:s/>met proto-oncogene, CDK18 <text:s/>- <text:s/>cyclin-dependent kinase 18, BCR <text:s/>- <text:s/>breakpoint cluster region, EPHA4 <text:s/>- <text:s/>eph receptor a4, MAPK12 <text:s/>- <text:s/>mitogen-activated protein kinase 12, GAPDH <text:s/>- <text:s/>glyceraldehyde-3-phosphate dehydrogenase, BCL2 <text:s/>- <text:s/>b-cell cll/lymphoma 2, GSK3B <text:s/>- <text:s/>glycogen synthase kinase 3 beta, TRPM6 <text:s/>- <text:s/>transient receptor potential cation channel, subfamily m,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360</text:p>
          </table:table-cell>
          <table:table-cell office:value-type="string" calcext:value-type="string">
            <text:p>regulation of cell shape</text:p>
          </table:table-cell>
          <table:table-cell office:value-type="float" office:value="0.0000724" calcext:value-type="float">
            <text:p>0.000072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03" calcext:value-type="float">
            <text:p>3.03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SPTA1 <text:s/>- <text:s/>spectrin, alpha, erythrocytic 1 (elliptocytosis 2), FN1 <text:s/>- <text:s/>fibronectin 1, CDC42SE1 <text:s/>- <text:s/>cdc42 small effector 1, EPB41 <text:s/>- <text:s/>erythrocyte membrane protein band 4.1 (elliptocytosis 1, rh-linked), LIMD1 <text:s/>- <text:s/>lim domains containing 1, ARHGAP15 <text:s/>- <text:s/>rho gtpase activating protein 15, FGD4 <text:s/>- <text:s/>fyve, rhogef and ph domain containing 4, MYH9 <text:s/>- <text:s/>myosin, heavy chain 9, non-muscle, ALDOA <text:s/>- <text:s/>aldolase a, fructose-bisphosphate, BAMBI <text:s/>- <text:s/>bmp and activin membrane-bound inhibitor, PRPF40A <text:s/>- <text:s/>prp40 pre-mrna processing factor 40 homolog a (s. cerevisiae), ANXA1 <text:s/>- <text:s/>annexin a1, SH3KBP1 <text:s/>- <text:s/>sh3-domain kinase binding protein 1, FGR <text:s/>- <text:s/>feline gardner-rasheed sarcoma viral oncogene homolog, IL6 <text:s/>- <text:s/>interleukin 6 (interferon, beta 2), MSN <text:s/>- <text:s/>moes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010</text:p>
          </table:table-cell>
          <table:table-cell office:value-type="string" calcext:value-type="string">
            <text:p>cytoskeleton organization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797" calcext:value-type="float">
            <text:p>0.0797</text:p>
          </table:table-cell>
          <table:table-cell office:value-type="float" office:value="1.77" calcext:value-type="float">
            <text:p>1.77</text:p>
          </table:table-cell>
          <table:table-cell office:value-type="float" office:value="13954" calcext:value-type="float">
            <text:p>13954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PDGFA <text:s/>- <text:s/>platelet-derived growth factor alpha polypeptide, DST <text:s/>- <text:s/>dystonin, KRT31 <text:s/>- <text:s/>keratin 31, RAN <text:s/>- <text:s/>ran, member ras oncogene family, CAPN6 <text:s/>- <text:s/>calpain 6, SSH1 <text:s/>- <text:s/>slingshot protein phosphatase 1, DCTN2 <text:s/>- <text:s/>dynactin 2 (p50), SPIRE1 <text:s/>- <text:s/>spire actin nucleation factor 1, FRMD3 <text:s/>- <text:s/>ferm domain containing 3, ABLIM1 <text:s/>- <text:s/>actin binding lim protein 1, PFN2 <text:s/>- <text:s/>profilin 2, PDGFRB <text:s/>- <text:s/>platelet-derived growth factor receptor, beta polypeptide, MYH9 <text:s/>- <text:s/>myosin, heavy chain 9, non-muscle, MID1 <text:s/>- <text:s/>midline 1 (opitz/bbb syndrome), NEFM <text:s/>- <text:s/>neurofilament, medium polypeptide, LIMCH1 <text:s/>- <text:s/>lim and calponin homology domains 1, CORO1C <text:s/>- <text:s/>coronin, actin binding protein, 1c, FAM83H <text:s/>- <text:s/>family with sequence similarity 83, member h, TLN1 <text:s/>- <text:s/>talin 1, DCTN1 <text:s/>- <text:s/>dynactin 1, PRPF40A <text:s/>- <text:s/>prp40 pre-mrna processing factor 40 homolog a (s. cerevisiae), MAP2 <text:s/>- <text:s/>microtubule-associated protein 2, SH3KBP1 <text:s/>- <text:s/>sh3-domain kinase binding protein 1, PACSIN2 <text:s/>- <text:s/>protein kinase c and casein kinase substrate in neurons 2, PHACTR1 <text:s/>- <text:s/>phosphatase and actin regulator 1, AMOT <text:s/>- <text:s/>angiomotin, MYBPH <text:s/>- <text:s/>myosin binding protein h, LARP4 <text:s/>- <text:s/>la ribonucleoprotein domain family, member 4, KRT18 <text:s/>- <text:s/>keratin 18, EPB41L1 <text:s/>- <text:s/>erythrocyte membrane protein band 4.1-like 1, EPB41 <text:s/>- <text:s/>erythrocyte membrane protein band 4.1 (elliptocytosis 1, rh-linked), XIRP1 <text:s/>- <text:s/>xin actin-binding repeat containing 1, LIMD1 <text:s/>- <text:s/>lim domains containing 1, FGD4 <text:s/>- <text:s/>fyve, rhogef and ph domain containing 4, PLCE1 <text:s/>- <text:s/>phospholipase c, epsilon 1, BCR <text:s/>- <text:s/>breakpoint cluster region, MAST2 <text:s/>- <text:s/>microtubule associated serine/threonine kinase 2, RP1L1 <text:s/>- <text:s/>retinitis pigmentosa 1-like 1, PAFAH1B1 <text:s/>- <text:s/>platelet-activating factor acetylhydrolase 1b, regulatory subunit 1 (45kda), GAPDH <text:s/>- <text:s/>glyceraldehyde-3-phosphate dehydrogenase, PFN1 <text:s/>- <text:s/>profilin 1, ANXA1 <text:s/>- <text:s/>annexin a1, TUBA1C <text:s/>- <text:s/>tubulin, alpha 1c, MAST1 <text:s/>- <text:s/>microtubule associated serine/threonine kinase 1, ZNF207 <text:s/>- <text:s/>zinc finger protein 207, RAB13 <text:s/>- <text:s/>rab13, member ras oncogene family, MSN <text:s/>- <text:s/>moesin, SLAIN2 <text:s/>- <text:s/>slain motif family,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384</text:p>
          </table:table-cell>
          <table:table-cell office:value-type="string" calcext:value-type="string">
            <text:p>cellular response to corticosteroid stimulus</text:p>
          </table:table-cell>
          <table:table-cell office:value-type="float" office:value="0.0000963" calcext:value-type="float">
            <text:p>0.0000963</text:p>
          </table:table-cell>
          <table:table-cell office:value-type="float" office:value="0.0857" calcext:value-type="float">
            <text:p>0.0857</text:p>
          </table:table-cell>
          <table:table-cell office:value-type="float" office:value="4.25" calcext:value-type="float">
            <text:p>4.25</text:p>
          </table:table-cell>
          <table:table-cell office:value-type="float" office:value="13954" calcext:value-type="float">
            <text:p>13954</text:p>
          </table:table-cell>
          <table:table-cell office:value-type="float" office:value="53" calcext:value-type="float">
            <text:p>53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FBXO32 <text:s/>- <text:s/>f-box protein 32, EGFR <text:s/>- <text:s/>epidermal growth factor receptor, RAN <text:s/>- <text:s/>ran, member ras oncogene family, SMYD3 <text:s/>- <text:s/>set and mynd domain containing 3, TFAP4 <text:s/>- <text:s/>transcription factor ap-4 (activating enhancer binding protein 4), MYOD1 <text:s/>- <text:s/>myogenic differentiation 1, GSTP1 <text:s/>- <text:s/>glutathione s-transferase pi 1, ANXA1 <text:s/>- <text:s/>annexin a1, ABCC2 <text:s/>- <text:s/>atp-binding cassette, sub-family c (cftr/mrp), member 2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036</text:p>
          </table:table-cell>
          <table:table-cell office:value-type="string" calcext:value-type="string">
            <text:p>actin cytoskeleton organization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939" calcext:value-type="float">
            <text:p>0.0939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33" calcext:value-type="float">
            <text:p>233</text:p>
          </table:table-cell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PDGFA <text:s/>- <text:s/>platelet-derived growth factor alpha polypeptide, RAN <text:s/>- <text:s/>ran, member ras oncogene family, EPB41L1 <text:s/>- <text:s/>erythrocyte membrane protein band 4.1-like 1, EPB41 <text:s/>- <text:s/>erythrocyte membrane protein band 4.1 (elliptocytosis 1, rh-linked), SSH1 <text:s/>- <text:s/>slingshot protein phosphatase 1, XIRP1 <text:s/>- <text:s/>xin actin-binding repeat containing 1, FGD4 <text:s/>- <text:s/>fyve, rhogef and ph domain containing 4, SPIRE1 <text:s/>- <text:s/>spire actin nucleation factor 1, FRMD3 <text:s/>- <text:s/>ferm domain containing 3, PFN2 <text:s/>- <text:s/>profilin 2, BCR <text:s/>- <text:s/>breakpoint cluster region, PDGFRB <text:s/>- <text:s/>platelet-derived growth factor receptor, beta polypeptide, MYH9 <text:s/>- <text:s/>myosin, heavy chain 9, non-muscle, CORO1C <text:s/>- <text:s/>coronin, actin binding protein, 1c, LIMCH1 <text:s/>- <text:s/>lim and calponin homology domains 1, TLN1 <text:s/>- <text:s/>talin 1, PAFAH1B1 <text:s/>- <text:s/>platelet-activating factor acetylhydrolase 1b, regulatory subunit 1 (45kda), PFN1 <text:s/>- <text:s/>profilin 1, ANXA1 <text:s/>- <text:s/>annexin a1, PACSIN2 <text:s/>- <text:s/>protein kinase c and casein kinase substrate in neurons 2, PHACTR1 <text:s/>- <text:s/>phosphatase and actin regulator 1, AMOT <text:s/>- <text:s/>angiomotin, MYBPH <text:s/>- <text:s/>myosin binding protein h, RAB13 <text:s/>- <text:s/>rab13, member ras oncogene family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0</text:p>
          </table:table-cell>
          <table:table-cell office:value-type="string" calcext:value-type="string">
            <text:p>regulation of cellular component movemen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977" calcext:value-type="float">
            <text:p>0.0977</text:p>
          </table:table-cell>
          <table:table-cell office:value-type="float" office:value="1.73" calcext:value-type="float">
            <text:p>1.73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MMRN2 <text:s/>- <text:s/>multimerin 2, GSTP1 <text:s/>- <text:s/>glutathione s-transferase pi 1, FN1 <text:s/>- <text:s/>fibronectin 1, SSH1 <text:s/>- <text:s/>slingshot protein phosphatase 1, RUFY3 <text:s/>- <text:s/>run and fyve domain containing 3, ARHGEF39 <text:s/>- <text:s/>rho guanine nucleotide exchange factor (gef) 39, PFN2 <text:s/>- <text:s/>profilin 2, CORO1C <text:s/>- <text:s/>coronin, actin binding protein, 1c, FSHB <text:s/>- <text:s/>follicle stimulating hormone, beta polypeptide, PTPN23 <text:s/>- <text:s/>protein tyrosine phosphatase, non-receptor type 23, CLIC4 <text:s/>- <text:s/>chloride intracellular channel 4, GPLD1 <text:s/>- <text:s/>glycosylphosphatidylinositol specific phospholipase d1, GPR56 <text:s/>- <text:s/>g protein-coupled receptor 56, AMOT <text:s/>- <text:s/>angiomotin, EPHA2 <text:s/>- <text:s/>eph receptor a2, RFFL <text:s/>- <text:s/>ring finger and fyve-like domain containing e3 ubiquitin protein ligase, LMO4 <text:s/>- <text:s/>lim domain only 4, IL1R1 <text:s/>- <text:s/>interleukin 1 receptor, type i, VASH1 <text:s/>- <text:s/>vasohibin 1, PHLDA2 <text:s/>- <text:s/>pleckstrin homology-like domain, family a, member 2, PFN1 <text:s/>- <text:s/>profilin 1, DOCK10 <text:s/>- <text:s/>dedicator of cytokinesis 10, FGR <text:s/>- <text:s/>feline gardner-rasheed sarcoma viral oncogene homolog, CREB3 <text:s/>- <text:s/>camp responsive element binding protein 3, IL6 <text:s/>- <text:s/>interleukin 6 (interferon, beta 2), MSN <text:s/>- <text:s/>moesin, PDGFA <text:s/>- <text:s/>platelet-derived growth factor alpha polypeptide, LRP1 <text:s/>- <text:s/>low density lipoprotein receptor-related protein 1, PDGFRB <text:s/>- <text:s/>platelet-derived growth factor receptor, beta polypeptide, PIK3R1 <text:s/>- <text:s/>phosphoinositide-3-kinase, regulatory subunit 1 (alpha), ITGA2B <text:s/>- <text:s/>integrin, alpha 2b (platelet glycoprotein iib of iib/iiia complex, antigen cd41), FAM83H <text:s/>- <text:s/>family with sequence similarity 83, member h, PLAU <text:s/>- <text:s/>plasminogen activator, urokinase, EGFR <text:s/>- <text:s/>epidermal growth factor receptor, SASH1 <text:s/>- <text:s/>sam and sh3 domain containing 1, CPEB1 <text:s/>- <text:s/>cytoplasmic polyadenylation element binding protein 1, FAM65A <text:s/>- <text:s/>family with sequence similarity 65, member a, MACF1 <text:s/>- <text:s/>microtubule-actin crosslinking factor 1, IGF1R <text:s/>- <text:s/>insulin-like growth factor 1 receptor, SRPX2 <text:s/>- <text:s/>sushi-repeat containing protein, x-linked 2, MET <text:s/>- <text:s/>met proto-oncogene, TNFSF18 <text:s/>- <text:s/>tumor necrosis factor (ligand) superfamily, member 18, BCR <text:s/>- <text:s/>breakpoint cluster region, BCL2 <text:s/>- <text:s/>b-cell cll/lymphoma 2, ANXA1 <text:s/>- <text:s/>annexin a1, RTN4 <text:s/>- <text:s/>reticulon 4, LAMA3 <text:s/>- <text:s/>laminin, alpha 3, RREB1 <text:s/>- <text:s/>ras responsive element binding protein 1, LAMB1 <text:s/>- <text:s/>laminin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1418</text:p>
          </table:table-cell>
          <table:table-cell office:value-type="string" calcext:value-type="string">
            <text:p>regulation of transcription from RNA polymerase II promoter in response to hypoxia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122" calcext:value-type="float">
            <text:p>0.122</text:p>
          </table:table-cell>
          <table:table-cell office:value-type="float" office:value="3.7" calcext:value-type="float">
            <text:p>3.7</text:p>
          </table:table-cell>
          <table:table-cell office:value-type="float" office:value="13954" calcext:value-type="float">
            <text:p>13954</text:p>
          </table:table-cell>
          <table:table-cell office:value-type="float" office:value="67" calcext:value-type="float">
            <text:p>67</text:p>
          </table:table-cell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PSMD14 <text:s/>- <text:s/>proteasome (prosome, macropain) 26s subunit, non-atpase, 14, PSMD1 <text:s/>- <text:s/>proteasome (prosome, macropain) 26s subunit, non-atpase, 1, PSMC5 <text:s/>- <text:s/>proteasome (prosome, macropain) 26s subunit, atpase, 5, PSME2 <text:s/>- <text:s/>proteasome (prosome, macropain) activator subunit 2 (pa28 beta), PSMA4 <text:s/>- <text:s/>proteasome (prosome, macropain) subunit, alpha type, 4, PSMA3 <text:s/>- <text:s/>proteasome (prosome, macropain) subunit, alpha type, 3, LIMD1 <text:s/>- <text:s/>lim domains containing 1, PSMD7 <text:s/>- <text:s/>proteasome (prosome, macropain) 26s subunit, non-atpase, 7, CA9 <text:s/>- <text:s/>carbonic anhydrase ix, UBC <text:s/>- <text:s/>ubiquitin c, HIF3A <text:s/>- <text:s/>hypoxia inducible factor 3, alpha subuni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138</text:p>
          </table:table-cell>
          <table:table-cell office:value-type="string" calcext:value-type="string">
            <text:p>positive regulation of peptidyl-serine phosphorylation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115" calcext:value-type="float">
            <text:p>0.115</text:p>
          </table:table-cell>
          <table:table-cell office:value-type="float" office:value="3.7" calcext:value-type="float">
            <text:p>3.7</text:p>
          </table:table-cell>
          <table:table-cell office:value-type="float" office:value="13954" calcext:value-type="float">
            <text:p>13954</text:p>
          </table:table-cell>
          <table:table-cell office:value-type="float" office:value="67" calcext:value-type="float">
            <text:p>67</text:p>
          </table:table-cell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OSM <text:s/>- <text:s/>oncostatin m, SMYD3 <text:s/>- <text:s/>set and mynd domain containing 3, BCL2 <text:s/>- <text:s/>b-cell cll/lymphoma 2, BCAR3 <text:s/>- <text:s/>breast cancer anti-estrogen resistance 3, GSK3B <text:s/>- <text:s/>glycogen synthase kinase 3 beta, PFN2 <text:s/>- <text:s/>profilin 2, TBK1 <text:s/>- <text:s/>tank-binding kinase 1, OPRD1 <text:s/>- <text:s/>opioid receptor, delta 1, STK4 <text:s/>- <text:s/>serine/threonine kinase 4, IL6 <text:s/>- <text:s/>interleukin 6 (interferon, beta 2), CAPRIN2 <text:s/>- <text:s/>caprin family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regulation of multicellular organismal development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133" calcext:value-type="float">
            <text:p>0.133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382" calcext:value-type="float">
            <text:p>1382</text:p>
          </table:table-cell>
          <table:table-cell office:value-type="float" office:value="620" calcext:value-type="float">
            <text:p>6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TIMP2 <text:s/>- <text:s/>timp metallopeptidase inhibitor 2, MMRN2 <text:s/>- <text:s/>multimerin 2, FN1 <text:s/>- <text:s/>fibronectin 1, CASZ1 <text:s/>- <text:s/>castor zinc finger 1, SSH1 <text:s/>- <text:s/>slingshot protein phosphatase 1, RUFY3 <text:s/>- <text:s/>run and fyve domain containing 3, SLC6A4 <text:s/>- <text:s/>solute carrier family 6 (neurotransmitter transporter), member 4, NR5A1 <text:s/>- <text:s/>nuclear receptor subfamily 5, group a, member 1, TRIM67 <text:s/>- <text:s/>tripartite motif containing 67, VANGL2 <text:s/>- <text:s/>vangl planar cell polarity protein 2, FSHB <text:s/>- <text:s/>follicle stimulating hormone, beta polypeptide, LRRK2 <text:s/>- <text:s/>leucine-rich repeat kinase 2, KDM5B <text:s/>- <text:s/>lysine (k)-specific demethylase 5b, GPR56 <text:s/>- <text:s/>g protein-coupled receptor 56, AMOT <text:s/>- <text:s/>angiomotin, CAPRIN2 <text:s/>- <text:s/>caprin family member 2, CD109 <text:s/>- <text:s/>cd109 molecule, SOST <text:s/>- <text:s/>sclerostin, EPHA2 <text:s/>- <text:s/>eph receptor a2, MBP <text:s/>- <text:s/>myelin basic protein, MYOD1 <text:s/>- <text:s/>myogenic differentiation 1, SOX15 <text:s/>- <text:s/>sry (sex determining region y)-box 15, MYOG <text:s/>- <text:s/>myogenin (myogenic factor 4), RIT2 <text:s/>- <text:s/>ras-like without caax 2, PSMA4 <text:s/>- <text:s/>proteasome (prosome, macropain) subunit, alpha type, 4, PSMA3 <text:s/>- <text:s/>proteasome (prosome, macropain) subunit, alpha type, 3, PRDM1 <text:s/>- <text:s/>pr domain containing 1, with znf domain, KRT36 <text:s/>- <text:s/>keratin 36, OMD <text:s/>- <text:s/>osteomodulin, GRHL3 <text:s/>- <text:s/>grainyhead-like 3 (drosophila), PSMD1 <text:s/>- <text:s/>proteasome (prosome, macropain) 26s subunit, non-atpase, 1, PAFAH1B1 <text:s/>- <text:s/>platelet-activating factor acetylhydrolase 1b, regulatory subunit 1 (45kda), PSMC5 <text:s/>- <text:s/>proteasome (prosome, macropain) 26s subunit, atpase, 5, OMG <text:s/>- <text:s/>oligodendrocyte myelin glycoprotein, PHLDA2 <text:s/>- <text:s/>pleckstrin homology-like domain, family a, member 2, VASH1 <text:s/>- <text:s/>vasohibin 1, PFN1 <text:s/>- <text:s/>profilin 1, PSMD7 <text:s/>- <text:s/>proteasome (prosome, macropain) 26s subunit, non-atpase, 7, CREB1 <text:s/>- <text:s/>camp responsive element binding protein 1, DUSP10 <text:s/>- <text:s/>dual specificity phosphatase 10, IL6 <text:s/>- <text:s/>interleukin 6 (interferon, beta 2), STK4 <text:s/>- <text:s/>serine/threonine kinase 4, CELA1 <text:s/>- <text:s/>chymotrypsin-like elastase family, member 1, STMN2 <text:s/>- <text:s/>stathmin-like 2, PSMD14 <text:s/>- <text:s/>proteasome (prosome, macropain) 26s subunit, non-atpase, 14, PDGFA <text:s/>- <text:s/>platelet-derived growth factor alpha polypeptide, PSME2 <text:s/>- <text:s/>proteasome (prosome, macropain) activator subunit 2 (pa28 beta), USP19 <text:s/>- <text:s/>ubiquitin specific peptidase 19, LRP1 <text:s/>- <text:s/>low density lipoprotein receptor-related protein 1, RASAL1 <text:s/>- <text:s/>ras protein activator like 1 (gap1 like), FGF9 <text:s/>- <text:s/>fibroblast growth factor 9, GPC6 <text:s/>- <text:s/>glypican 6, PDGFRB <text:s/>- <text:s/>platelet-derived growth factor receptor, beta polypeptide, UBC <text:s/>- <text:s/>ubiquitin c, CYP26B1 <text:s/>- <text:s/>cytochrome p450, family 26, subfamily b, polypeptide 1, PIK3R1 <text:s/>- <text:s/>phosphoinositide-3-kinase, regulatory subunit 1 (alpha), SSH3 <text:s/>- <text:s/>slingshot protein phosphatase 3, EGFR <text:s/>- <text:s/>epidermal growth factor receptor, RASSF2 <text:s/>- <text:s/>ras association (ralgds/af-6) domain family member 2, ZBTB7B <text:s/>- <text:s/>zinc finger and btb domain containing 7b, SASH1 <text:s/>- <text:s/>sam and sh3 domain containing 1, SYT2 <text:s/>- <text:s/>synaptotagmin ii, CPEB1 <text:s/>- <text:s/>cytoplasmic polyadenylation element binding protein 1, L3MBTL1 <text:s/>- <text:s/>l(3)mbt-like 1 (drosophila), MEIS1 <text:s/>- <text:s/>meis homeobox 1, MACF1 <text:s/>- <text:s/>microtubule-actin crosslinking factor 1, LINGO2 <text:s/>- <text:s/>leucine rich repeat and ig domain containing 2, ADNP <text:s/>- <text:s/>activity-dependent neuroprotector homeobox, PKDCC <text:s/>- <text:s/>protein kinase domain containing, cytoplasmic, SRPX2 <text:s/>- <text:s/>sushi-repeat containing protein, x-linked 2, EPHB2 <text:s/>- <text:s/>eph receptor b2, MMP20 <text:s/>- <text:s/>matrix metallopeptidase 20, TNFSF18 <text:s/>- <text:s/>tumor necrosis factor (ligand) superfamily, member 18, FAM213A <text:s/>- <text:s/>family with sequence similarity 213, member a, EPHA4 <text:s/>- <text:s/>eph receptor a4, BAMBI <text:s/>- <text:s/>bmp and activin membrane-bound inhibitor, MAFG <text:s/>- <text:s/>v-maf avian musculoaponeurotic fibrosarcoma oncogene homolog g, CLCF1 <text:s/>- <text:s/>cardiotrophin-like cytokine factor 1, HTATIP2 <text:s/>- <text:s/>hiv-1 tat interactive protein 2, 30kda, BCL2 <text:s/>- <text:s/>b-cell cll/lymphoma 2, ANXA1 <text:s/>- <text:s/>annexin a1, RTN4 <text:s/>- <text:s/>reticulon 4, GSK3B <text:s/>- <text:s/>glycogen synthase kinase 3 beta, LAMA3 <text:s/>- <text:s/>laminin, alpha 3, KEAP1 <text:s/>- <text:s/>kelch-like ech-associated protein 1, RREB1 <text:s/>- <text:s/>ras responsive element binding protein 1, BEND6 <text:s/>- <text:s/>ben domain containing 6, HSPA9 <text:s/>- <text:s/>heat shock 70kda protein 9 (mortalin), PTPRF <text:s/>- <text:s/>protein tyrosine phosphatase, receptor type,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36</text:p>
          </table:table-cell>
          <table:table-cell office:value-type="string" calcext:value-type="string">
            <text:p>regulation of hydrolase activity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1084" calcext:value-type="float">
            <text:p>1084</text:p>
          </table:table-cell>
          <table:table-cell office:value-type="float" office:value="620" calcext:value-type="float">
            <text:p>6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SPTA1 <text:s/>- <text:s/>spectrin, alpha, erythrocytic 1 (elliptocytosis 2), TIMP2 <text:s/>- <text:s/>timp metallopeptidase inhibitor 2, SH3BP1 <text:s/>- <text:s/>sh3-domain binding protein 1, FN1 <text:s/>- <text:s/>fibronectin 1, IFI27 <text:s/>- <text:s/>interferon, alpha-inducible protein 27, ARHGEF39 <text:s/>- <text:s/>rho guanine nucleotide exchange factor (gef) 39, ARHGAP15 <text:s/>- <text:s/>rho gtpase activating protein 15, PFN2 <text:s/>- <text:s/>profilin 2, ATP1B1 <text:s/>- <text:s/>atpase, na+/k+ transporting, beta 1 polypeptide, CORO1C <text:s/>- <text:s/>coronin, actin binding protein, 1c, PPP4R4 <text:s/>- <text:s/>protein phosphatase 4, regulatory subunit 4, LRRK2 <text:s/>- <text:s/>leucine-rich repeat kinase 2, PSD <text:s/>- <text:s/>pleckstrin and sec7 domain containing, GPLD1 <text:s/>- <text:s/>glycosylphosphatidylinositol specific phospholipase d1, DENND1A <text:s/>- <text:s/>denn/madd domain containing 1a, AMOT <text:s/>- <text:s/>angiomotin, CD109 <text:s/>- <text:s/>cd109 molecule, EPHA2 <text:s/>- <text:s/>eph receptor a2, USP14 <text:s/>- <text:s/>ubiquitin specific peptidase 14 (trna-guanine transglycosylase), MBP <text:s/>- <text:s/>myelin basic protein, CDC42SE1 <text:s/>- <text:s/>cdc42 small effector 1, GIT1 <text:s/>- <text:s/>g protein-coupled receptor kinase interacting arfgap 1, SH2D3A <text:s/>- <text:s/>sh2 domain containing 3a, PSMA3 <text:s/>- <text:s/>proteasome (prosome, macropain) subunit, alpha type, 3, RFFL <text:s/>- <text:s/>ring finger and fyve-like domain containing e3 ubiquitin protein ligase, FGD4 <text:s/>- <text:s/>fyve, rhogef and ph domain containing 4, CHTOP <text:s/>- <text:s/>chromatin target of prmt1, GRHL3 <text:s/>- <text:s/>grainyhead-like 3 (drosophila), TBC1D4 <text:s/>- <text:s/>tbc1 domain family, member 4, RGS7 <text:s/>- <text:s/>regulator of g-protein signaling 7, PAFAH1B1 <text:s/>- <text:s/>platelet-activating factor acetylhydrolase 1b, regulatory subunit 1 (45kda), RGS2 <text:s/>- <text:s/>regulator of g-protein signaling 2, 24kda, PFN1 <text:s/>- <text:s/>profilin 1, VCP <text:s/>- <text:s/>valosin containing protein, EIF5 <text:s/>- <text:s/>eukaryotic translation initiation factor 5, DOCK10 <text:s/>- <text:s/>dedicator of cytokinesis 10, SNX13 <text:s/>- <text:s/>sorting nexin 13, PRDX3 <text:s/>- <text:s/>peroxiredoxin 3, IL6 <text:s/>- <text:s/>interleukin 6 (interferon, beta 2), PSMD14 <text:s/>- <text:s/>proteasome (prosome, macropain) 26s subunit, non-atpase, 14, PDGFA <text:s/>- <text:s/>platelet-derived growth factor alpha polypeptide, ARHGAP42 <text:s/>- <text:s/>rho gtpase activating protein 42, PSME2 <text:s/>- <text:s/>proteasome (prosome, macropain) activator subunit 2 (pa28 beta), LRP1 <text:s/>- <text:s/>low density lipoprotein receptor-related protein 1, RASAL1 <text:s/>- <text:s/>ras protein activator like 1 (gap1 like), FGF9 <text:s/>- <text:s/>fibroblast growth factor 9, ARTN <text:s/>- <text:s/>artemin, PDGFRB <text:s/>- <text:s/>platelet-derived growth factor receptor, beta polypeptide, DHCR24 <text:s/>- <text:s/>24-dehydrocholesterol reductase, CRIM1 <text:s/>- <text:s/>cysteine rich transmembrane bmp regulator 1 (chordin-like), EGFR <text:s/>- <text:s/>epidermal growth factor receptor, ADRM1 <text:s/>- <text:s/>adhesion regulating molecule 1, GRB2 <text:s/>- <text:s/>growth factor receptor-bound protein 2, TFAP4 <text:s/>- <text:s/>transcription factor ap-4 (activating enhancer binding protein 4), TBC1D21 <text:s/>- <text:s/>tbc1 domain family, member 21, BCAR3 <text:s/>- <text:s/>breast cancer anti-estrogen resistance 3, GRIN2B <text:s/>- <text:s/>glutamate receptor, ionotropic, n-methyl d-aspartate 2b, ARHGAP31 <text:s/>- <text:s/>rho gtpase activating protein 31, HSP90AB1 <text:s/>- <text:s/>heat shock protein 90kda alpha (cytosolic), class b member 1, AKIRIN2 <text:s/>- <text:s/>akirin 2, MET <text:s/>- <text:s/>met proto-oncogene, PLCE1 <text:s/>- <text:s/>phospholipase c, epsilon 1, BCR <text:s/>- <text:s/>breakpoint cluster region, EPHA4 <text:s/>- <text:s/>eph receptor a4, CPEB2 <text:s/>- <text:s/>cytoplasmic polyadenylation element binding protein 2, MAPK12 <text:s/>- <text:s/>mitogen-activated protein kinase 12, PPP6R3 <text:s/>- <text:s/>protein phosphatase 6, regulatory subunit 3, TBC1D1 <text:s/>- <text:s/>tbc1 (tre-2/usp6, bub2, cdc16) domain family, member 1, ANXA1 <text:s/>- <text:s/>annexin a1, WDR81 <text:s/>- <text:s/>wd repeat domain 81, GSK3B <text:s/>- <text:s/>glycogen synthase kinase 3 beta, NET1 <text:s/>- <text:s/>neuroepithelial cell transforming 1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string" calcext:value-type="string">
            <text:p>locomotion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131" calcext:value-type="float">
            <text:p>0.131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757" calcext:value-type="float">
            <text:p>757</text:p>
          </table:table-cell>
          <table:table-cell office:value-type="float" office:value="620" calcext:value-type="float">
            <text:p>6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DST <text:s/>- <text:s/>dystonin, FN1 <text:s/>- <text:s/>fibronectin 1, ATP1B1 <text:s/>- <text:s/>atpase, na+/k+ transporting, beta 1 polypeptide, CORO1C <text:s/>- <text:s/>coronin, actin binding protein, 1c, VANGL2 <text:s/>- <text:s/>vangl planar cell polarity protein 2, LRRK2 <text:s/>- <text:s/>leucine-rich repeat kinase 2, RERE <text:s/>- <text:s/>arginine-glutamic acid dipeptide (re) repeats, SH3KBP1 <text:s/>- <text:s/>sh3-domain kinase binding protein 1, GPLD1 <text:s/>- <text:s/>glycosylphosphatidylinositol specific phospholipase d1, GPR56 <text:s/>- <text:s/>g protein-coupled receptor 56, AMICA1 <text:s/>- <text:s/>adhesion molecule, interacts with cxadr antigen 1, AMOT <text:s/>- <text:s/>angiomotin, GRAP <text:s/>- <text:s/>grb2-related adaptor protein, EPHA2 <text:s/>- <text:s/>eph receptor a2, CD47 <text:s/>- <text:s/>cd47 molecule, SORD <text:s/>- <text:s/>sorbitol dehydrogenase, PAFAH1B1 <text:s/>- <text:s/>platelet-activating factor acetylhydrolase 1b, regulatory subunit 1 (45kda), CCR9 <text:s/>- <text:s/>chemokine (c-c motif) receptor 9, CREB1 <text:s/>- <text:s/>camp responsive element binding protein 1, FGR <text:s/>- <text:s/>feline gardner-rasheed sarcoma viral oncogene homolog, CREB3 <text:s/>- <text:s/>camp responsive element binding protein 3, IL6 <text:s/>- <text:s/>interleukin 6 (interferon, beta 2), RAB13 <text:s/>- <text:s/>rab13, member ras oncogene family, MSN <text:s/>- <text:s/>moesin, PDGFA <text:s/>- <text:s/>platelet-derived growth factor alpha polypeptide, SCG2 <text:s/>- <text:s/>secretogranin ii, ARTN <text:s/>- <text:s/>artemin, GPC6 <text:s/>- <text:s/>glypican 6, TEKT3 <text:s/>- <text:s/>tektin 3, PDGFRB <text:s/>- <text:s/>platelet-derived growth factor receptor, beta polypeptide, MYH9 <text:s/>- <text:s/>myosin, heavy chain 9, non-muscle, TEKT5 <text:s/>- <text:s/>tektin 5, PIK3R1 <text:s/>- <text:s/>phosphoinositide-3-kinase, regulatory subunit 1 (alpha), ERG <text:s/>- <text:s/>v-ets avian erythroblastosis virus e26 oncogene homolog, PLAU <text:s/>- <text:s/>plasminogen activator, urokinase, EGFR <text:s/>- <text:s/>epidermal growth factor receptor, GRB2 <text:s/>- <text:s/>growth factor receptor-bound protein 2, PRPF40A <text:s/>- <text:s/>prp40 pre-mrna processing factor 40 homolog a (s. cerevisiae), PHACTR1 <text:s/>- <text:s/>phosphatase and actin regulator 1, KIRREL3 <text:s/>- <text:s/>kin of irre like 3 (drosophila), S100A2 <text:s/>- <text:s/>s100 calcium binding protein a2, SRPX2 <text:s/>- <text:s/>sushi-repeat containing protein, x-linked 2, LIMD1 <text:s/>- <text:s/>lim domains containing 1, MET <text:s/>- <text:s/>met proto-oncogene, EPHA4 <text:s/>- <text:s/>eph receptor a4, BAMBI <text:s/>- <text:s/>bmp and activin membrane-bound inhibitor, ANXA1 <text:s/>- <text:s/>annexin a1, PPAP2B <text:s/>- <text:s/>phosphatidic acid phosphatase type 2b, LHX6 <text:s/>- <text:s/>lim homeobox 6, RTN4 <text:s/>- <text:s/>reticulon 4, GSK3B <text:s/>- <text:s/>glycogen synthase kinase 3 beta, NET1 <text:s/>- <text:s/>neuroepithelial cell transforming 1, LAMC1 <text:s/>- <text:s/>laminin, gamma 1 (formerly lamb2), NRD1 <text:s/>- <text:s/>nardilysin (n-arginine dibasic convertase), PTPRF <text:s/>- <text:s/>protein tyrosine phosphatase, receptor type,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403</text:p>
          </table:table-cell>
          <table:table-cell office:value-type="string" calcext:value-type="string">
            <text:p>skeletal muscle tissue regeneration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139" calcext:value-type="float">
            <text:p>0.139</text:p>
          </table:table-cell>
          <table:table-cell office:value-type="float" office:value="11.25" calcext:value-type="float">
            <text:p>1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ENO3 <text:s/>- <text:s/>enolase 3 (beta, muscle), SOX15 <text:s/>- <text:s/>sry (sex determining region y)-box 15, MYOG <text:s/>- <text:s/>myogenin (myogenic factor 4), EYS <text:s/>- <text:s/>eyes shut homolog (drosophil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071</text:p>
          </table:table-cell>
          <table:table-cell office:value-type="string" calcext:value-type="string">
            <text:p>Wnt signaling pathway, planar cell polarity pathway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145" calcext:value-type="float">
            <text:p>0.145</text:p>
          </table:table-cell>
          <table:table-cell office:value-type="float" office:value="3.29" calcext:value-type="float">
            <text:p>3.29</text:p>
          </table:table-cell>
          <table:table-cell office:value-type="float" office:value="13954" calcext:value-type="float">
            <text:p>13954</text:p>
          </table:table-cell>
          <table:table-cell office:value-type="float" office:value="82" calcext:value-type="float">
            <text:p>82</text:p>
          </table:table-cell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PSMD14 <text:s/>- <text:s/>proteasome (prosome, macropain) 26s subunit, non-atpase, 14, PSMD1 <text:s/>- <text:s/>proteasome (prosome, macropain) 26s subunit, non-atpase, 1, PSMC5 <text:s/>- <text:s/>proteasome (prosome, macropain) 26s subunit, atpase, 5, PSME2 <text:s/>- <text:s/>proteasome (prosome, macropain) activator subunit 2 (pa28 beta), PFN1 <text:s/>- <text:s/>profilin 1, PSMA4 <text:s/>- <text:s/>proteasome (prosome, macropain) subunit, alpha type, 4, PSMA3 <text:s/>- <text:s/>proteasome (prosome, macropain) subunit, alpha type, 3, GPC6 <text:s/>- <text:s/>glypican 6, PSMD7 <text:s/>- <text:s/>proteasome (prosome, macropain) 26s subunit, non-atpase, 7, UBC <text:s/>- <text:s/>ubiquitin c, GRHL3 <text:s/>- <text:s/>grainyhead-like 3 (drosophila), VANGL2 <text:s/>- <text:s/>vangl planar cell polarity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335</text:p>
          </table:table-cell>
          <table:table-cell office:value-type="string" calcext:value-type="string">
            <text:p>positive regulation of cell migration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149" calcext:value-type="float">
            <text:p>0.149</text:p>
          </table:table-cell>
          <table:table-cell office:value-type="float" office:value="2.01" calcext:value-type="float">
            <text:p>2.01</text:p>
          </table:table-cell>
          <table:table-cell office:value-type="float" office:value="13954" calcext:value-type="float">
            <text:p>13954</text:p>
          </table:table-cell>
          <table:table-cell office:value-type="float" office:value="324" calcext:value-type="float">
            <text:p>324</text:p>
          </table:table-cell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DGFA <text:s/>- <text:s/>platelet-derived growth factor alpha polypeptide, SSH1 <text:s/>- <text:s/>slingshot protein phosphatase 1, FN1 <text:s/>- <text:s/>fibronectin 1, ARHGEF39 <text:s/>- <text:s/>rho guanine nucleotide exchange factor (gef) 39, RUFY3 <text:s/>- <text:s/>run and fyve domain containing 3, PDGFRB <text:s/>- <text:s/>platelet-derived growth factor receptor, beta polypeptide, ITGA2B <text:s/>- <text:s/>integrin, alpha 2b (platelet glycoprotein iib of iib/iiia complex, antigen cd41), PIK3R1 <text:s/>- <text:s/>phosphoinositide-3-kinase, regulatory subunit 1 (alpha), PLAU <text:s/>- <text:s/>plasminogen activator, urokinase, FAM83H <text:s/>- <text:s/>family with sequence similarity 83, member h, EGFR <text:s/>- <text:s/>epidermal growth factor receptor, FSHB <text:s/>- <text:s/>follicle stimulating hormone, beta polypeptide, SASH1 <text:s/>- <text:s/>sam and sh3 domain containing 1, CPEB1 <text:s/>- <text:s/>cytoplasmic polyadenylation element binding protein 1, GPLD1 <text:s/>- <text:s/>glycosylphosphatidylinositol specific phospholipase d1, FAM65A <text:s/>- <text:s/>family with sequence similarity 65, member a, IGF1R <text:s/>- <text:s/>insulin-like growth factor 1 receptor, SRPX2 <text:s/>- <text:s/>sushi-repeat containing protein, x-linked 2, TNFSF18 <text:s/>- <text:s/>tumor necrosis factor (ligand) superfamily, member 18, MET <text:s/>- <text:s/>met proto-oncogene, IL1R1 <text:s/>- <text:s/>interleukin 1 receptor, type i, BCL2 <text:s/>- <text:s/>b-cell cll/lymphoma 2, PFN1 <text:s/>- <text:s/>profilin 1, RTN4 <text:s/>- <text:s/>reticulon 4, FGR <text:s/>- <text:s/>feline gardner-rasheed sarcoma viral oncogene homolog, CREB3 <text:s/>- <text:s/>camp responsive element binding protein 3, RREB1 <text:s/>- <text:s/>ras responsive element binding protein 1, IL6 <text:s/>- <text:s/>interleukin 6 (interferon, beta 2), LAMB1 <text:s/>- <text:s/>laminin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385</text:p>
          </table:table-cell>
          <table:table-cell office:value-type="string" calcext:value-type="string">
            <text:p>cellular response to glucocorticoid stimulus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164" calcext:value-type="float">
            <text:p>0.164</text:p>
          </table:table-cell>
          <table:table-cell office:value-type="float" office:value="4.05" calcext:value-type="float">
            <text:p>4.05</text:p>
          </table:table-cell>
          <table:table-cell office:value-type="float" office:value="13954" calcext:value-type="float">
            <text:p>13954</text:p>
          </table:table-cell>
          <table:table-cell office:value-type="float" office:value="50" calcext:value-type="float">
            <text:p>50</text:p>
          </table:table-cell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FBXO32 <text:s/>- <text:s/>f-box protein 32, EGFR <text:s/>- <text:s/>epidermal growth factor receptor, SMYD3 <text:s/>- <text:s/>set and mynd domain containing 3, TFAP4 <text:s/>- <text:s/>transcription factor ap-4 (activating enhancer binding protein 4), MYOD1 <text:s/>- <text:s/>myogenic differentiation 1, GSTP1 <text:s/>- <text:s/>glutathione s-transferase pi 1, ANXA1 <text:s/>- <text:s/>annexin a1, ABCC2 <text:s/>- <text:s/>atp-binding cassette, sub-family c (cftr/mrp), member 2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74</text:p>
          </table:table-cell>
          <table:table-cell office:value-type="string" calcext:value-type="string">
            <text:p>antigen processing and presentation of peptide antigen via MHC class I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165" calcext:value-type="float">
            <text:p>0.165</text:p>
          </table:table-cell>
          <table:table-cell office:value-type="float" office:value="3.69" calcext:value-type="float">
            <text:p>3.69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4 <text:s/>- <text:s/>proteasome (prosome, macropain) 26s subunit, non-atpase, 14, PSMD1 <text:s/>- <text:s/>proteasome (prosome, macropain) 26s subunit, non-atpase, 1, PSMC5 <text:s/>- <text:s/>proteasome (prosome, macropain) 26s subunit, atpase, 5, PSME2 <text:s/>- <text:s/>proteasome (prosome, macropain) activator subunit 2 (pa28 beta), PSMA4 <text:s/>- <text:s/>proteasome (prosome, macropain) subunit, alpha type, 4, PSMA3 <text:s/>- <text:s/>proteasome (prosome, macropain) subunit, alpha type, 3, CANX <text:s/>- <text:s/>calnexin, PSMD7 <text:s/>- <text:s/>proteasome (prosome, macropain) 26s subunit, non-atpase, 7, SEC24C <text:s/>- <text:s/>sec24 family, member c (s. cerevisiae), SEC24D <text:s/>- <text:s/>sec24 family, member d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525</text:p>
          </table:table-cell>
          <table:table-cell office:value-type="string" calcext:value-type="string">
            <text:p>angiogenesis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178" calcext:value-type="float">
            <text:p>0.178</text:p>
          </table:table-cell>
          <table:table-cell office:value-type="float" office:value="2.28" calcext:value-type="float">
            <text:p>2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07" calcext:value-type="float">
            <text:p>207</text:p>
          </table:table-cell>
          <table:table-cell office:value-type="float" office:value="620" calcext:value-type="float">
            <text:p>6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PDGFA <text:s/>- <text:s/>platelet-derived growth factor alpha polypeptide, SCG2 <text:s/>- <text:s/>secretogranin ii, MMRN2 <text:s/>- <text:s/>multimerin 2, FN1 <text:s/>- <text:s/>fibronectin 1, SRPX2 <text:s/>- <text:s/>sushi-repeat containing protein, x-linked 2, EPHB2 <text:s/>- <text:s/>eph receptor b2, FGF9 <text:s/>- <text:s/>fibroblast growth factor 9, PDGFRB <text:s/>- <text:s/>platelet-derived growth factor receptor, beta polypeptide, MYH9 <text:s/>- <text:s/>myosin, heavy chain 9, non-muscle, HSPG2 <text:s/>- <text:s/>heparan sulfate proteoglycan 2, THSD7A <text:s/>- <text:s/>thrombospondin, type i, domain containing 7a, HTATIP2 <text:s/>- <text:s/>hiv-1 tat interactive protein 2, 30kda, VASH1 <text:s/>- <text:s/>vasohibin 1, CLIC4 <text:s/>- <text:s/>chloride intracellular channel 4, ESM1 <text:s/>- <text:s/>endothelial cell-specific molecule 1, PLCD1 <text:s/>- <text:s/>phospholipase c, delta 1, NAA15 <text:s/>- <text:s/>n(alpha)-acetyltransferase 15, nata auxiliary subunit, GPR56 <text:s/>- <text:s/>g protein-coupled receptor 56, MEIS1 <text:s/>- <text:s/>meis homeobox 1, HOXA3 <text:s/>- <text:s/>homeobox a3, HIF3A <text:s/>- <text:s/>hypoxia inducible factor 3, alpha subuni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0</text:p>
          </table:table-cell>
          <table:table-cell office:value-type="string" calcext:value-type="string">
            <text:p>regulation of catalytic activity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173" calcext:value-type="float">
            <text:p>0.173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1896" calcext:value-type="float">
            <text:p>1896</text:p>
          </table:table-cell>
          <table:table-cell office:value-type="float" office:value="620" calcext:value-type="float">
            <text:p>6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SPTA1 <text:s/>- <text:s/>spectrin, alpha, erythrocytic 1 (elliptocytosis 2), SH3BP1 <text:s/>- <text:s/>sh3-domain binding protein 1, GSTP1 <text:s/>- <text:s/>glutathione s-transferase pi 1, FN1 <text:s/>- <text:s/>fibronectin 1, ARHGEF39 <text:s/>- <text:s/>rho guanine nucleotide exchange factor (gef) 39, ARHGAP15 <text:s/>- <text:s/>rho gtpase activating protein 15, PSAP <text:s/>- <text:s/>prosaposin, CORO1C <text:s/>- <text:s/>coronin, actin binding protein, 1c, VANGL2 <text:s/>- <text:s/>vangl planar cell polarity protein 2, PPP4R4 <text:s/>- <text:s/>protein phosphatase 4, regulatory subunit 4, PSD <text:s/>- <text:s/>pleckstrin and sec7 domain containing, DENND1A <text:s/>- <text:s/>denn/madd domain containing 1a, CD109 <text:s/>- <text:s/>cd109 molecule, EPHA2 <text:s/>- <text:s/>eph receptor a2, SMYD3 <text:s/>- <text:s/>set and mynd domain containing 3, CDC42SE1 <text:s/>- <text:s/>cdc42 small effector 1, PSMA4 <text:s/>- <text:s/>proteasome (prosome, macropain) subunit, alpha type, 4, RIT2 <text:s/>- <text:s/>ras-like without caax 2, SPRED2 <text:s/>- <text:s/>sprouty-related, evh1 domain containing 2, PSMA3 <text:s/>- <text:s/>proteasome (prosome, macropain) subunit, alpha type, 3, RFFL <text:s/>- <text:s/>ring finger and fyve-like domain containing e3 ubiquitin protein ligase, LMO4 <text:s/>- <text:s/>lim domain only 4, GRHL3 <text:s/>- <text:s/>grainyhead-like 3 (drosophila), CAB39 <text:s/>- <text:s/>calcium binding protein 39, TBC1D4 <text:s/>- <text:s/>tbc1 domain family, member 4, PSMD1 <text:s/>- <text:s/>proteasome (prosome, macropain) 26s subunit, non-atpase, 1, RGS7 <text:s/>- <text:s/>regulator of g-protein signaling 7, PAFAH1B1 <text:s/>- <text:s/>platelet-activating factor acetylhydrolase 1b, regulatory subunit 1 (45kda), PSMC5 <text:s/>- <text:s/>proteasome (prosome, macropain) 26s subunit, atpase, 5, RGS2 <text:s/>- <text:s/>regulator of g-protein signaling 2, 24kda, PSMD7 <text:s/>- <text:s/>proteasome (prosome, macropain) 26s subunit, non-atpase, 7, DOCK10 <text:s/>- <text:s/>dedicator of cytokinesis 10, EIF5 <text:s/>- <text:s/>eukaryotic translation initiation factor 5, FGR <text:s/>- <text:s/>feline gardner-rasheed sarcoma viral oncogene homolog, DUSP10 <text:s/>- <text:s/>dual specificity phosphatase 10, PRDX3 <text:s/>- <text:s/>peroxiredoxin 3, IL6 <text:s/>- <text:s/>interleukin 6 (interferon, beta 2), ARHGAP42 <text:s/>- <text:s/>rho gtpase activating protein 42, PSMD14 <text:s/>- <text:s/>proteasome (prosome, macropain) 26s subunit, non-atpase, 14, PDGFA <text:s/>- <text:s/>platelet-derived growth factor alpha polypeptide, PSME2 <text:s/>- <text:s/>proteasome (prosome, macropain) activator subunit 2 (pa28 beta), FGF9 <text:s/>- <text:s/>fibroblast growth factor 9, PDGFRB <text:s/>- <text:s/>platelet-derived growth factor receptor, beta polypeptide, EGFR <text:s/>- <text:s/>epidermal growth factor receptor, RASSF2 <text:s/>- <text:s/>ras association (ralgds/af-6) domain family member 2, GCLM <text:s/>- <text:s/>glutamate-cysteine ligase, modifier subunit, SASH1 <text:s/>- <text:s/>sam and sh3 domain containing 1, BAG3 <text:s/>- <text:s/>bcl2-associated athanogene 3, BAG2 <text:s/>- <text:s/>bcl2-associated athanogene 2, ADCY8 <text:s/>- <text:s/>adenylate cyclase 8 (brain), HNRNPR <text:s/>- <text:s/>heterogeneous nuclear ribonucleoprotein r, NVL <text:s/>- <text:s/>nuclear vcp-like, NEK10 <text:s/>- <text:s/>nima-related kinase 10, ADNP <text:s/>- <text:s/>activity-dependent neuroprotector homeobox, ARHGAP31 <text:s/>- <text:s/>rho gtpase activating protein 31, HSP90AB1 <text:s/>- <text:s/>heat shock protein 90kda alpha (cytosolic), class b member 1, MET <text:s/>- <text:s/>met proto-oncogene, AKIRIN2 <text:s/>- <text:s/>akirin 2, CPEB2 <text:s/>- <text:s/>cytoplasmic polyadenylation element binding protein 2, MAPK12 <text:s/>- <text:s/>mitogen-activated protein kinase 12, NET1 <text:s/>- <text:s/>neuroepithelial cell transforming 1, NRD1 <text:s/>- <text:s/>nardilysin (n-arginine dibasic convertase), TIMP2 <text:s/>- <text:s/>timp metallopeptidase inhibitor 2, PKIA <text:s/>- <text:s/>protein kinase (camp-dependent, catalytic) inhibitor alpha, IFI27 <text:s/>- <text:s/>interferon, alpha-inducible protein 27, PFN2 <text:s/>- <text:s/>profilin 2, ATP1B1 <text:s/>- <text:s/>atpase, na+/k+ transporting, beta 1 polypeptide, LRRK2 <text:s/>- <text:s/>leucine-rich repeat kinase 2, GPLD1 <text:s/>- <text:s/>glycosylphosphatidylinositol specific phospholipase d1, AMOT <text:s/>- <text:s/>angiomotin, USP14 <text:s/>- <text:s/>ubiquitin specific peptidase 14 (trna-guanine transglycosylase), MBP <text:s/>- <text:s/>myelin basic protein, PEA15 <text:s/>- <text:s/>phosphoprotein enriched in astrocytes 15, GIT1 <text:s/>- <text:s/>g protein-coupled receptor kinase interacting arfgap 1, SH2D3A <text:s/>- <text:s/>sh2 domain containing 3a, FGD4 <text:s/>- <text:s/>fyve, rhogef and ph domain containing 4, CHTOP <text:s/>- <text:s/>chromatin target of prmt1, TRIB2 <text:s/>- <text:s/>tribbles homolog 2 (drosophila), PPP2R2C <text:s/>- <text:s/>protein phosphatase 2, regulatory subunit b, gamma, CAMKK1 <text:s/>- <text:s/>calcium/calmodulin-dependent protein kinase kinase 1, alpha, TMBIM1 <text:s/>- <text:s/>transmembrane bax inhibitor motif containing 1, PFN1 <text:s/>- <text:s/>profilin 1, DUSP14 <text:s/>- <text:s/>dual specificity phosphatase 14, VCP <text:s/>- <text:s/>valosin containing protein, STK4 <text:s/>- <text:s/>serine/threonine kinase 4, SNX13 <text:s/>- <text:s/>sorting nexin 13, LRP1 <text:s/>- <text:s/>low density lipoprotein receptor-related protein 1, RASAL1 <text:s/>- <text:s/>ras protein activator like 1 (gap1 like), ARTN <text:s/>- <text:s/>artemin, UBC <text:s/>- <text:s/>ubiquitin c, PIK3R1 <text:s/>- <text:s/>phosphoinositide-3-kinase, regulatory subunit 1 (alpha), DHCR24 <text:s/>- <text:s/>24-dehydrocholesterol reductase, CRIM1 <text:s/>- <text:s/>cysteine rich transmembrane bmp regulator 1 (chordin-like), ADRM1 <text:s/>- <text:s/>adhesion regulating molecule 1, GRB2 <text:s/>- <text:s/>growth factor receptor-bound protein 2, TFAP4 <text:s/>- <text:s/>transcription factor ap-4 (activating enhancer binding protein 4), TBC1D21 <text:s/>- <text:s/>tbc1 domain family, member 21, BCAR3 <text:s/>- <text:s/>breast cancer anti-estrogen resistance 3, NQO1 <text:s/>- <text:s/>nad(p)h dehydrogenase, quinone 1, PLAA <text:s/>- <text:s/>phospholipase a2-activating protein, PHACTR1 <text:s/>- <text:s/>phosphatase and actin regulator 1, GRIN2B <text:s/>- <text:s/>glutamate receptor, ionotropic, n-methyl d-aspartate 2b, IGF1R <text:s/>- <text:s/>insulin-like growth factor 1 receptor, PLCE1 <text:s/>- <text:s/>phospholipase c, epsilon 1, BCR <text:s/>- <text:s/>breakpoint cluster region, EPHA4 <text:s/>- <text:s/>eph receptor a4, PPP6R3 <text:s/>- <text:s/>protein phosphatase 6, regulatory subunit 3, TBC1D1 <text:s/>- <text:s/>tbc1 (tre-2/usp6, bub2, cdc16) domain family, member 1, GRM4 <text:s/>- <text:s/>glutamate receptor, metabotropic 4, BCL2 <text:s/>- <text:s/>b-cell cll/lymphoma 2, ANXA1 <text:s/>- <text:s/>annexin a1, WDR81 <text:s/>- <text:s/>wd repeat domain 81, VAC14 <text:s/>- <text:s/>vac14 homolog (s. cerevisiae)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17</text:p>
          </table:table-cell>
          <table:table-cell office:value-type="string" calcext:value-type="string">
            <text:p>positive regulation of locomotion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169" calcext:value-type="float">
            <text:p>0.169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362" calcext:value-type="float">
            <text:p>362</text:p>
          </table:table-cell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PDGFA <text:s/>- <text:s/>platelet-derived growth factor alpha polypeptide, SCG2 <text:s/>- <text:s/>secretogranin ii, FN1 <text:s/>- <text:s/>fibronectin 1, SSH1 <text:s/>- <text:s/>slingshot protein phosphatase 1, ARHGEF39 <text:s/>- <text:s/>rho guanine nucleotide exchange factor (gef) 39, RUFY3 <text:s/>- <text:s/>run and fyve domain containing 3, ARTN <text:s/>- <text:s/>artemin, PDGFRB <text:s/>- <text:s/>platelet-derived growth factor receptor, beta polypeptide, PIK3R1 <text:s/>- <text:s/>phosphoinositide-3-kinase, regulatory subunit 1 (alpha), ITGA2B <text:s/>- <text:s/>integrin, alpha 2b (platelet glycoprotein iib of iib/iiia complex, antigen cd41), PLAU <text:s/>- <text:s/>plasminogen activator, urokinase, FAM83H <text:s/>- <text:s/>family with sequence similarity 83, member h, EGFR <text:s/>- <text:s/>epidermal growth factor receptor, FSHB <text:s/>- <text:s/>follicle stimulating hormone, beta polypeptide, SASH1 <text:s/>- <text:s/>sam and sh3 domain containing 1, CPEB1 <text:s/>- <text:s/>cytoplasmic polyadenylation element binding protein 1, GPLD1 <text:s/>- <text:s/>glycosylphosphatidylinositol specific phospholipase d1, FAM65A <text:s/>- <text:s/>family with sequence similarity 65, member a, IGF1R <text:s/>- <text:s/>insulin-like growth factor 1 receptor, SRPX2 <text:s/>- <text:s/>sushi-repeat containing protein, x-linked 2, TNFSF18 <text:s/>- <text:s/>tumor necrosis factor (ligand) superfamily, member 18, MET <text:s/>- <text:s/>met proto-oncogene, IL1R1 <text:s/>- <text:s/>interleukin 1 receptor, type i, BCL2 <text:s/>- <text:s/>b-cell cll/lymphoma 2, PFN1 <text:s/>- <text:s/>profilin 1, RTN4 <text:s/>- <text:s/>reticulon 4, FGR <text:s/>- <text:s/>feline gardner-rasheed sarcoma viral oncogene homolog, CREB3 <text:s/>- <text:s/>camp responsive element binding protein 3, RREB1 <text:s/>- <text:s/>ras responsive element binding protein 1, IL6 <text:s/>- <text:s/>interleukin 6 (interferon, beta 2), LAMB1 <text:s/>- <text:s/>laminin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70</text:p>
          </table:table-cell>
          <table:table-cell office:value-type="string" calcext:value-type="string">
            <text:p>cell motility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176" calcext:value-type="float">
            <text:p>0.176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687" calcext:value-type="float">
            <text:p>687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DST <text:s/>- <text:s/>dystonin, FN1 <text:s/>- <text:s/>fibronectin 1, CORO1C <text:s/>- <text:s/>coronin, actin binding protein, 1c, VANGL2 <text:s/>- <text:s/>vangl planar cell polarity protein 2, ATP1B1 <text:s/>- <text:s/>atpase, na+/k+ transporting, beta 1 polypeptide, LRRK2 <text:s/>- <text:s/>leucine-rich repeat kinase 2, RERE <text:s/>- <text:s/>arginine-glutamic acid dipeptide (re) repeats, SH3KBP1 <text:s/>- <text:s/>sh3-domain kinase binding protein 1, GPLD1 <text:s/>- <text:s/>glycosylphosphatidylinositol specific phospholipase d1, GPR56 <text:s/>- <text:s/>g protein-coupled receptor 56, AMICA1 <text:s/>- <text:s/>adhesion molecule, interacts with cxadr antigen 1, AMOT <text:s/>- <text:s/>angiomotin, GRAP <text:s/>- <text:s/>grb2-related adaptor protein, EPHA2 <text:s/>- <text:s/>eph receptor a2, CD47 <text:s/>- <text:s/>cd47 molecule, SORD <text:s/>- <text:s/>sorbitol dehydrogenase, PAFAH1B1 <text:s/>- <text:s/>platelet-activating factor acetylhydrolase 1b, regulatory subunit 1 (45kda), FGR <text:s/>- <text:s/>feline gardner-rasheed sarcoma viral oncogene homolog, IL6 <text:s/>- <text:s/>interleukin 6 (interferon, beta 2), MSN <text:s/>- <text:s/>moesin, RAB13 <text:s/>- <text:s/>rab13, member ras oncogene family, SCG2 <text:s/>- <text:s/>secretogranin ii, ARTN <text:s/>- <text:s/>artemin, GPC6 <text:s/>- <text:s/>glypican 6, TEKT3 <text:s/>- <text:s/>tektin 3, PDGFRB <text:s/>- <text:s/>platelet-derived growth factor receptor, beta polypeptide, MYH9 <text:s/>- <text:s/>myosin, heavy chain 9, non-muscle, TEKT5 <text:s/>- <text:s/>tektin 5, PIK3R1 <text:s/>- <text:s/>phosphoinositide-3-kinase, regulatory subunit 1 (alpha), ERG <text:s/>- <text:s/>v-ets avian erythroblastosis virus e26 oncogene homolog, PLAU <text:s/>- <text:s/>plasminogen activator, urokinase, EGFR <text:s/>- <text:s/>epidermal growth factor receptor, GRB2 <text:s/>- <text:s/>growth factor receptor-bound protein 2, PRPF40A <text:s/>- <text:s/>prp40 pre-mrna processing factor 40 homolog a (s. cerevisiae), PHACTR1 <text:s/>- <text:s/>phosphatase and actin regulator 1, KIRREL3 <text:s/>- <text:s/>kin of irre like 3 (drosophila), S100A2 <text:s/>- <text:s/>s100 calcium binding protein a2, SRPX2 <text:s/>- <text:s/>sushi-repeat containing protein, x-linked 2, LIMD1 <text:s/>- <text:s/>lim domains containing 1, EPHA4 <text:s/>- <text:s/>eph receptor a4, BAMBI <text:s/>- <text:s/>bmp and activin membrane-bound inhibitor, ANXA1 <text:s/>- <text:s/>annexin a1, PPAP2B <text:s/>- <text:s/>phosphatidic acid phosphatase type 2b, LHX6 <text:s/>- <text:s/>lim homeobox 6, RTN4 <text:s/>- <text:s/>reticulon 4, GSK3B <text:s/>- <text:s/>glycogen synthase kinase 3 beta, NET1 <text:s/>- <text:s/>neuroepithelial cell transforming 1, LAMC1 <text:s/>- <text:s/>laminin, gamma 1 (formerly lamb2), NRD1 <text:s/>- <text:s/>nardilysin (n-arginine dibasic convertase), PTPRF <text:s/>- <text:s/>protein tyrosine phosphatase, receptor type,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383</text:p>
          </table:table-cell>
          <table:table-cell office:value-type="string" calcext:value-type="string">
            <text:p>cellular response to steroid hormone stimulus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183" calcext:value-type="float">
            <text:p>0.183</text:p>
          </table:table-cell>
          <table:table-cell office:value-type="float" office:value="3.57" calcext:value-type="float">
            <text:p>3.57</text:p>
          </table:table-cell>
          <table:table-cell office:value-type="float" office:value="13954" calcext:value-type="float">
            <text:p>13954</text:p>
          </table:table-cell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FBXO32 <text:s/>- <text:s/>f-box protein 32, EGFR <text:s/>- <text:s/>epidermal growth factor receptor, RAN <text:s/>- <text:s/>ran, member ras oncogene family, SMYD3 <text:s/>- <text:s/>set and mynd domain containing 3, TFAP4 <text:s/>- <text:s/>transcription factor ap-4 (activating enhancer binding protein 4), MYOD1 <text:s/>- <text:s/>myogenic differentiation 1, GSTP1 <text:s/>- <text:s/>glutathione s-transferase pi 1, ANXA1 <text:s/>- <text:s/>annexin a1, ABCC2 <text:s/>- <text:s/>atp-binding cassette, sub-family c (cftr/mrp), member 2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68</text:p>
          </table:table-cell>
          <table:table-cell office:value-type="string" calcext:value-type="string">
            <text:p>negative regulation of signal transduction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198" calcext:value-type="float">
            <text:p>0.198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928" calcext:value-type="float">
            <text:p>928</text:p>
          </table:table-cell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TIMP2 <text:s/>- <text:s/>timp metallopeptidase inhibitor 2, MMRN2 <text:s/>- <text:s/>multimerin 2, GSTP1 <text:s/>- <text:s/>glutathione s-transferase pi 1, STRN3 <text:s/>- <text:s/>striatin, calmodulin binding protein 3, TRIM67 <text:s/>- <text:s/>tripartite motif containing 67, DDIT4L <text:s/>- <text:s/>dna-damage-inducible transcript 4-like, LRRK2 <text:s/>- <text:s/>leucine-rich repeat kinase 2, SH3KBP1 <text:s/>- <text:s/>sh3-domain kinase binding protein 1, CD109 <text:s/>- <text:s/>cd109 molecule, ENO1 <text:s/>- <text:s/>enolase 1, (alpha), SOST <text:s/>- <text:s/>sclerostin, EPHA2 <text:s/>- <text:s/>eph receptor a2, PEA15 <text:s/>- <text:s/>phosphoprotein enriched in astrocytes 15, SPRED2 <text:s/>- <text:s/>sprouty-related, evh1 domain containing 2, PSMA4 <text:s/>- <text:s/>proteasome (prosome, macropain) subunit, alpha type, 4, PSMA3 <text:s/>- <text:s/>proteasome (prosome, macropain) subunit, alpha type, 3, PRDM1 <text:s/>- <text:s/>pr domain containing 1, with znf domain, RFFL <text:s/>- <text:s/>ring finger and fyve-like domain containing e3 ubiquitin protein ligase, DYRK1A <text:s/>- <text:s/>dual-specificity tyrosine-(y)-phosphorylation regulated kinase 1a, CCDC3 <text:s/>- <text:s/>coiled-coil domain containing 3, RGS7 <text:s/>- <text:s/>regulator of g-protein signaling 7, PSMD1 <text:s/>- <text:s/>proteasome (prosome, macropain) 26s subunit, non-atpase, 1, PAFAH1B1 <text:s/>- <text:s/>platelet-activating factor acetylhydrolase 1b, regulatory subunit 1 (45kda), PSMC5 <text:s/>- <text:s/>proteasome (prosome, macropain) 26s subunit, atpase, 5, RGS2 <text:s/>- <text:s/>regulator of g-protein signaling 2, 24kda, TMBIM1 <text:s/>- <text:s/>transmembrane bax inhibitor motif containing 1, KLK14 <text:s/>- <text:s/>kallikrein-related peptidase 14, DUSP14 <text:s/>- <text:s/>dual specificity phosphatase 14, PSMD7 <text:s/>- <text:s/>proteasome (prosome, macropain) 26s subunit, non-atpase, 7, CREB3 <text:s/>- <text:s/>camp responsive element binding protein 3, DUSP10 <text:s/>- <text:s/>dual specificity phosphatase 10, SNX13 <text:s/>- <text:s/>sorting nexin 13, HIC1 <text:s/>- <text:s/>hypermethylated in cancer 1, IL6 <text:s/>- <text:s/>interleukin 6 (interferon, beta 2), STK4 <text:s/>- <text:s/>serine/threonine kinase 4, NR1D1 <text:s/>- <text:s/>nuclear receptor subfamily 1, group d, member 1, PSMD14 <text:s/>- <text:s/>proteasome (prosome, macropain) 26s subunit, non-atpase, 14, PDGFA <text:s/>- <text:s/>platelet-derived growth factor alpha polypeptide, ARHGAP42 <text:s/>- <text:s/>rho gtpase activating protein 42, SCG2 <text:s/>- <text:s/>secretogranin ii, PSME2 <text:s/>- <text:s/>proteasome (prosome, macropain) activator subunit 2 (pa28 beta), RASAL1 <text:s/>- <text:s/>ras protein activator like 1 (gap1 like), LRP1 <text:s/>- <text:s/>low density lipoprotein receptor-related protein 1, FGF9 <text:s/>- <text:s/>fibroblast growth factor 9, PDGFRB <text:s/>- <text:s/>platelet-derived growth factor receptor, beta polypeptide, UBC <text:s/>- <text:s/>ubiquitin c, CYP26B1 <text:s/>- <text:s/>cytochrome p450, family 26, subfamily b, polypeptide 1, GRB10 <text:s/>- <text:s/>growth factor receptor-bound protein 10, EGFR <text:s/>- <text:s/>epidermal growth factor receptor, GRB2 <text:s/>- <text:s/>growth factor receptor-bound protein 2, RASSF2 <text:s/>- <text:s/>ras association (ralgds/af-6) domain family member 2, GCLM <text:s/>- <text:s/>glutamate-cysteine ligase, modifier subunit, IGF1R <text:s/>- <text:s/>insulin-like growth factor 1 receptor, LIMD1 <text:s/>- <text:s/>lim domains containing 1, MET <text:s/>- <text:s/>met proto-oncogene, FKTN <text:s/>- <text:s/>fukutin, NLRC3 <text:s/>- <text:s/>nlr family, card domain containing 3, IGFBP6 <text:s/>- <text:s/>insulin-like growth factor binding protein 6, BAMBI <text:s/>- <text:s/>bmp and activin membrane-bound inhibitor, BCL2 <text:s/>- <text:s/>b-cell cll/lymphoma 2, RB1CC1 <text:s/>- <text:s/>rb1-inducible coiled-coil 1, GSK3B <text:s/>- <text:s/>glycogen synthase kinase 3 beta, BEND6 <text:s/>- <text:s/>ben domain containing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7</text:p>
          </table:table-cell>
          <table:table-cell office:value-type="string" calcext:value-type="string">
            <text:p>positive regulation of cell motility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202" calcext:value-type="float">
            <text:p>0.202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336" calcext:value-type="float">
            <text:p>336</text:p>
          </table:table-cell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DGFA <text:s/>- <text:s/>platelet-derived growth factor alpha polypeptide, SSH1 <text:s/>- <text:s/>slingshot protein phosphatase 1, FN1 <text:s/>- <text:s/>fibronectin 1, ARHGEF39 <text:s/>- <text:s/>rho guanine nucleotide exchange factor (gef) 39, RUFY3 <text:s/>- <text:s/>run and fyve domain containing 3, PDGFRB <text:s/>- <text:s/>platelet-derived growth factor receptor, beta polypeptide, ITGA2B <text:s/>- <text:s/>integrin, alpha 2b (platelet glycoprotein iib of iib/iiia complex, antigen cd41), PIK3R1 <text:s/>- <text:s/>phosphoinositide-3-kinase, regulatory subunit 1 (alpha), PLAU <text:s/>- <text:s/>plasminogen activator, urokinase, FAM83H <text:s/>- <text:s/>family with sequence similarity 83, member h, EGFR <text:s/>- <text:s/>epidermal growth factor receptor, FSHB <text:s/>- <text:s/>follicle stimulating hormone, beta polypeptide, SASH1 <text:s/>- <text:s/>sam and sh3 domain containing 1, CPEB1 <text:s/>- <text:s/>cytoplasmic polyadenylation element binding protein 1, GPLD1 <text:s/>- <text:s/>glycosylphosphatidylinositol specific phospholipase d1, FAM65A <text:s/>- <text:s/>family with sequence similarity 65, member a, IGF1R <text:s/>- <text:s/>insulin-like growth factor 1 receptor, SRPX2 <text:s/>- <text:s/>sushi-repeat containing protein, x-linked 2, TNFSF18 <text:s/>- <text:s/>tumor necrosis factor (ligand) superfamily, member 18, MET <text:s/>- <text:s/>met proto-oncogene, IL1R1 <text:s/>- <text:s/>interleukin 1 receptor, type i, BCL2 <text:s/>- <text:s/>b-cell cll/lymphoma 2, PFN1 <text:s/>- <text:s/>profilin 1, RTN4 <text:s/>- <text:s/>reticulon 4, FGR <text:s/>- <text:s/>feline gardner-rasheed sarcoma viral oncogene homolog, CREB3 <text:s/>- <text:s/>camp responsive element binding protein 3, RREB1 <text:s/>- <text:s/>ras responsive element binding protein 1, IL6 <text:s/>- <text:s/>interleukin 6 (interferon, beta 2), LAMB1 <text:s/>- <text:s/>laminin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regulation of multicellular organismal process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211" calcext:value-type="float">
            <text:p>0.211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095" calcext:value-type="float">
            <text:p>2095</text:p>
          </table:table-cell>
          <table:table-cell office:value-type="float" office:value="620" calcext:value-type="float">
            <text:p>6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GSTP1 <text:s/>- <text:s/>glutathione s-transferase pi 1, SSH1 <text:s/>- <text:s/>slingshot protein phosphatase 1, CASZ1 <text:s/>- <text:s/>castor zinc finger 1, FN1 <text:s/>- <text:s/>fibronectin 1, VANGL2 <text:s/>- <text:s/>vangl planar cell polarity protein 2, CORO1C <text:s/>- <text:s/>coronin, actin binding protein, 1c, PTPN23 <text:s/>- <text:s/>protein tyrosine phosphatase, non-receptor type 23, GPR56 <text:s/>- <text:s/>g protein-coupled receptor 56, TBK1 <text:s/>- <text:s/>tank-binding kinase 1, CD109 <text:s/>- <text:s/>cd109 molecule, ENO1 <text:s/>- <text:s/>enolase 1, (alpha), SOST <text:s/>- <text:s/>sclerostin, EPHA2 <text:s/>- <text:s/>eph receptor a2, MYOD1 <text:s/>- <text:s/>myogenic differentiation 1, SOX15 <text:s/>- <text:s/>sry (sex determining region y)-box 15, MYOG <text:s/>- <text:s/>myogenin (myogenic factor 4), PSMA4 <text:s/>- <text:s/>proteasome (prosome, macropain) subunit, alpha type, 4, RIT2 <text:s/>- <text:s/>ras-like without caax 2, PSMA3 <text:s/>- <text:s/>proteasome (prosome, macropain) subunit, alpha type, 3, PRDM1 <text:s/>- <text:s/>pr domain containing 1, with znf domain, OMD <text:s/>- <text:s/>osteomodulin, GRHL3 <text:s/>- <text:s/>grainyhead-like 3 (drosophila), PSMD1 <text:s/>- <text:s/>proteasome (prosome, macropain) 26s subunit, non-atpase, 1, PAFAH1B1 <text:s/>- <text:s/>platelet-activating factor acetylhydrolase 1b, regulatory subunit 1 (45kda), PSMC5 <text:s/>- <text:s/>proteasome (prosome, macropain) 26s subunit, atpase, 5, RGS2 <text:s/>- <text:s/>regulator of g-protein signaling 2, 24kda, OMG <text:s/>- <text:s/>oligodendrocyte myelin glycoprotein, PHLDA2 <text:s/>- <text:s/>pleckstrin homology-like domain, family a, member 2, CREB1 <text:s/>- <text:s/>camp responsive element binding protein 1, PSMD7 <text:s/>- <text:s/>proteasome (prosome, macropain) 26s subunit, non-atpase, 7, FGR <text:s/>- <text:s/>feline gardner-rasheed sarcoma viral oncogene homolog, OPRD1 <text:s/>- <text:s/>opioid receptor, delta 1, DUSP10 <text:s/>- <text:s/>dual specificity phosphatase 10, IL6 <text:s/>- <text:s/>interleukin 6 (interferon, beta 2), CELA1 <text:s/>- <text:s/>chymotrypsin-like elastase family, member 1, ARHGAP42 <text:s/>- <text:s/>rho gtpase activating protein 42, PDGFA <text:s/>- <text:s/>platelet-derived growth factor alpha polypeptide, PSMD14 <text:s/>- <text:s/>proteasome (prosome, macropain) 26s subunit, non-atpase, 14, PSME2 <text:s/>- <text:s/>proteasome (prosome, macropain) activator subunit 2 (pa28 beta), USP19 <text:s/>- <text:s/>ubiquitin specific peptidase 19, GPC6 <text:s/>- <text:s/>glypican 6, FGF9 <text:s/>- <text:s/>fibroblast growth factor 9, PDGFRB <text:s/>- <text:s/>platelet-derived growth factor receptor, beta polypeptide, EGFR <text:s/>- <text:s/>epidermal growth factor receptor, RASSF2 <text:s/>- <text:s/>ras association (ralgds/af-6) domain family member 2, ZBTB7B <text:s/>- <text:s/>zinc finger and btb domain containing 7b, SYT2 <text:s/>- <text:s/>synaptotagmin ii, SASH1 <text:s/>- <text:s/>sam and sh3 domain containing 1, CPEB1 <text:s/>- <text:s/>cytoplasmic polyadenylation element binding protein 1, L3MBTL1 <text:s/>- <text:s/>l(3)mbt-like 1 (drosophila), MEIS1 <text:s/>- <text:s/>meis homeobox 1, MYBPH <text:s/>- <text:s/>myosin binding protein h, LINGO2 <text:s/>- <text:s/>leucine rich repeat and ig domain containing 2, ADNP <text:s/>- <text:s/>activity-dependent neuroprotector homeobox, SRPX2 <text:s/>- <text:s/>sushi-repeat containing protein, x-linked 2, HSP90AB1 <text:s/>- <text:s/>heat shock protein 90kda alpha (cytosolic), class b member 1, MET <text:s/>- <text:s/>met proto-oncogene, AKIRIN2 <text:s/>- <text:s/>akirin 2, NLRC3 <text:s/>- <text:s/>nlr family, card domain containing 3, HTATIP2 <text:s/>- <text:s/>hiv-1 tat interactive protein 2, 30kda, NPS <text:s/>- <text:s/>neuropeptide s, LAMA3 <text:s/>- <text:s/>laminin, alpha 3, KEAP1 <text:s/>- <text:s/>kelch-like ech-associated protein 1, HSPA9 <text:s/>- <text:s/>heat shock 70kda protein 9 (mortalin), PTPRF <text:s/>- <text:s/>protein tyrosine phosphatase, receptor type, f, TIMP2 <text:s/>- <text:s/>timp metallopeptidase inhibitor 2, MMRN2 <text:s/>- <text:s/>multimerin 2, RUFY3 <text:s/>- <text:s/>run and fyve domain containing 3, SLC6A4 <text:s/>- <text:s/>solute carrier family 6 (neurotransmitter transporter), member 4, NR5A1 <text:s/>- <text:s/>nuclear receptor subfamily 5, group a, member 1, WNK4 <text:s/>- <text:s/>wnk lysine deficient protein kinase 4, PFN2 <text:s/>- <text:s/>profilin 2, TRIM67 <text:s/>- <text:s/>tripartite motif containing 67, ATP1B1 <text:s/>- <text:s/>atpase, na+/k+ transporting, beta 1 polypeptide, HSPB7 <text:s/>- <text:s/>heat shock 27kda protein family, member 7 (cardiovascular), AHCYL1 <text:s/>- <text:s/>adenosylhomocysteinase-like 1, FSHB <text:s/>- <text:s/>follicle stimulating hormone, beta polypeptide, LRRK2 <text:s/>- <text:s/>leucine-rich repeat kinase 2, KDM5B <text:s/>- <text:s/>lysine (k)-specific demethylase 5b, GPLD1 <text:s/>- <text:s/>glycosylphosphatidylinositol specific phospholipase d1, AMOT <text:s/>- <text:s/>angiomotin, CAPRIN2 <text:s/>- <text:s/>caprin family member 2, MBP <text:s/>- <text:s/>myelin basic protein, KRT36 <text:s/>- <text:s/>keratin 36, TRIB2 <text:s/>- <text:s/>tribbles homolog 2 (drosophila), MAST2 <text:s/>- <text:s/>microtubule associated serine/threonine kinase 2, TMBIM1 <text:s/>- <text:s/>transmembrane bax inhibitor motif containing 1, VASH1 <text:s/>- <text:s/>vasohibin 1, PFN1 <text:s/>- <text:s/>profilin 1, MBD5 <text:s/>- <text:s/>methyl-cpg binding domain protein 5, STK4 <text:s/>- <text:s/>serine/threonine kinase 4, STMN2 <text:s/>- <text:s/>stathmin-like 2, LRP1 <text:s/>- <text:s/>low density lipoprotein receptor-related protein 1, RASAL1 <text:s/>- <text:s/>ras protein activator like 1 (gap1 like), UBC <text:s/>- <text:s/>ubiquitin c, CYP26B1 <text:s/>- <text:s/>cytochrome p450, family 26, subfamily b, polypeptide 1, PIK3R1 <text:s/>- <text:s/>phosphoinositide-3-kinase, regulatory subunit 1 (alpha), ERG <text:s/>- <text:s/>v-ets avian erythroblastosis virus e26 oncogene homolog, PLAU <text:s/>- <text:s/>plasminogen activator, urokinase, SSH3 <text:s/>- <text:s/>slingshot protein phosphatase 3, HNRNPK <text:s/>- <text:s/>heterogeneous nuclear ribonucleoprotein k, MACF1 <text:s/>- <text:s/>microtubule-actin crosslinking factor 1, PKDCC <text:s/>- <text:s/>protein kinase domain containing, cytoplasmic, LIMD1 <text:s/>- <text:s/>lim domains containing 1, EPHB2 <text:s/>- <text:s/>eph receptor b2, MMP20 <text:s/>- <text:s/>matrix metallopeptidase 20, TNFSF18 <text:s/>- <text:s/>tumor necrosis factor (ligand) superfamily, member 18, PLCE1 <text:s/>- <text:s/>phospholipase c, epsilon 1, FAM213A <text:s/>- <text:s/>family with sequence similarity 213, member a, BCR <text:s/>- <text:s/>breakpoint cluster region, EPHA4 <text:s/>- <text:s/>eph receptor a4, BAMBI <text:s/>- <text:s/>bmp and activin membrane-bound inhibitor, RYR1 <text:s/>- <text:s/>ryanodine receptor 1 (skeletal), MAFG <text:s/>- <text:s/>v-maf avian musculoaponeurotic fibrosarcoma oncogene homolog g, CLCF1 <text:s/>- <text:s/>cardiotrophin-like cytokine factor 1, BCL3 <text:s/>- <text:s/>b-cell cll/lymphoma 3, BCL2 <text:s/>- <text:s/>b-cell cll/lymphoma 2, ANXA1 <text:s/>- <text:s/>annexin a1, RTN4 <text:s/>- <text:s/>reticulon 4, GSK3B <text:s/>- <text:s/>glycogen synthase kinase 3 beta, RREB1 <text:s/>- <text:s/>ras responsive element binding protein 1, BEND6 <text:s/>- <text:s/>ben domain containing 6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14</text:p>
          </table:table-cell>
          <table:table-cell office:value-type="string" calcext:value-type="string">
            <text:p>signal transduction by protein phosphorylation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244" calcext:value-type="float">
            <text:p>0.244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325" calcext:value-type="float">
            <text:p>325</text:p>
          </table:table-cell>
          <table:table-cell office:value-type="float" office:value="620" calcext:value-type="float">
            <text:p>6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PSMD14 <text:s/>- <text:s/>proteasome (prosome, macropain) 26s subunit, non-atpase, 14, PDGFA <text:s/>- <text:s/>platelet-derived growth factor alpha polypeptide, KCNH3 <text:s/>- <text:s/>potassium voltage-gated channel, subfamily h (eag-related), member 3, SPTA1 <text:s/>- <text:s/>spectrin, alpha, erythrocytic 1 (elliptocytosis 2), SCG2 <text:s/>- <text:s/>secretogranin ii, PSME2 <text:s/>- <text:s/>proteasome (prosome, macropain) activator subunit 2 (pa28 beta), RASAL1 <text:s/>- <text:s/>ras protein activator like 1 (gap1 like), ARTN <text:s/>- <text:s/>artemin, FGF9 <text:s/>- <text:s/>fibroblast growth factor 9, PDGFRB <text:s/>- <text:s/>platelet-derived growth factor receptor, beta polypeptide, UBC <text:s/>- <text:s/>ubiquitin c, EGFR <text:s/>- <text:s/>epidermal growth factor receptor, GRB2 <text:s/>- <text:s/>growth factor receptor-bound protein 2, LRRK2 <text:s/>- <text:s/>leucine-rich repeat kinase 2, MBP <text:s/>- <text:s/>myelin basic protein, GRIN2B <text:s/>- <text:s/>glutamate receptor, ionotropic, n-methyl d-aspartate 2b, PEA15 <text:s/>- <text:s/>phosphoprotein enriched in astrocytes 15, PSMA4 <text:s/>- <text:s/>proteasome (prosome, macropain) subunit, alpha type, 4, PSMA3 <text:s/>- <text:s/>proteasome (prosome, macropain) subunit, alpha type, 3, SH2D3A <text:s/>- <text:s/>sh2 domain containing 3a, MET <text:s/>- <text:s/>met proto-oncogene, CAB39 <text:s/>- <text:s/>calcium binding protein 39, PSMD1 <text:s/>- <text:s/>proteasome (prosome, macropain) 26s subunit, non-atpase, 1, MAPK12 <text:s/>- <text:s/>mitogen-activated protein kinase 12, PSMC5 <text:s/>- <text:s/>proteasome (prosome, macropain) 26s subunit, atpase, 5, PSMD7 <text:s/>- <text:s/>proteasome (prosome, macropain) 26s subunit, non-atpase, 7, DUSP10 <text:s/>- <text:s/>dual specificity phosphatase 10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45</text:p>
          </table:table-cell>
          <table:table-cell office:value-type="string" calcext:value-type="string">
            <text:p>positive regulation of hydrolase activity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248" calcext:value-type="float">
            <text:p>0.248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775" calcext:value-type="float">
            <text:p>775</text:p>
          </table:table-cell>
          <table:table-cell office:value-type="float" office:value="620" calcext:value-type="float">
            <text:p>6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SPTA1 <text:s/>- <text:s/>spectrin, alpha, erythrocytic 1 (elliptocytosis 2), SH3BP1 <text:s/>- <text:s/>sh3-domain binding protein 1, FN1 <text:s/>- <text:s/>fibronectin 1, IFI27 <text:s/>- <text:s/>interferon, alpha-inducible protein 27, ARHGEF39 <text:s/>- <text:s/>rho guanine nucleotide exchange factor (gef) 39, ARHGAP15 <text:s/>- <text:s/>rho gtpase activating protein 15, PFN2 <text:s/>- <text:s/>profilin 2, ATP1B1 <text:s/>- <text:s/>atpase, na+/k+ transporting, beta 1 polypeptide, CORO1C <text:s/>- <text:s/>coronin, actin binding protein, 1c, LRRK2 <text:s/>- <text:s/>leucine-rich repeat kinase 2, PSD <text:s/>- <text:s/>pleckstrin and sec7 domain containing, GPLD1 <text:s/>- <text:s/>glycosylphosphatidylinositol specific phospholipase d1, DENND1A <text:s/>- <text:s/>denn/madd domain containing 1a, EPHA2 <text:s/>- <text:s/>eph receptor a2, MBP <text:s/>- <text:s/>myelin basic protein, GIT1 <text:s/>- <text:s/>g protein-coupled receptor kinase interacting arfgap 1, SH2D3A <text:s/>- <text:s/>sh2 domain containing 3a, FGD4 <text:s/>- <text:s/>fyve, rhogef and ph domain containing 4, CHTOP <text:s/>- <text:s/>chromatin target of prmt1, GRHL3 <text:s/>- <text:s/>grainyhead-like 3 (drosophila), TBC1D4 <text:s/>- <text:s/>tbc1 domain family, member 4, RGS7 <text:s/>- <text:s/>regulator of g-protein signaling 7, RGS2 <text:s/>- <text:s/>regulator of g-protein signaling 2, 24kda, PFN1 <text:s/>- <text:s/>profilin 1, DOCK10 <text:s/>- <text:s/>dedicator of cytokinesis 10, EIF5 <text:s/>- <text:s/>eukaryotic translation initiation factor 5, VCP <text:s/>- <text:s/>valosin containing protein, SNX13 <text:s/>- <text:s/>sorting nexin 13, PSMD14 <text:s/>- <text:s/>proteasome (prosome, macropain) 26s subunit, non-atpase, 14, PDGFA <text:s/>- <text:s/>platelet-derived growth factor alpha polypeptide, ARHGAP42 <text:s/>- <text:s/>rho gtpase activating protein 42, PSME2 <text:s/>- <text:s/>proteasome (prosome, macropain) activator subunit 2 (pa28 beta), RASAL1 <text:s/>- <text:s/>ras protein activator like 1 (gap1 like), FGF9 <text:s/>- <text:s/>fibroblast growth factor 9, ARTN <text:s/>- <text:s/>artemin, PDGFRB <text:s/>- <text:s/>platelet-derived growth factor receptor, beta polypeptide, ADRM1 <text:s/>- <text:s/>adhesion regulating molecule 1, EGFR <text:s/>- <text:s/>epidermal growth factor receptor, GRB2 <text:s/>- <text:s/>growth factor receptor-bound protein 2, TFAP4 <text:s/>- <text:s/>transcription factor ap-4 (activating enhancer binding protein 4), TBC1D21 <text:s/>- <text:s/>tbc1 domain family, member 21, BCAR3 <text:s/>- <text:s/>breast cancer anti-estrogen resistance 3, GRIN2B <text:s/>- <text:s/>glutamate receptor, ionotropic, n-methyl d-aspartate 2b, ARHGAP31 <text:s/>- <text:s/>rho gtpase activating protein 31, HSP90AB1 <text:s/>- <text:s/>heat shock protein 90kda alpha (cytosolic), class b member 1, AKIRIN2 <text:s/>- <text:s/>akirin 2, MET <text:s/>- <text:s/>met proto-oncogene, PLCE1 <text:s/>- <text:s/>phospholipase c, epsilon 1, BCR <text:s/>- <text:s/>breakpoint cluster region, EPHA4 <text:s/>- <text:s/>eph receptor a4, MAPK12 <text:s/>- <text:s/>mitogen-activated protein kinase 12, TBC1D1 <text:s/>- <text:s/>tbc1 (tre-2/usp6, bub2, cdc16) domain family, member 1, NET1 <text:s/>- <text:s/>neuroepithelial cell transforming 1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112</text:p>
          </table:table-cell>
          <table:table-cell office:value-type="string" calcext:value-type="string">
            <text:p>positive regulation of microtubule polymerization or depolymerization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246" calcext:value-type="float">
            <text:p>0.246</text:p>
          </table:table-cell>
          <table:table-cell office:value-type="float" office:value="6.62" calcext:value-type="float">
            <text:p>6.62</text:p>
          </table:table-cell>
          <table:table-cell office:value-type="float" office:value="13954" calcext:value-type="float">
            <text:p>13954</text:p>
          </table:table-cell>
          <table:table-cell office:value-type="float" office:value="17" calcext:value-type="float">
            <text:p>17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DCTN1 <text:s/>- <text:s/>dynactin 1, RGS2 <text:s/>- <text:s/>regulator of g-protein signaling 2, 24kda, MET <text:s/>- <text:s/>met proto-oncogene, SLAIN2 <text:s/>- <text:s/>slain motif family, member 2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135</text:p>
          </table:table-cell>
          <table:table-cell office:value-type="string" calcext:value-type="string">
            <text:p>regulation of peptidyl-serine phosphorylation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24" calcext:value-type="float">
            <text:p>0.24</text:p>
          </table:table-cell>
          <table:table-cell office:value-type="float" office:value="2.97" calcext:value-type="float">
            <text:p>2.97</text:p>
          </table:table-cell>
          <table:table-cell office:value-type="float" office:value="13954" calcext:value-type="float">
            <text:p>13954</text:p>
          </table:table-cell>
          <table:table-cell office:value-type="float" office:value="91" calcext:value-type="float">
            <text:p>91</text:p>
          </table:table-cell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OSM <text:s/>- <text:s/>oncostatin m, SMYD3 <text:s/>- <text:s/>set and mynd domain containing 3, BCL2 <text:s/>- <text:s/>b-cell cll/lymphoma 2, RASSF2 <text:s/>- <text:s/>ras association (ralgds/af-6) domain family member 2, BCAR3 <text:s/>- <text:s/>breast cancer anti-estrogen resistance 3, GSK3B <text:s/>- <text:s/>glycogen synthase kinase 3 beta, PFN2 <text:s/>- <text:s/>profilin 2, TBK1 <text:s/>- <text:s/>tank-binding kinase 1, OPRD1 <text:s/>- <text:s/>opioid receptor, delta 1, IL6 <text:s/>- <text:s/>interleukin 6 (interferon, beta 2), STK4 <text:s/>- <text:s/>serine/threonine kinase 4, CAPRIN2 <text:s/>- <text:s/>caprin family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092</text:p>
          </table:table-cell>
          <table:table-cell office:value-type="string" calcext:value-type="string">
            <text:p>positive regulation of protein binding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243" calcext:value-type="float">
            <text:p>0.243</text:p>
          </table:table-cell>
          <table:table-cell office:value-type="float" office:value="3.36" calcext:value-type="float">
            <text:p>3.36</text:p>
          </table:table-cell>
          <table:table-cell office:value-type="float" office:value="13954" calcext:value-type="float">
            <text:p>13954</text:p>
          </table:table-cell>
          <table:table-cell office:value-type="float" office:value="67" calcext:value-type="float">
            <text:p>67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SPTA1 <text:s/>- <text:s/>spectrin, alpha, erythrocytic 1 (elliptocytosis 2), RAN <text:s/>- <text:s/>ran, member ras oncogene family, LRRK2 <text:s/>- <text:s/>leucine-rich repeat kinase 2, EPB41 <text:s/>- <text:s/>erythrocyte membrane protein band 4.1 (elliptocytosis 1, rh-linked), HSP90AB1 <text:s/>- <text:s/>heat shock protein 90kda alpha (cytosolic), class b member 1, TNFSF18 <text:s/>- <text:s/>tumor necrosis factor (ligand) superfamily, member 18, GSK3B <text:s/>- <text:s/>glycogen synthase kinase 3 beta, BAMBI <text:s/>- <text:s/>bmp and activin membrane-bound inhibitor, STK4 <text:s/>- <text:s/>serine/threonine kinase 4, CAPRIN2 <text:s/>- <text:s/>caprin family membe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2</text:p>
          </table:table-cell>
          <table:table-cell office:value-type="string" calcext:value-type="string">
            <text:p>positive regulation of cellular component movemen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258" calcext:value-type="float">
            <text:p>0.258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345" calcext:value-type="float">
            <text:p>345</text:p>
          </table:table-cell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PDGFA <text:s/>- <text:s/>platelet-derived growth factor alpha polypeptide, SSH1 <text:s/>- <text:s/>slingshot protein phosphatase 1, FN1 <text:s/>- <text:s/>fibronectin 1, ARHGEF39 <text:s/>- <text:s/>rho guanine nucleotide exchange factor (gef) 39, RUFY3 <text:s/>- <text:s/>run and fyve domain containing 3, PDGFRB <text:s/>- <text:s/>platelet-derived growth factor receptor, beta polypeptide, ITGA2B <text:s/>- <text:s/>integrin, alpha 2b (platelet glycoprotein iib of iib/iiia complex, antigen cd41), PIK3R1 <text:s/>- <text:s/>phosphoinositide-3-kinase, regulatory subunit 1 (alpha), PLAU <text:s/>- <text:s/>plasminogen activator, urokinase, FAM83H <text:s/>- <text:s/>family with sequence similarity 83, member h, EGFR <text:s/>- <text:s/>epidermal growth factor receptor, FSHB <text:s/>- <text:s/>follicle stimulating hormone, beta polypeptide, SASH1 <text:s/>- <text:s/>sam and sh3 domain containing 1, CPEB1 <text:s/>- <text:s/>cytoplasmic polyadenylation element binding protein 1, GPLD1 <text:s/>- <text:s/>glycosylphosphatidylinositol specific phospholipase d1, FAM65A <text:s/>- <text:s/>family with sequence similarity 65, member a, IGF1R <text:s/>- <text:s/>insulin-like growth factor 1 receptor, SRPX2 <text:s/>- <text:s/>sushi-repeat containing protein, x-linked 2, TNFSF18 <text:s/>- <text:s/>tumor necrosis factor (ligand) superfamily, member 18, MET <text:s/>- <text:s/>met proto-oncogene, IL1R1 <text:s/>- <text:s/>interleukin 1 receptor, type i, BCL2 <text:s/>- <text:s/>b-cell cll/lymphoma 2, PFN1 <text:s/>- <text:s/>profilin 1, RTN4 <text:s/>- <text:s/>reticulon 4, FGR <text:s/>- <text:s/>feline gardner-rasheed sarcoma viral oncogene homolog, CREB3 <text:s/>- <text:s/>camp responsive element binding protein 3, RREB1 <text:s/>- <text:s/>ras responsive element binding protein 1, IL6 <text:s/>- <text:s/>interleukin 6 (interferon, beta 2), LAMB1 <text:s/>- <text:s/>laminin, bet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175</text:p>
          </table:table-cell>
          <table:table-cell office:value-type="string" calcext:value-type="string">
            <text:p>regulation of establishment of planar polarity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273" calcext:value-type="float">
            <text:p>0.273</text:p>
          </table:table-cell>
          <table:table-cell office:value-type="float" office:value="2.9" calcext:value-type="float">
            <text:p>2.9</text:p>
          </table:table-cell>
          <table:table-cell office:value-type="float" office:value="13954" calcext:value-type="float">
            <text:p>13954</text:p>
          </table:table-cell>
          <table:table-cell office:value-type="float" office:value="93" calcext:value-type="float">
            <text:p>93</text:p>
          </table:table-cell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PSMD14 <text:s/>- <text:s/>proteasome (prosome, macropain) 26s subunit, non-atpase, 14, PSMD1 <text:s/>- <text:s/>proteasome (prosome, macropain) 26s subunit, non-atpase, 1, PSMC5 <text:s/>- <text:s/>proteasome (prosome, macropain) 26s subunit, atpase, 5, PSME2 <text:s/>- <text:s/>proteasome (prosome, macropain) activator subunit 2 (pa28 beta), PFN1 <text:s/>- <text:s/>profilin 1, PSMA4 <text:s/>- <text:s/>proteasome (prosome, macropain) subunit, alpha type, 4, PSMA3 <text:s/>- <text:s/>proteasome (prosome, macropain) subunit, alpha type, 3, GPC6 <text:s/>- <text:s/>glypican 6, PSMD7 <text:s/>- <text:s/>proteasome (prosome, macropain) 26s subunit, non-atpase, 7, UBC <text:s/>- <text:s/>ubiquitin c, GRHL3 <text:s/>- <text:s/>grainyhead-like 3 (drosophila), VANGL2 <text:s/>- <text:s/>vangl planar cell polarity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004</text:p>
          </table:table-cell>
          <table:table-cell office:value-type="string" calcext:value-type="string">
            <text:p>cellular monovalent inorganic cation homeostasis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282" calcext:value-type="float">
            <text:p>0.282</text:p>
          </table:table-cell>
          <table:table-cell office:value-type="float" office:value="3.06" calcext:value-type="float">
            <text:p>3.06</text:p>
          </table:table-cell>
          <table:table-cell office:value-type="float" office:value="13954" calcext:value-type="float">
            <text:p>13954</text:p>
          </table:table-cell>
          <table:table-cell office:value-type="float" office:value="81" calcext:value-type="float">
            <text:p>81</text:p>
          </table:table-cell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MAFG <text:s/>- <text:s/>v-maf avian musculoaponeurotic fibrosarcoma oncogene homolog g, SLC9A9 <text:s/>- <text:s/>solute carrier family 9, subfamily a (nhe9, cation proton antiporter 9), member 9, SLC26A9 <text:s/>- <text:s/>solute carrier family 26 (anion exchanger), member 9, ATP6V0A1 <text:s/>- <text:s/>atpase, h+ transporting, lysosomal v0 subunit a1, LRRK2 <text:s/>- <text:s/>leucine-rich repeat kinase 2, BCL2 <text:s/>- <text:s/>b-cell cll/lymphoma 2, CLIC4 <text:s/>- <text:s/>chloride intracellular channel 4, SLC26A1 <text:s/>- <text:s/>solute carrier family 26 (anion exchanger), member 1, ATP6V1A <text:s/>- <text:s/>atpase, h+ transporting, lysosomal 70kda, v1 subunit a, CFTR <text:s/>- <text:s/>cystic fibrosis transmembrane conductance regulator (atp-binding cassette sub-family c, member 7), ATP1B1 <text:s/>- <text:s/>atpase, na+/k+ transporting, beta 1 polypeptid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8</text:p>
          </table:table-cell>
          <table:table-cell office:value-type="string" calcext:value-type="string">
            <text:p>negative regulation of cell communication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31" calcext:value-type="float">
            <text:p>0.31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011" calcext:value-type="float">
            <text:p>1011</text:p>
          </table:table-cell>
          <table:table-cell office:value-type="float" office:value="620" calcext:value-type="float">
            <text:p>6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IMP2 <text:s/>- <text:s/>timp metallopeptidase inhibitor 2, MMRN2 <text:s/>- <text:s/>multimerin 2, GSTP1 <text:s/>- <text:s/>glutathione s-transferase pi 1, SLC6A4 <text:s/>- <text:s/>solute carrier family 6 (neurotransmitter transporter), member 4, STRN3 <text:s/>- <text:s/>striatin, calmodulin binding protein 3, TRIM67 <text:s/>- <text:s/>tripartite motif containing 67, DDIT4L <text:s/>- <text:s/>dna-damage-inducible transcript 4-like, OSM <text:s/>- <text:s/>oncostatin m, LRRK2 <text:s/>- <text:s/>leucine-rich repeat kinase 2, SH3KBP1 <text:s/>- <text:s/>sh3-domain kinase binding protein 1, ENO1 <text:s/>- <text:s/>enolase 1, (alpha), CD109 <text:s/>- <text:s/>cd109 molecule, SOST <text:s/>- <text:s/>sclerostin, EPHA2 <text:s/>- <text:s/>eph receptor a2, PEA15 <text:s/>- <text:s/>phosphoprotein enriched in astrocytes 15, SPRED2 <text:s/>- <text:s/>sprouty-related, evh1 domain containing 2, PSMA4 <text:s/>- <text:s/>proteasome (prosome, macropain) subunit, alpha type, 4, PSMA3 <text:s/>- <text:s/>proteasome (prosome, macropain) subunit, alpha type, 3, PRDM1 <text:s/>- <text:s/>pr domain containing 1, with znf domain, RFFL <text:s/>- <text:s/>ring finger and fyve-like domain containing e3 ubiquitin protein ligase, DYRK1A <text:s/>- <text:s/>dual-specificity tyrosine-(y)-phosphorylation regulated kinase 1a, CCDC3 <text:s/>- <text:s/>coiled-coil domain containing 3, RGS7 <text:s/>- <text:s/>regulator of g-protein signaling 7, PSMD1 <text:s/>- <text:s/>proteasome (prosome, macropain) 26s subunit, non-atpase, 1, PAFAH1B1 <text:s/>- <text:s/>platelet-activating factor acetylhydrolase 1b, regulatory subunit 1 (45kda), PSMC5 <text:s/>- <text:s/>proteasome (prosome, macropain) 26s subunit, atpase, 5, RGS2 <text:s/>- <text:s/>regulator of g-protein signaling 2, 24kda, TMBIM1 <text:s/>- <text:s/>transmembrane bax inhibitor motif containing 1, KLK14 <text:s/>- <text:s/>kallikrein-related peptidase 14, DUSP14 <text:s/>- <text:s/>dual specificity phosphatase 14, PSMD7 <text:s/>- <text:s/>proteasome (prosome, macropain) 26s subunit, non-atpase, 7, CREB3 <text:s/>- <text:s/>camp responsive element binding protein 3, DUSP10 <text:s/>- <text:s/>dual specificity phosphatase 10, SNX13 <text:s/>- <text:s/>sorting nexin 13, HIC1 <text:s/>- <text:s/>hypermethylated in cancer 1, IL6 <text:s/>- <text:s/>interleukin 6 (interferon, beta 2), STK4 <text:s/>- <text:s/>serine/threonine kinase 4, NR1D1 <text:s/>- <text:s/>nuclear receptor subfamily 1, group d, member 1, PSMD14 <text:s/>- <text:s/>proteasome (prosome, macropain) 26s subunit, non-atpase, 14, PDGFA <text:s/>- <text:s/>platelet-derived growth factor alpha polypeptide, ARHGAP42 <text:s/>- <text:s/>rho gtpase activating protein 42, SCG2 <text:s/>- <text:s/>secretogranin ii, PSME2 <text:s/>- <text:s/>proteasome (prosome, macropain) activator subunit 2 (pa28 beta), RASAL1 <text:s/>- <text:s/>ras protein activator like 1 (gap1 like), LRP1 <text:s/>- <text:s/>low density lipoprotein receptor-related protein 1, FGF9 <text:s/>- <text:s/>fibroblast growth factor 9, PDGFRB <text:s/>- <text:s/>platelet-derived growth factor receptor, beta polypeptide, UBC <text:s/>- <text:s/>ubiquitin c, CYP26B1 <text:s/>- <text:s/>cytochrome p450, family 26, subfamily b, polypeptide 1, GRB10 <text:s/>- <text:s/>growth factor receptor-bound protein 10, EGFR <text:s/>- <text:s/>epidermal growth factor receptor, GRB2 <text:s/>- <text:s/>growth factor receptor-bound protein 2, RASSF2 <text:s/>- <text:s/>ras association (ralgds/af-6) domain family member 2, GCLM <text:s/>- <text:s/>glutamate-cysteine ligase, modifier subunit, ADNP <text:s/>- <text:s/>activity-dependent neuroprotector homeobox, IGF1R <text:s/>- <text:s/>insulin-like growth factor 1 receptor, LIMD1 <text:s/>- <text:s/>lim domains containing 1, MET <text:s/>- <text:s/>met proto-oncogene, FKTN <text:s/>- <text:s/>fukutin, NLRC3 <text:s/>- <text:s/>nlr family, card domain containing 3, IGFBP6 <text:s/>- <text:s/>insulin-like growth factor binding protein 6, BAMBI <text:s/>- <text:s/>bmp and activin membrane-bound inhibitor, BCL2 <text:s/>- <text:s/>b-cell cll/lymphoma 2, RB1CC1 <text:s/>- <text:s/>rb1-inducible coiled-coil 1, GSK3B <text:s/>- <text:s/>glycogen synthase kinase 3 beta, BEND6 <text:s/>- <text:s/>ben domain containing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65</text:p>
          </table:table-cell>
          <table:table-cell office:value-type="string" calcext:value-type="string">
            <text:p>MAPK cascade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307" calcext:value-type="float">
            <text:p>0.307</text:p>
          </table:table-cell>
          <table:table-cell office:value-type="float" office:value="1.97" calcext:value-type="float">
            <text:p>1.97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620" calcext:value-type="float">
            <text:p>6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PDGFA <text:s/>- <text:s/>platelet-derived growth factor alpha polypeptide, PSMD14 <text:s/>- <text:s/>proteasome (prosome, macropain) 26s subunit, non-atpase, 14, SPTA1 <text:s/>- <text:s/>spectrin, alpha, erythrocytic 1 (elliptocytosis 2), SCG2 <text:s/>- <text:s/>secretogranin ii, PSME2 <text:s/>- <text:s/>proteasome (prosome, macropain) activator subunit 2 (pa28 beta), RASAL1 <text:s/>- <text:s/>ras protein activator like 1 (gap1 like), FGF9 <text:s/>- <text:s/>fibroblast growth factor 9, ARTN <text:s/>- <text:s/>artemin, PDGFRB <text:s/>- <text:s/>platelet-derived growth factor receptor, beta polypeptide, UBC <text:s/>- <text:s/>ubiquitin c, EGFR <text:s/>- <text:s/>epidermal growth factor receptor, GRB2 <text:s/>- <text:s/>growth factor receptor-bound protein 2, LRRK2 <text:s/>- <text:s/>leucine-rich repeat kinase 2, MBP <text:s/>- <text:s/>myelin basic protein, PEA15 <text:s/>- <text:s/>phosphoprotein enriched in astrocytes 15, GRIN2B <text:s/>- <text:s/>glutamate receptor, ionotropic, n-methyl d-aspartate 2b, PSMA4 <text:s/>- <text:s/>proteasome (prosome, macropain) subunit, alpha type, 4, PSMA3 <text:s/>- <text:s/>proteasome (prosome, macropain) subunit, alpha type, 3, SH2D3A <text:s/>- <text:s/>sh2 domain containing 3a, MET <text:s/>- <text:s/>met proto-oncogene, PSMD1 <text:s/>- <text:s/>proteasome (prosome, macropain) 26s subunit, non-atpase, 1, MAPK12 <text:s/>- <text:s/>mitogen-activated protein kinase 12, PSMC5 <text:s/>- <text:s/>proteasome (prosome, macropain) 26s subunit, atpase, 5, PSMD7 <text:s/>- <text:s/>proteasome (prosome, macropain) 26s subunit, non-atpase, 7, DUSP10 <text:s/>- <text:s/>dual specificity phosphatase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910</text:p>
          </table:table-cell>
          <table:table-cell office:value-type="string" calcext:value-type="string">
            <text:p>detection of mechanical stimulus involved in sensory perception of sound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0.3" calcext:value-type="float">
            <text:p>0.3</text:p>
          </table:table-cell>
          <table:table-cell office:value-type="float" office:value="8.18" calcext:value-type="float">
            <text:p>8.18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TMC1 <text:s/>- <text:s/>transmembrane channel-like 1, PDZD7 <text:s/>- <text:s/>pdz domain containing 7, COL11A1 <text:s/>- <text:s/>collagen, type xi, alpha 1, CHRNA9 <text:s/>- <text:s/>cholinergic receptor, nicotinic, alpha 9 (neuronal)]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4:43.381850818</dc:date>
    <meta:editing-duration>PT8M1S</meta:editing-duration>
    <meta:editing-cycles>1</meta:editing-cycles>
    <meta:document-statistic meta:table-count="1" meta:cell-count="480" meta:object-count="0"/>
    <meta:generator>LibreOffice/5.1.6.2$Linux_X86_64 LibreOffice_project/10m0$Build-2</meta:generator>
  </office:meta>
</office:document-meta>
</file>